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10580000879200001508D21A14F0A9096EB5.svg" manifest:media-type="image/svg+xml"/>
  <manifest:file-entry manifest:full-path="Pictures/1000020100000703000001178BC59915540C70C1.png" manifest:media-type="image/png"/>
  <manifest:file-entry manifest:full-path="Pictures/TablePreview1.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06cm" draw:marker-start-width="0.359cm" draw:marker-end-width="0.359cm" draw:fill-color="#808080" draw:textarea-horizontal-align="justify" draw:textarea-vertical-align="top" draw:auto-grow-height="false" fo:min-height="0.672cm" fo:min-width="0.721cm" fo:padding-top="0.178cm" fo:padding-bottom="0.178cm" fo:padding-left="0.303cm" fo:padding-right="0.303cm"/>
    </style:style>
    <style:style style:name="gr3" style:family="graphic" style:parent-style-name="standard">
      <style:graphic-properties draw:fill-color="#89c765" draw:textarea-horizontal-align="justify" draw:textarea-vertical-align="middle" draw:auto-grow-height="false" fo:min-height="0.672cm" fo:min-width="0.722cm"/>
    </style:style>
    <style:style style:name="gr4" style:family="graphic" style:parent-style-name="standard">
      <style:graphic-properties draw:fill-color="#89c765" draw:textarea-horizontal-align="justify" draw:textarea-vertical-align="top" draw:auto-grow-height="false" fo:min-height="0.672cm" fo:min-width="0.721cm"/>
    </style:style>
    <style:style style:name="gr5" style:family="graphic" style:parent-style-name="standard">
      <style:graphic-properties draw:textarea-horizontal-align="justify" draw:textarea-vertical-align="middle" draw:auto-grow-height="false" fo:min-height="0.672cm" fo:min-width="0.722cm"/>
    </style:style>
    <style:style style:name="gr6" style:family="graphic" style:parent-style-name="standard">
      <style:graphic-properties draw:textarea-horizontal-align="justify" draw:textarea-vertical-align="top" draw:auto-grow-height="false" fo:min-height="0.672cm" fo:min-width="0.722cm"/>
    </style:style>
    <style:style style:name="gr7" style:family="graphic" style:parent-style-name="standard">
      <style:graphic-properties draw:textarea-horizontal-align="justify" draw:textarea-vertical-align="middle" draw:auto-grow-height="false" fo:min-height="0.672cm" fo:min-width="0.721cm"/>
    </style:style>
    <style:style style:name="gr8" style:family="graphic" style:parent-style-name="standard">
      <style:graphic-properties draw:textarea-horizontal-align="justify" draw:textarea-vertical-align="top" draw:auto-grow-height="false" fo:min-height="0.672cm" fo:min-width="0.721cm"/>
    </style:style>
    <style:style style:name="gr9" style:family="graphic" style:parent-style-name="objectwithoutfill">
      <style:graphic-properties draw:fill="none" draw:textarea-vertical-align="top" fo:padding-top="0.508cm" fo:padding-bottom="0.508cm"/>
    </style:style>
    <style:style style:name="gr10" style:family="graphic" style:parent-style-name="objectwithoutfill">
      <style:graphic-properties draw:fill="none" draw:textarea-vertical-align="middle" fo:padding-top="0.254cm" fo:padding-bottom="0.762cm"/>
    </style:style>
    <style:style style:name="gr11" style:family="graphic" style:parent-style-name="objectwithoutfill">
      <style:graphic-properties draw:fill="none" draw:textarea-vertical-align="middle" fo:padding-top="0.254cm" fo:padding-bottom="0.254cm" fo:padding-right="1.016cm"/>
    </style:style>
    <style:style style:name="gr12" style:family="graphic" style:parent-style-name="objectwithoutfill">
      <style:graphic-properties draw:fill="none" draw:textarea-vertical-align="middle" fo:padding-top="0.254cm" fo:padding-bottom="0.254cm" fo:padding-left="1.016cm"/>
    </style:style>
    <style:style style:name="gr13" style:family="graphic" style:parent-style-name="objectwithoutfill">
      <style:graphic-properties draw:fill="none" draw:textarea-vertical-align="middle" fo:padding-top="0.254cm" fo:padding-bottom="0.508cm" fo:padding-left="0.762cm"/>
    </style:style>
    <style:style style:name="gr14" style:family="graphic" style:parent-style-name="objectwithoutfill">
      <style:graphic-properties draw:fill="none" draw:textarea-vertical-align="middle" fo:padding-top="0.254cm" fo:padding-bottom="0.508cm" fo:padding-left="0.889cm"/>
    </style:style>
    <style:style style:name="gr15" style:family="graphic" style:parent-style-name="objectwithoutfill">
      <style:graphic-properties draw:fill="none" draw:textarea-vertical-align="middle" fo:padding-top="0.508cm" fo:padding-bottom="0.254cm" fo:padding-left="0.889cm" fo:padding-right="0.254cm"/>
    </style:style>
    <style:style style:name="gr16" style:family="graphic" style:parent-style-name="standard">
      <style:graphic-properties draw:stroke="none" svg:stroke-color="#000000" draw:fill="none" draw:fill-color="#ffffff" draw:textarea-horizontal-align="left" draw:auto-grow-height="false" draw:auto-grow-width="false" fo:min-height="0cm" fo:min-width="0cm" fo:padding-top="0cm" fo:padding-bottom="0cm" fo:padding-left="0cm" fo:padding-right="0cm"/>
    </style:style>
    <style:style style:name="gr17" style:family="graphic" style:parent-style-name="Default_5f_1">
      <style:graphic-properties svg:stroke-width="0.106cm" draw:marker-start-width="0.359cm" draw:marker-end-width="0.359cm" draw:fill-color="#808080" draw:textarea-horizontal-align="justify" draw:textarea-vertical-align="top" draw:auto-grow-height="false" fo:min-height="0.566cm" fo:min-width="0.615cm" fo:padding-top="0.178cm" fo:padding-bottom="0.178cm" fo:padding-left="0.303cm" fo:padding-right="0.303cm"/>
    </style:style>
    <style:style style:name="gr18" style:family="graphic" style:parent-style-name="Default_5f_1">
      <style:graphic-properties draw:fill-color="#808080" draw:textarea-horizontal-align="justify" draw:textarea-vertical-align="middle" draw:auto-grow-height="false" fo:min-height="0.672cm" fo:min-width="0.722cm"/>
    </style:style>
    <style:style style:name="gr19" style:family="graphic" style:parent-style-name="Default_5f_1">
      <style:graphic-properties draw:fill-color="#89c765" draw:textarea-horizontal-align="justify" draw:textarea-vertical-align="top" draw:auto-grow-height="false" fo:min-height="0.672cm" fo:min-width="0.721cm"/>
    </style:style>
    <style:style style:name="gr20" style:family="graphic" style:parent-style-name="Default_5f_1">
      <style:graphic-properties draw:fill-color="#89c765" draw:textarea-horizontal-align="justify" draw:textarea-vertical-align="middle" draw:auto-grow-height="false" fo:min-height="0.672cm" fo:min-width="0.722cm"/>
    </style:style>
    <style:style style:name="gr21" style:family="graphic" style:parent-style-name="Default_5f_1">
      <style:graphic-properties draw:textarea-horizontal-align="justify" draw:textarea-vertical-align="top" draw:auto-grow-height="false" fo:min-height="0.672cm" fo:min-width="0.722cm"/>
    </style:style>
    <style:style style:name="gr22" style:family="graphic" style:parent-style-name="Default_5f_1">
      <style:graphic-properties draw:textarea-horizontal-align="justify" draw:textarea-vertical-align="middle" draw:auto-grow-height="false" fo:min-height="0.672cm" fo:min-width="0.721cm"/>
    </style:style>
    <style:style style:name="gr23" style:family="graphic" style:parent-style-name="Default_5f_1">
      <style:graphic-properties draw:textarea-horizontal-align="justify" draw:textarea-vertical-align="top" draw:auto-grow-height="false" fo:min-height="0.672cm" fo:min-width="0.721cm"/>
    </style:style>
    <style:style style:name="gr24" style:family="graphic" style:parent-style-name="Object_20_without_20_fill_5f_1">
      <style:graphic-properties svg:stroke-width="0.106cm" draw:marker-start-width="0.359cm" draw:marker-end-width="0.359cm" draw:fill="none" draw:textarea-vertical-align="top" fo:padding-top="0.561cm" fo:padding-bottom="0.561cm" fo:padding-left="0.303cm" fo:padding-right="0.303cm"/>
    </style:style>
    <style:style style:name="gr25" style:family="graphic" style:parent-style-name="Object_20_without_20_fill_5f_1">
      <style:graphic-properties draw:fill="none" draw:textarea-vertical-align="middle" fo:padding-top="0.254cm" fo:padding-bottom="0.762cm"/>
    </style:style>
    <style:style style:name="gr26" style:family="graphic" style:parent-style-name="Object_20_without_20_fill_5f_1">
      <style:graphic-properties draw:fill="none" draw:textarea-vertical-align="middle" fo:padding-top="0.254cm" fo:padding-bottom="0.254cm" fo:padding-right="1.016cm"/>
    </style:style>
    <style:style style:name="gr27" style:family="graphic" style:parent-style-name="Object_20_without_20_fill_5f_1">
      <style:graphic-properties draw:fill="none" draw:textarea-vertical-align="middle" fo:padding-top="0.254cm" fo:padding-bottom="0.254cm" fo:padding-left="1.016cm"/>
    </style:style>
    <style:style style:name="gr28" style:family="graphic" style:parent-style-name="Object_20_without_20_fill_5f_1">
      <style:graphic-properties draw:fill="none" draw:textarea-vertical-align="middle" fo:padding-top="0.254cm" fo:padding-bottom="0.508cm" fo:padding-left="0.762cm"/>
    </style:style>
    <style:style style:name="gr29" style:family="graphic" style:parent-style-name="Object_20_without_20_fill_5f_1">
      <style:graphic-properties draw:fill="none" draw:textarea-vertical-align="middle" fo:padding-top="0.254cm" fo:padding-bottom="0.508cm" fo:padding-left="0.889cm"/>
    </style:style>
    <style:style style:name="gr30" style:family="graphic" style:parent-style-name="Object_20_without_20_fill_5f_1">
      <style:graphic-properties draw:fill="none" draw:textarea-vertical-align="middle" fo:padding-top="0.508cm" fo:padding-bottom="0.254cm" fo:padding-left="0.889cm" fo:padding-right="0.254cm"/>
    </style:style>
    <style:style style:name="gr31" style:family="graphic" style:parent-style-name="Default_5f_1">
      <style:graphic-properties draw:fill-color="#808080" draw:textarea-horizontal-align="justify" draw:textarea-vertical-align="top" draw:auto-grow-height="false" fo:min-height="0.672cm" fo:min-width="0.721cm"/>
    </style:style>
    <style:style style:name="gr32" style:family="graphic" style:parent-style-name="Default_5f_1">
      <style:graphic-properties draw:fill-color="#89c765" draw:textarea-horizontal-align="justify" draw:textarea-vertical-align="top" draw:auto-grow-height="false" fo:min-height="0.672cm" fo:min-width="0.722cm"/>
    </style:style>
    <style:style style:name="gr33" style:family="graphic" style:parent-style-name="Object_20_without_20_fill_5f_1">
      <style:graphic-properties svg:stroke-width="0.106cm" draw:marker-start-width="0.359cm" draw:marker-end-width="0.359cm" draw:fill="none" draw:textarea-vertical-align="middle" fo:padding-top="0.307cm" fo:padding-bottom="0.561cm" fo:padding-left="0.815cm" fo:padding-right="0.303cm"/>
    </style:style>
    <style:style style:name="gr34" style:family="graphic" style:parent-style-name="Default_5f_1">
      <style:graphic-properties draw:fill-color="#808080" draw:textarea-horizontal-align="justify" draw:textarea-vertical-align="top" draw:auto-grow-height="false" fo:min-height="0.672cm" fo:min-width="0.722cm"/>
    </style:style>
    <style:style style:name="gr35" style:family="graphic" style:parent-style-name="Object_20_without_20_fill_5f_1">
      <style:graphic-properties svg:stroke-width="0.106cm" draw:marker-start-width="0.359cm" draw:marker-end-width="0.359cm" draw:fill="none" draw:textarea-vertical-align="middle" fo:padding-top="0.307cm" fo:padding-bottom="0.815cm" fo:padding-left="0.303cm" fo:padding-right="0.303cm"/>
    </style:style>
    <style:style style:name="gr36" style:family="graphic" style:parent-style-name="Default_5f_1">
      <style:graphic-properties draw:fill-color="#89c765" draw:textarea-horizontal-align="justify" draw:textarea-vertical-align="middle" draw:auto-grow-height="false" fo:min-height="0.672cm" fo:min-width="0.721cm"/>
    </style:style>
    <style:style style:name="gr37" style:family="graphic" style:parent-style-name="Object_20_without_20_fill_5f_1">
      <style:graphic-properties svg:stroke-width="0.106cm" draw:marker-start-width="0.359cm" draw:marker-end-width="0.359cm" draw:fill="none" draw:textarea-vertical-align="middle" fo:padding-top="0.307cm" fo:padding-bottom="0.307cm" fo:padding-left="0.303cm" fo:padding-right="1.069cm"/>
    </style:style>
    <style:style style:name="gr38" style:family="graphic" style:parent-style-name="Default_5f_1">
      <style:graphic-properties draw:fill-color="#808080" draw:textarea-horizontal-align="justify" draw:textarea-vertical-align="middle" draw:auto-grow-height="false" fo:min-height="0.672cm" fo:min-width="0.721cm"/>
    </style:style>
    <style:style style:name="gr39" style:family="graphic" style:parent-style-name="Object_20_without_20_fill_5f_1">
      <style:graphic-properties svg:stroke-width="0.106cm" draw:marker-start-width="0.359cm" draw:marker-end-width="0.359cm" draw:fill="none" draw:textarea-vertical-align="middle" fo:padding-top="0.561cm" fo:padding-bottom="0.307cm" fo:padding-left="0.942cm" fo:padding-right="0.307cm"/>
    </style:style>
    <style:style style:name="gr40" style:family="graphic" style:parent-style-name="Default_5f_2">
      <style:graphic-properties svg:stroke-width="0.106cm" draw:marker-start-width="0.359cm" draw:marker-end-width="0.359cm" draw:fill-color="#808080" draw:textarea-horizontal-align="justify" draw:textarea-vertical-align="top" draw:auto-grow-height="false" fo:min-height="0.566cm" fo:min-width="0.615cm" fo:padding-top="0.178cm" fo:padding-bottom="0.178cm" fo:padding-left="0.303cm" fo:padding-right="0.303cm"/>
    </style:style>
    <style:style style:name="gr41" style:family="graphic" style:parent-style-name="Default_5f_2">
      <style:graphic-properties draw:fill-color="#89c765" draw:textarea-horizontal-align="justify" draw:textarea-vertical-align="middle" draw:auto-grow-height="false" fo:min-height="0.672cm" fo:min-width="0.722cm"/>
    </style:style>
    <style:style style:name="gr42" style:family="graphic" style:parent-style-name="Default_5f_2">
      <style:graphic-properties draw:fill-color="#89c765" draw:textarea-horizontal-align="justify" draw:textarea-vertical-align="top" draw:auto-grow-height="false" fo:min-height="0.672cm" fo:min-width="0.721cm"/>
    </style:style>
    <style:style style:name="gr43" style:family="graphic" style:parent-style-name="Default_5f_2">
      <style:graphic-properties draw:textarea-horizontal-align="justify" draw:textarea-vertical-align="middle" draw:auto-grow-height="false" fo:min-height="0.672cm" fo:min-width="0.722cm"/>
    </style:style>
    <style:style style:name="gr44" style:family="graphic" style:parent-style-name="Default_5f_2">
      <style:graphic-properties draw:textarea-horizontal-align="justify" draw:textarea-vertical-align="top" draw:auto-grow-height="false" fo:min-height="0.672cm" fo:min-width="0.722cm"/>
    </style:style>
    <style:style style:name="gr45" style:family="graphic" style:parent-style-name="Default_5f_2">
      <style:graphic-properties draw:textarea-horizontal-align="justify" draw:textarea-vertical-align="middle" draw:auto-grow-height="false" fo:min-height="0.672cm" fo:min-width="0.721cm"/>
    </style:style>
    <style:style style:name="gr46" style:family="graphic" style:parent-style-name="Default_5f_2">
      <style:graphic-properties draw:textarea-horizontal-align="justify" draw:textarea-vertical-align="top" draw:auto-grow-height="false" fo:min-height="0.672cm" fo:min-width="0.721cm"/>
    </style:style>
    <style:style style:name="gr47" style:family="graphic" style:parent-style-name="Object_20_without_20_fill_5f_2">
      <style:graphic-properties draw:fill="none" draw:textarea-vertical-align="top" fo:padding-top="0.508cm" fo:padding-bottom="0.508cm"/>
    </style:style>
    <style:style style:name="gr48" style:family="graphic" style:parent-style-name="Object_20_without_20_fill_5f_2">
      <style:graphic-properties draw:fill="none" draw:textarea-vertical-align="middle" fo:padding-top="0.254cm" fo:padding-bottom="0.762cm"/>
    </style:style>
    <style:style style:name="gr49" style:family="graphic" style:parent-style-name="Object_20_without_20_fill_5f_2">
      <style:graphic-properties draw:fill="none" draw:textarea-vertical-align="middle" fo:padding-top="0.254cm" fo:padding-bottom="0.254cm" fo:padding-right="1.016cm"/>
    </style:style>
    <style:style style:name="gr50" style:family="graphic" style:parent-style-name="Object_20_without_20_fill_5f_2">
      <style:graphic-properties draw:fill="none" draw:textarea-vertical-align="middle" fo:padding-top="0.254cm" fo:padding-bottom="0.254cm" fo:padding-left="1.016cm"/>
    </style:style>
    <style:style style:name="gr51" style:family="graphic" style:parent-style-name="Object_20_without_20_fill_5f_2">
      <style:graphic-properties draw:fill="none" draw:textarea-vertical-align="middle" fo:padding-top="0.254cm" fo:padding-bottom="0.508cm" fo:padding-left="0.762cm"/>
    </style:style>
    <style:style style:name="gr52" style:family="graphic" style:parent-style-name="Object_20_without_20_fill_5f_2">
      <style:graphic-properties draw:fill="none" draw:textarea-vertical-align="middle" fo:padding-top="0.254cm" fo:padding-bottom="0.508cm" fo:padding-left="0.889cm"/>
    </style:style>
    <style:style style:name="gr53" style:family="graphic" style:parent-style-name="Object_20_without_20_fill_5f_2">
      <style:graphic-properties draw:fill="none" draw:textarea-vertical-align="middle" fo:padding-top="0.508cm" fo:padding-bottom="0.254cm" fo:padding-left="0.889cm" fo:padding-right="0.254cm"/>
    </style:style>
    <style:style style:name="gr54" style:family="graphic" style:parent-style-name="Default_5f_2">
      <style:graphic-properties draw:fill-color="#808080" draw:textarea-horizontal-align="justify" draw:textarea-vertical-align="middle" draw:auto-grow-height="false" fo:min-height="0.672cm" fo:min-width="0.722cm"/>
    </style:style>
    <style:style style:name="gr55" style:family="graphic" style:parent-style-name="Object_20_without_20_fill_5f_2">
      <style:graphic-properties svg:stroke-width="0.106cm" draw:marker-start-width="0.359cm" draw:marker-end-width="0.359cm" draw:fill="none" draw:textarea-vertical-align="top" fo:padding-top="0.561cm" fo:padding-bottom="0.561cm" fo:padding-left="0.303cm" fo:padding-right="0.303cm"/>
    </style:style>
    <style:style style:name="gr56" style:family="graphic" style:parent-style-name="Default_5f_2">
      <style:graphic-properties draw:fill-color="#808080" draw:textarea-horizontal-align="justify" draw:textarea-vertical-align="top" draw:auto-grow-height="false" fo:min-height="0.672cm" fo:min-width="0.721cm"/>
    </style:style>
    <style:style style:name="gr57" style:family="graphic" style:parent-style-name="Default_5f_2">
      <style:graphic-properties draw:fill-color="#89c765" draw:textarea-horizontal-align="justify" draw:textarea-vertical-align="top" draw:auto-grow-height="false" fo:min-height="0.672cm" fo:min-width="0.722cm"/>
    </style:style>
    <style:style style:name="gr58" style:family="graphic" style:parent-style-name="Object_20_without_20_fill_5f_2">
      <style:graphic-properties svg:stroke-width="0.106cm" draw:marker-start-width="0.359cm" draw:marker-end-width="0.359cm" draw:fill="none" draw:textarea-vertical-align="middle" fo:padding-top="0.307cm" fo:padding-bottom="0.561cm" fo:padding-left="0.815cm" fo:padding-right="0.303cm"/>
    </style:style>
    <style:style style:name="gr59" style:family="graphic" style:parent-style-name="Default_5f_2">
      <style:graphic-properties draw:fill-color="#808080" draw:textarea-horizontal-align="justify" draw:textarea-vertical-align="top" draw:auto-grow-height="false" fo:min-height="0.672cm" fo:min-width="0.722cm"/>
    </style:style>
    <style:style style:name="gr60" style:family="graphic" style:parent-style-name="Object_20_without_20_fill_5f_2">
      <style:graphic-properties svg:stroke-width="0.106cm" draw:marker-start-width="0.359cm" draw:marker-end-width="0.359cm" draw:fill="none" draw:textarea-vertical-align="middle" fo:padding-top="0.307cm" fo:padding-bottom="0.815cm" fo:padding-left="0.303cm" fo:padding-right="0.303cm"/>
    </style:style>
    <style:style style:name="gr61" style:family="graphic" style:parent-style-name="Default_5f_2">
      <style:graphic-properties draw:fill-color="#89c765" draw:textarea-horizontal-align="justify" draw:textarea-vertical-align="middle" draw:auto-grow-height="false" fo:min-height="0.672cm" fo:min-width="0.721cm"/>
    </style:style>
    <style:style style:name="gr62" style:family="graphic" style:parent-style-name="Object_20_without_20_fill_5f_2">
      <style:graphic-properties svg:stroke-width="0.106cm" draw:marker-start-width="0.359cm" draw:marker-end-width="0.359cm" draw:fill="none" draw:textarea-vertical-align="middle" fo:padding-top="0.561cm" fo:padding-bottom="0.307cm" fo:padding-left="0.942cm" fo:padding-right="0.307cm"/>
    </style:style>
    <style:style style:name="pr1" style:family="presentation" style:parent-style-name="BrightBlue-title">
      <style:graphic-properties fo:min-height="2.813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fo:min-height="2.6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title">
      <style:graphic-properties draw:auto-grow-height="true" fo:min-height="2.6cm"/>
    </style:style>
    <style:style style:name="pr8" style:family="presentation" style:parent-style-name="BrightBlue-outline1">
      <style:graphic-properties fo:min-height="9.602cm"/>
    </style:style>
    <style:style style:name="co1" style:family="table-column">
      <style:table-column-properties style:column-width="2.856cm" style:use-optimal-column-width="false"/>
    </style:style>
    <style:style style:name="co2" style:family="table-column">
      <style:table-column-properties style:column-width="2.231cm" style:use-optimal-column-width="false"/>
    </style:style>
    <style:style style:name="co3" style:family="table-column">
      <style:table-column-properties style:column-width="2.238cm" style:use-optimal-column-width="false"/>
    </style:style>
    <style:style style:name="ro1" style:family="table-row">
      <style:table-row-properties style:row-height="0.816cm"/>
    </style:style>
    <style:style style:name="ro2" style:family="table-row">
      <style:table-row-properties style:row-height="1.241cm"/>
    </style:style>
    <style:style style:name="ce1" style:family="table-cell">
      <style:paragraph-properties fo:border="0.03pt solid #ffffff"/>
      <style:text-properties style:font-name="Liberation Sans1" fo:font-size="14pt" style:font-size-asian="14pt" style:font-size-complex="14pt"/>
    </style:style>
    <style:style style:name="ce2" style:family="table-cell">
      <loext:graphic-properties draw:textarea-vertical-align="bottom"/>
      <style:paragraph-properties fo:text-align="center" fo:border="0.03pt solid #ffffff"/>
      <style:text-properties style:font-name="Liberation Sans1" fo:font-size="14pt" fo:font-weight="bold" style:font-size-asian="14pt" style:font-weight-asian="bold" style:font-size-complex="14pt" style:font-weight-complex="bold"/>
    </style:style>
    <style:style style:name="ce3" style:family="table-cell">
      <loext:graphic-properties draw:textarea-vertical-align="middle"/>
      <style:text-properties style:font-name="Liberation Sans1" fo:font-size="14pt" style:font-size-asian="14pt" style:font-size-complex="14pt"/>
    </style:style>
    <style:style style:name="ce4" style:family="table-cell">
      <loext:graphic-properties draw:textarea-vertical-align="middle"/>
      <style:paragraph-properties fo:text-align="center"/>
      <style:text-properties style:font-name="Liberation Sans1" fo:font-size="14pt" style:font-size-asian="14pt" style:font-size-complex="14pt"/>
    </style:style>
    <style:style style:name="ce5" style:family="table-cell">
      <loext:graphic-properties draw:textarea-vertical-align="middle"/>
      <style:text-properties style:font-name="Liberation Sans1" fo:font-size="14pt" fo:font-style="italic" style:font-size-asian="14pt" style:font-style-asian="italic" style:font-size-complex="14pt" style:font-style-complex="italic"/>
    </style:style>
    <style:style style:name="ce6" style:family="table-cell">
      <loext:graphic-properties draw:textarea-vertical-align="middle"/>
      <style:paragraph-properties fo:text-align="center"/>
      <style:text-properties style:font-name="Liberation Sans1" fo:font-size="14pt" fo:font-style="italic" style:font-size-asian="14pt" style:font-style-asian="italic" style:font-size-complex="14pt" style:font-style-complex="italic"/>
    </style:style>
    <style:style style:name="P1" style:family="paragraph">
      <loext:graphic-properties draw:fill-color="#ffffff"/>
    </style:style>
    <style:style style:name="P2" style:family="paragraph">
      <style:paragraph-properties fo:text-align="center"/>
      <style:text-properties style:font-name="Liberation Sans1" fo:font-size="14pt" fo:font-weight="bold" style:font-size-asian="14pt" style:font-weight-asian="bold" style:font-size-complex="14pt" style:font-weight-complex="bold"/>
    </style:style>
    <style:style style:name="P3" style:family="paragraph">
      <style:text-properties style:font-name="Liberation Sans1" fo:font-size="14pt" style:font-size-asian="14pt" style:font-size-complex="14pt"/>
    </style:style>
    <style:style style:name="P4" style:family="paragraph">
      <style:paragraph-properties fo:text-align="center"/>
      <style:text-properties style:font-name="Liberation Sans1" fo:font-size="14pt" style:font-size-asian="14pt" style:font-size-complex="14pt"/>
    </style:style>
    <style:style style:name="P5" style:family="paragraph">
      <style:text-properties style:font-name="Liberation Sans1" fo:font-size="14pt" fo:font-style="italic" style:font-size-asian="14pt" style:font-style-asian="italic" style:font-size-complex="14pt" style:font-style-complex="italic"/>
    </style:style>
    <style:style style:name="P6" style:family="paragraph">
      <style:paragraph-properties fo:text-align="center"/>
      <style:text-properties style:font-name="Liberation Sans1" fo:font-size="14pt" fo:font-style="italic" style:font-size-asian="14pt" style:font-style-asian="italic" style:font-size-complex="14pt" style:font-style-complex="italic"/>
    </style:style>
    <style:style style:name="P7" style:family="paragraph">
      <style:paragraph-properties fo:margin-left="0cm" fo:margin-right="0cm" fo:margin-top="0.203cm" fo:margin-bottom="0.406cm" fo:text-indent="0cm"/>
    </style:style>
    <style:style style:name="P8" style:family="paragraph">
      <style:paragraph-properties fo:text-align="center"/>
    </style:style>
    <style:style style:name="P9" style:family="paragraph">
      <loext:graphic-properties draw:fill-color="#808080"/>
      <style:paragraph-properties fo:text-align="center"/>
    </style:style>
    <style:style style:name="P10" style:family="paragraph">
      <loext:graphic-properties draw:fill-color="#89c765"/>
      <style:paragraph-properties fo:text-align="center"/>
    </style:style>
    <style:style style:name="P11" style:family="paragraph">
      <loext:graphic-properties draw:fill="none"/>
      <style:paragraph-properties fo:text-align="center"/>
    </style:style>
    <style:style style:name="P12" style:family="paragraph">
      <style:paragraph-properties fo:text-align="start"/>
    </style:style>
    <style:style style:name="P13" style:family="paragraph">
      <loext:graphic-properties draw:fill="none" draw:fill-color="#ffffff"/>
      <style:paragraph-properties fo:text-align="start"/>
      <style:text-properties fo:font-size="14pt" style:font-size-asian="14pt" style:font-size-complex="14pt"/>
    </style:style>
    <style:style style:name="P14" style:family="paragraph">
      <style:paragraph-properties fo:margin-left="0.508cm" fo:margin-right="0cm" fo:text-indent="-0.508cm">
        <style:tab-stops>
          <style:tab-stop style:position="0cm"/>
        </style:tab-stops>
      </style:paragraph-properties>
    </style:style>
    <style:style style:name="P15" style:family="paragraph">
      <loext:graphic-properties draw:fill-color="#ffffff"/>
      <style:text-properties fo:font-size="20pt"/>
    </style:style>
    <style:style style:name="T1" style:family="text">
      <style:text-properties fo:font-size="24pt" style:font-size-asian="24pt" style:font-size-complex="24pt"/>
    </style:style>
    <style:style style:name="T2" style:family="text">
      <style:text-properties style:font-name="Liberation Sans3" style:font-name-asian="Liberation Sans3" style:font-name-complex="Liberation Sans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Liberation Serif" fo:font-style="italic" fo:font-weight="bold" style:font-style-asian="italic" style:font-weight-asian="bold" style:font-style-complex="italic" style:font-weight-complex="bold"/>
    </style:style>
    <style:style style:name="T6" style:family="text">
      <style:text-properties style:use-window-font-color="true" style:text-outline="false" style:text-line-through-style="none" style:text-line-through-type="none" fo:font-size="24pt" fo:text-shadow="none" style:text-underline-style="none" fo:font-weight="normal" style:letter-kerning="true" style:font-size-asian="24pt" style:font-size-complex="24pt"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erif1" fo:font-size="24pt" fo:text-shadow="none" style:text-underline-style="none" fo:font-weight="normal" style:letter-kerning="true" style:font-size-asian="24pt" style:font-size-complex="24pt"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Liberation Serif1" fo:font-size="24pt"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text-position="sub 58%" style:font-name="Liberation Serif1" fo:font-size="24pt" fo:text-shadow="none" style:text-underline-style="none" fo:font-weight="normal" style:letter-kerning="true" style:font-size-asian="24pt" style:font-size-complex="24pt"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text-position="sub 58%" style:font-name="Liberation Serif1" fo:font-size="24pt"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erif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3" style:family="text">
      <style:text-properties style:font-name="Liberation Serif1"/>
    </style:style>
    <style:style style:name="T14" style:family="text">
      <style:text-properties style:font-name="Liberation Serif1" fo:font-style="italic" style:font-style-asian="italic" style:font-style-complex="italic"/>
    </style:style>
    <style:style style:name="T15" style:family="text">
      <style:text-properties style:text-position="sub 58%" style:font-name="Liberation Serif1"/>
    </style:style>
    <style:style style:name="T16" style:family="text">
      <style:text-properties style:text-position="sub 58%" style:font-name="Liberation Serif1" fo:font-style="italic" style:font-style-asian="italic" style:font-style-complex="italic"/>
    </style:style>
    <style:style style:name="T17" style:family="text">
      <style:text-properties style:font-name="Liberation Serif" fo:font-style="italic" style:font-style-asian="italic" style:font-style-complex="italic"/>
    </style:style>
    <style:style style:name="T18" style:family="text">
      <style:text-properties style:text-position="sub 58%" style:font-name="Liberation Serif" fo:font-style="italic" style:font-style-asian="italic" style:font-style-complex="italic"/>
    </style:style>
    <style:style style:name="T19" style:family="text">
      <style:text-properties fo:color="#95231f"/>
    </style:style>
    <style:style style:name="T20" style:family="text">
      <style:text-properties style:use-window-font-color="true" style:text-outline="false" style:text-line-through-style="none" style:text-line-through-type="none" style:text-position="sub 58%" style:font-name="Liberation Serif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1" style:family="text">
      <style:text-properties fo:font-size="19.5pt" style:text-underline-style="solid" style:text-underline-width="auto" style:text-underline-color="font-color" fo:font-weight="bold" style:font-size-asian="19.5pt" style:font-weight-asian="bold" style:font-size-complex="19.5pt" style:font-weight-complex="bold"/>
    </style:style>
    <style:style style:name="T22" style:family="text">
      <style:text-properties style:font-name="Liberation Sans3" fo:font-size="19.5pt" style:text-underline-style="solid" style:text-underline-width="auto" style:text-underline-color="font-color" fo:font-weight="bold" style:font-name-asian="Liberation Sans3" style:font-size-asian="19.5pt" style:font-weight-asian="bold" style:font-name-complex="Liberation Sans3" style:font-size-complex="19.5pt" style:font-weight-complex="bold"/>
    </style:style>
    <style:style style:name="T23" style:family="text">
      <style:text-properties style:font-name="Liberation Mono" fo:font-size="14.6000003814697pt" style:font-size-asian="14.6000003814697pt" style:font-size-complex="14.6000003814697pt"/>
    </style:style>
    <style:style style:name="T2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style:font-name="Liberation Mono" fo:font-size="18pt" style:font-size-asian="18pt" style:font-size-complex="18pt"/>
    </style:style>
    <style:style style:name="T26" style:family="text">
      <style:text-properties style:font-name="Liberation Serif" fo:font-style="italic" fo:font-weight="normal" style:font-style-asian="italic" style:font-weight-asian="normal" style:font-style-complex="italic" style:font-weight-complex="normal"/>
    </style:style>
    <style:style style:name="T27" style:family="text">
      <style:text-properties style:font-name="Liberation Serif2" fo:font-style="italic" fo:font-weight="bold" style:font-style-asian="italic" style:font-weight-asian="bold" style:font-style-complex="italic" style:font-weight-complex="bold"/>
    </style:style>
    <style:style style:name="T28" style:family="text">
      <style:text-properties fo:font-size="14pt" style:font-size-asian="14pt" style:font-size-complex="14pt"/>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6pt" style:font-size-asian="16pt" style:font-size-complex="16pt"/>
    </style:style>
    <style:style style:name="T31" style:family="text">
      <style:text-properties style:font-name="Liberation Serif" fo:font-size="16pt" fo:font-style="italic" style:font-size-asian="16pt" style:font-style-asian="italic" style:font-size-complex="16pt" style:font-style-complex="italic"/>
    </style:style>
    <style:style style:name="T32" style:family="text">
      <style:text-properties style:font-name="Liberation Serif" fo:font-size="16pt" style:font-size-asian="16pt" style:font-size-complex="16pt"/>
    </style:style>
    <style:style style:name="T33" style:family="text">
      <style:text-properties style:text-position="super 58%" style:font-name="Liberation Serif" fo:font-size="16pt" style:font-size-asian="16pt" style:font-size-complex="16pt"/>
    </style:style>
    <style:style style:name="T34" style:family="text">
      <style:text-properties fo:font-size="14pt" fo:font-style="italic" style:font-size-asian="14pt" style:font-style-asian="italic" style:font-size-complex="14pt" style:font-style-complex="italic"/>
    </style:style>
    <style:style style:name="T35"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T36" style:family="text">
      <style:text-properties fo:font-size="14pt" fo:font-style="normal" style:font-size-asian="14pt" style:font-style-asian="normal" style:font-size-complex="14pt" style:font-style-complex="normal"/>
    </style:style>
    <style:style style:name="T37" style:family="text">
      <style:text-properties style:use-window-font-color="true" style:text-outline="false" style:text-line-through-style="none" style:text-line-through-type="none" style:font-name="Liberation Sans1" fo:font-size="24pt"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1" fo:font-size="24pt" fo:text-shadow="none" style:text-underline-style="none" fo:font-weight="normal" style:letter-kerning="true" style:font-size-asian="24pt" style:font-size-complex="2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30 November, 2018</presentation:footer-decl>
      <presentation:footer-decl presentation:name="ftr2">Introduction to Dynamic Programming</presentation:footer-decl>
      <presentation:date-time-decl presentation:name="dtd1" presentation:source="fixed">6 November, 2018</presentation:date-time-decl>
      <draw:page draw:name="page1" draw:style-name="dp1" draw:master-page-name="BrightBlue" presentation:presentation-page-layout-name="AL1T0" presentation:use-footer-name="ftr1" presentation:use-date-time-name="dtd1">
        <office:forms form:automatic-focus="false" form:apply-design-mode="false"/>
        <draw:frame presentation:style-name="pr1" draw:layer="layout" svg:width="19.5cm" svg:height="2.813cm" svg:x="1.4cm" svg:y="0.494cm" presentation:class="title" presentation:user-transformed="true">
          <draw:text-box>
            <text:p>Introduction to Dynamic Programming</text:p>
          </draw:text-box>
        </draw:frame>
        <draw:frame presentation:style-name="pr2" draw:text-style-name="P1" draw:layer="layout" svg:width="25.2cm" svg:height="9.134cm" svg:x="1.27cm" svg:y="5.334cm" presentation:class="subtitle" presentation:user-transformed="true">
          <draw:text-box>
            <text:p>Basic Concepts and Selected Examples</text:p>
            <text:p><text:span text:style-name="T1">Deep Dive Coding</text:span></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presentation:user-transformed="true">
          <draw:text-box>
            <text:p>Inception</text:p>
          </draw:text-box>
        </draw:frame>
        <draw:frame presentation:style-name="pr5" draw:layer="layout" svg:width="25.2cm" svg:height="9.852cm" svg:x="1.4cm" svg:y="4.318cm" presentation:class="outline">
          <draw:text-box>
            <text:list text:style-name="L2">
              <text:list-item>
                <text:p>The term “dynamic programming” was invented by Richard Bellman at The RAND Corporation in the early 1950s to describe a problem-solving approach for multistage decision problems.</text:p>
              </text:list-item>
              <text:list-item>
                <text:p>In this context, “programming” does not necessarily refer to writing software, but to the solution of logistics or scheduling problems by finding optimal policies, plans, or programs.</text:p>
              </text:list-item>
              <text:list-item>
                <text:p>“Dynamic” was used not only to evoke the multistage (and often time-based) decisions involved, but also to sound impressive<text:span text:style-name="T2">—</text:span>without appearing too mathematical in nature.</text:p>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3" draw:master-page-name="BrightBlue" presentation:presentation-page-layout-name="AL2T1" presentation:use-footer-name="ftr2" presentation:use-date-time-name="dtd1">
        <office:forms form:automatic-focus="false" form:apply-design-mode="false"/>
        <draw:frame presentation:style-name="pr7" draw:layer="layout" svg:width="19.5cm" svg:height="2.6cm" svg:x="1.4cm" svg:y="0.6cm" presentation:class="title" presentation:user-transformed="true">
          <draw:text-box>
            <text:p>Bellman’s <text:span text:style-name="T3">Principle of Optimality</text:span></text:p>
          </draw:text-box>
        </draw:frame>
        <draw:frame presentation:style-name="pr5" draw:layer="layout" svg:width="25.2cm" svg:height="9.852cm" svg:x="1.4cm" svg:y="4.318cm" presentation:class="outline">
          <draw:text-box>
            <text:list text:style-name="L2">
              <text:list-header>
                <text:p><text:span text:style-name="T4">“</text:span><text:span text:style-name="T4">An optimal policy has the property that whatever the initial state and initial decision are, the remaining decisions must constitute an optimal policy with regard to the state resulting from the first decision.”</text:span></text:p>
                <text:list>
                  <text:list-item>
                    <text:p><text:span text:style-name="T4">Richard Bellman, 1957</text:span></text:p>
                  </text:list-item>
                </text:list>
                <text:p><text:span text:style-name="T4">In other words, if a system moves from state </text:span><text:span text:style-name="T5">A</text:span><text:span text:style-name="T4"> to state </text:span><text:span text:style-name="T5">C</text:span><text:span text:style-name="T4">, and the optimal sequence of transitions to from </text:span><text:span text:style-name="T5">A</text:span><text:span text:style-name="T4"> to </text:span><text:span text:style-name="T5">C</text:span><text:span text:style-name="T4"> includes state </text:span><text:span text:style-name="T5">B</text:span><text:span text:style-name="T4">, then that optimal sequence must include the optimal subsequence of transitions from </text:span><text:span text:style-name="T5">B</text:span><text:span text:style-name="T4"> to </text:span><text:span text:style-name="T5">C</text:span><text:span text:style-name="T4">.</text:span></text:p>
              </text:list-header>
            </text:list>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3" draw:master-page-name="BrightBlue" presentation:presentation-page-layout-name="AL2T1" presentation:use-footer-name="ftr2" presentation:use-date-time-name="dtd1">
        <office:forms form:automatic-focus="false" form:apply-design-mode="false"/>
        <draw:frame presentation:style-name="pr7" draw:layer="layout" svg:width="19.5cm" svg:height="2.6cm" svg:x="1.4cm" svg:y="0.6cm" presentation:class="title" presentation:user-transformed="true">
          <draw:text-box>
            <text:p>Optimal Substructure</text:p>
          </draw:text-box>
        </draw:frame>
        <draw:frame presentation:style-name="pr5" draw:layer="layout" svg:width="25.2cm" svg:height="9.852cm" svg:x="1.4cm" svg:y="4.318cm" presentation:class="outline">
          <draw:text-box>
            <text:list text:style-name="L2">
              <text:list-item>
                <text:p>A computational problem has optimal substructure if an optimal solution can be constructed from the optimal solutions of its subproblems.</text:p>
              </text:list-item>
              <text:list-item>
                <text:p>This is simply the computer science-oriented re-statement of Bellman’s <text:span text:style-name="T3">principle of optimality</text:span>.</text:p>
              </text:list-item>
              <text:list-item>
                <text:p><text:span text:style-name="T6">Many computational problems (and problem-solving approaches), not limited to dynamic programming, take advantage of optimal substructure. Take quick sort, for example: The sequence </text:span><text:span text:style-name="T7">{</text:span><text:span text:style-name="T8">s</text:span><text:span text:style-name="T9">1</text:span><text:span text:style-name="T7">, …, </text:span><text:span text:style-name="T8">s</text:span><text:span text:style-name="T10">n</text:span><text:span text:style-name="T11">}</text:span><text:span text:style-name="T12"> is in sorted order if (and only if) the sequence </text:span><text:span text:style-name="T7">{</text:span><text:span text:style-name="T8">s</text:span><text:span text:style-name="T9">1</text:span><text:span text:style-name="T7">, …, </text:span><text:span text:style-name="T8">s</text:span><text:span text:style-name="T10">m</text:span><text:span text:style-name="T11">}</text:span><text:span text:style-name="T12"> is in sorted order and the sequence </text:span><text:span text:style-name="T13">{</text:span><text:span text:style-name="T14">s</text:span><text:span text:style-name="T15">m</text:span><text:span text:style-name="T13">, …, </text:span><text:span text:style-name="T14">s</text:span><text:span text:style-name="T16">n</text:span><text:span text:style-name="T13">}</text:span> is also in sorted order; this is the logic behind the partitioning of a sequence in quick sort.</text:p>
              </text:list-item>
            </text:list>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presentation:user-transformed="true">
          <draw:text-box>
            <text:p>Example: Fibonacci sequence</text:p>
          </draw:text-box>
        </draw:frame>
        <draw:frame presentation:style-name="pr5" draw:layer="layout" svg:width="25.27cm" svg:height="5.08cm" svg:x="1.4cm" svg:y="4.318cm" presentation:class="outline" presentation:user-transformed="true">
          <draw:text-box>
            <text:list text:style-name="L2">
              <text:list-item>
                <text:p>The Fibonacci numbers are the population sizes after each generation in the “Fibonacci’s rabbits” thought experiment:</text:p>
                <text:list>
                  <text:list-item>
                    <text:p>Each newborn pair (male and female) of rabbits takes one generation to reach sexual maturity<text:span text:style-name="T2">—i.e. to be capable of breeding</text:span>.</text:p>
                  </text:list-item>
                  <text:list-item>
                    <text:p>In each generation, each breeding pair produces 1 new pair of rabbits, and no rabbits die.</text:p>
                  </text:list-item>
                  <text:list-item>
                    <text:p>Start with 1 newborn pair.</text:p>
                  </text:list-item>
                  <text:list-item>
                    <text:p><text:span text:style-name="T17">f</text:span><text:span text:style-name="T18">n</text:span> = number of pairs after <text:span text:style-name="T17">n</text:span> generations = ?</text:p>
                  </text:list-item>
                </text:list>
              </text:list-item>
            </text:list>
            <text:p><text:span text:style-name="T19"/></text:p>
          </draw:text-box>
        </draw:frame>
        <draw:frame draw:style-name="standard" draw:layer="layout" svg:width="25.179cm" svg:height="4.538cm" svg:x="1.416cm" svg:y="9.409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3"/>
            <table:table-column table:style-name="co3"/>
            <table:table-row table:style-name="ro1" table:default-cell-style-name="ce2">
              <table:table-cell table:style-name="ce1"/>
              <table:table-cell>
                <text:p text:style-name="P2">1</text:p>
              </table:table-cell>
              <table:table-cell>
                <text:p text:style-name="P2">2</text:p>
              </table:table-cell>
              <table:table-cell>
                <text:p text:style-name="P2">3</text:p>
              </table:table-cell>
              <table:table-cell>
                <text:p text:style-name="P2">4</text:p>
              </table:table-cell>
              <table:table-cell>
                <text:p text:style-name="P2">5</text:p>
              </table:table-cell>
              <table:table-cell>
                <text:p text:style-name="P2">6</text:p>
              </table:table-cell>
              <table:table-cell>
                <text:p text:style-name="P2">7</text:p>
              </table:table-cell>
              <table:table-cell>
                <text:p text:style-name="P2">8</text:p>
              </table:table-cell>
              <table:table-cell>
                <text:p text:style-name="P2">9</text:p>
              </table:table-cell>
              <table:table-cell>
                <text:p text:style-name="P2">10</text:p>
              </table:table-cell>
            </table:table-row>
            <table:table-row table:style-name="ro2" table:default-cell-style-name="ce4">
              <table:table-cell table:style-name="ce3">
                <text:p text:style-name="P3">Immature</text:p>
              </table:table-cell>
              <table:table-cell>
                <text:p text:style-name="P4">1</text:p>
              </table:table-cell>
              <table:table-cell>
                <text:p text:style-name="P4">0</text:p>
              </table:table-cell>
              <table:table-cell>
                <text:p text:style-name="P4">1</text:p>
              </table:table-cell>
              <table:table-cell>
                <text:p text:style-name="P4">1</text:p>
              </table:table-cell>
              <table:table-cell>
                <text:p text:style-name="P4">2</text:p>
              </table:table-cell>
              <table:table-cell>
                <text:p text:style-name="P4">3</text:p>
              </table:table-cell>
              <table:table-cell>
                <text:p text:style-name="P4">5</text:p>
              </table:table-cell>
              <table:table-cell>
                <text:p text:style-name="P4">8</text:p>
              </table:table-cell>
              <table:table-cell>
                <text:p text:style-name="P4">13</text:p>
              </table:table-cell>
              <table:table-cell>
                <text:p text:style-name="P4">21</text:p>
              </table:table-cell>
            </table:table-row>
            <table:table-row table:style-name="ro2" table:default-cell-style-name="ce4">
              <table:table-cell table:style-name="ce3">
                <text:p text:style-name="P3">Mature</text:p>
              </table:table-cell>
              <table:table-cell>
                <text:p text:style-name="P4">0</text:p>
              </table:table-cell>
              <table:table-cell>
                <text:p text:style-name="P4">1</text:p>
              </table:table-cell>
              <table:table-cell>
                <text:p text:style-name="P4">1</text:p>
              </table:table-cell>
              <table:table-cell>
                <text:p text:style-name="P4">2</text:p>
              </table:table-cell>
              <table:table-cell>
                <text:p text:style-name="P4">3</text:p>
              </table:table-cell>
              <table:table-cell>
                <text:p text:style-name="P4">5</text:p>
              </table:table-cell>
              <table:table-cell>
                <text:p text:style-name="P4">8</text:p>
              </table:table-cell>
              <table:table-cell>
                <text:p text:style-name="P4">13</text:p>
              </table:table-cell>
              <table:table-cell>
                <text:p text:style-name="P4">21</text:p>
              </table:table-cell>
              <table:table-cell>
                <text:p text:style-name="P4">34</text:p>
              </table:table-cell>
            </table:table-row>
            <table:table-row table:style-name="ro2" table:default-cell-style-name="ce6">
              <table:table-cell table:style-name="ce5">
                <text:p text:style-name="P5">Total</text:p>
              </table:table-cell>
              <table:table-cell>
                <text:p text:style-name="P6">1</text:p>
              </table:table-cell>
              <table:table-cell>
                <text:p text:style-name="P6">1</text:p>
              </table:table-cell>
              <table:table-cell>
                <text:p text:style-name="P6">2</text:p>
              </table:table-cell>
              <table:table-cell>
                <text:p text:style-name="P6">3</text:p>
              </table:table-cell>
              <table:table-cell>
                <text:p text:style-name="P6">5</text:p>
              </table:table-cell>
              <table:table-cell>
                <text:p text:style-name="P6">8</text:p>
              </table:table-cell>
              <table:table-cell>
                <text:p text:style-name="P6">13</text:p>
              </table:table-cell>
              <table:table-cell>
                <text:p text:style-name="P6">21</text:p>
              </table:table-cell>
              <table:table-cell>
                <text:p text:style-name="P6">34</text:p>
              </table:table-cell>
              <table:table-cell>
                <text:p text:style-name="P6">55</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presentation:user-transformed="true">
          <draw:text-box>
            <text:p>Overlapping Subproblems</text:p>
          </draw:text-box>
        </draw:frame>
        <draw:frame presentation:style-name="pr5" draw:layer="layout" svg:width="25.2cm" svg:height="9.852cm" svg:x="1.4cm" svg:y="4.318cm" presentation:class="outline">
          <draw:text-box>
            <text:list text:style-name="L2">
              <text:list-item>
                <text:p>A computing problem has <text:span text:style-name="T3">overlapping subproblems</text:span> if it can be broken down into subproblems that must (at least conceptually) be re-solved multiple times.</text:p>
              </text:list-item>
              <text:list-item>
                <text:p><text:span text:style-name="T6">For example, in the definition of the Fibonacci sequence as the mathematical recurrence </text:span><text:span text:style-name="T8">f</text:span><text:span text:style-name="T10">n</text:span><text:span text:style-name="T7"> = </text:span><text:span text:style-name="T8">f</text:span><text:span text:style-name="T10">n</text:span><text:span text:style-name="T9">-1</text:span><text:span text:style-name="T7"> + </text:span><text:span text:style-name="T8">f</text:span><text:span text:style-name="T10">n</text:span><text:span text:style-name="T20">-2</text:span><text:span text:style-name="T12">, computing </text:span><text:span text:style-name="T8">f</text:span><text:span text:style-name="T10">n</text:span><text:span text:style-name="T12"> requires that we compute both </text:span><text:span text:style-name="T8">f</text:span><text:span text:style-name="T10">n</text:span><text:span text:style-name="T20">-1</text:span><text:span text:style-name="T12"> and </text:span><text:span text:style-name="T8">f</text:span><text:span text:style-name="T10">n</text:span><text:span text:style-name="T20">-2</text:span><text:span text:style-name="T12">; however, computing </text:span><text:span text:style-name="T8">f</text:span><text:span text:style-name="T10">n</text:span><text:span text:style-name="T20">-1</text:span><text:span text:style-name="T12"> also requires that we compute </text:span><text:span text:style-name="T8">f</text:span><text:span text:style-name="T10">n</text:span><text:span text:style-name="T20">-2</text:span><text:span text:style-name="T12"> and </text:span><text:span text:style-name="T8">f</text:span><text:span text:style-name="T10">n</text:span><text:span text:style-name="T20">-3</text:span><text:span text:style-name="T12"> Thus, computing </text:span><text:span text:style-name="T8">f</text:span><text:span text:style-name="T10">n</text:span><text:span text:style-name="T20">-2</text:span><text:span text:style-name="T12"> (as well as </text:span><text:span text:style-name="T8">f</text:span><text:span text:style-name="T10">n</text:span><text:span text:style-name="T20">-3,</text:span><text:span text:style-name="T12">, </text:span><text:span text:style-name="T8">f</text:span><text:span text:style-name="T10">n</text:span><text:span text:style-name="T20">-4</text:span><text:span text:style-name="T12">, etc.) </text:span>is an overlapping subproblem.</text:p>
              </text:list-item>
              <text:list-item>
                <text:p><text:span text:style-name="T19">How can we avoid having to repeat these computations?</text:span></text:p>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presentation:user-transformed="true">
          <draw:text-box>
            <text:p>Example: Fibonacci in JavaScript</text:p>
          </draw:text-box>
        </draw:frame>
        <draw:frame presentation:style-name="pr5" draw:layer="layout" svg:width="11.046cm" svg:height="9.852cm" svg:x="1.4cm" svg:y="4.318cm" presentation:class="outline" presentation:user-transformed="true">
          <draw:text-box>
            <text:p><text:span text:style-name="T21">Na</text:span><text:span text:style-name="T22">ï</text:span><text:span text:style-name="T21">ve approach</text:span></text:p>
            <text:p><text:span text:style-name="T23">function fibonacci(n) {</text:span><text:span text:style-name="T23"><text:line-break/></text:span><text:span text:style-name="T23"> <text:s/>if (n &lt;= 0) {</text:span><text:span text:style-name="T23"><text:line-break/></text:span><text:span text:style-name="T23"> <text:s text:c="3"/>return 0;</text:span><text:span text:style-name="T23"><text:line-break/></text:span><text:span text:style-name="T23"> <text:s/>}</text:span><text:span text:style-name="T23"><text:line-break/></text:span><text:span text:style-name="T23"> <text:s/>if (n == 1) {</text:span><text:span text:style-name="T23"><text:line-break/></text:span><text:span text:style-name="T23"> <text:s text:c="3"/>return 1;</text:span><text:span text:style-name="T23"><text:line-break/></text:span><text:span text:style-name="T23"> <text:s/>}</text:span><text:span text:style-name="T23"><text:line-break/></text:span><text:span text:style-name="T23"> <text:s/>return fibonacci(n - 1) +</text:span><text:span text:style-name="T23"><text:line-break/></text:span><text:span text:style-name="T23"> <text:s text:c="5"/>fibonacci(n – 2);</text:span><text:span text:style-name="T23"><text:line-break/></text:span><text:span text:style-name="T23">}</text:span></text:p>
          </draw:text-box>
        </draw:frame>
        <draw:frame presentation:style-name="pr5" draw:layer="layout" svg:width="12.824cm" svg:height="9.852cm" svg:x="13.4cm" svg:y="4.318cm" presentation:class="outline" presentation:user-transformed="true">
          <draw:text-box>
            <text:p><text:span text:style-name="T24">Memoized approach</text:span></text:p>
            <text:p><text:span text:style-name="T25">var memo = [];</text:span><text:span text:style-name="T25"><text:line-break/></text:span><text:span text:style-name="T25"><text:line-break/></text:span><text:span text:style-name="T25">function fibonacci(n) {</text:span><text:span text:style-name="T25"><text:line-break/></text:span><text:span text:style-name="T25"> <text:s/>if (n &lt;= 0) {</text:span><text:span text:style-name="T25"><text:line-break/></text:span><text:span text:style-name="T25"> <text:s text:c="3"/>return 0;</text:span><text:span text:style-name="T25"><text:line-break/></text:span><text:span text:style-name="T25"> <text:s/>}</text:span><text:span text:style-name="T25"><text:line-break/></text:span><text:span text:style-name="T25"> <text:s/>if (n == 1) {</text:span><text:span text:style-name="T25"><text:line-break/></text:span><text:span text:style-name="T25"> <text:s text:c="3"/>return 1;</text:span><text:span text:style-name="T25"><text:line-break/></text:span><text:span text:style-name="T25"> <text:s/>}</text:span><text:span text:style-name="T25"><text:line-break/></text:span><text:span text:style-name="T25"> <text:s/>if (memo[n] === undefined) {</text:span><text:span text:style-name="T25"><text:line-break/></text:span><text:span text:style-name="T25"> <text:s text:c="3"/>memo[n] = fibonacci(n - 1) +</text:span><text:span text:style-name="T25"><text:line-break/></text:span><text:span text:style-name="T25"> <text:s text:c="7"/>fibonacci(n – 2);</text:span><text:span text:style-name="T25"><text:line-break/></text:span><text:span text:style-name="T25"> <text:s/>}</text:span><text:span text:style-name="T25"><text:line-break/></text:span><text:span text:style-name="T25"> <text:s/>return memo[n];</text:span><text:span text:style-name="T25"><text:line-break/></text:span><text:span text:style-name="T25">}</text:span></text:p>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Overlapping Subproblems (cont.)</text:p>
          </draw:text-box>
        </draw:frame>
        <draw:frame presentation:style-name="pr8" draw:layer="layout" svg:width="25.2cm" svg:height="9.852cm" svg:x="1.4cm" svg:y="4.318cm" presentation:class="outline" presentation:user-transformed="true">
          <draw:text-box>
            <text:list text:style-name="L2">
              <text:list-item>
                <text:p text:style-name="P7">A na<text:span text:style-name="T2">ï</text:span>ve recursive approach to a problem with overlapping subproblems will often have exponential time complexity, caused by computing the overlapping subproblems repeatedly. Dynamic programming incorporates techniques to address this, e.g.</text:p>
                <text:list>
                  <text:list-item>
                    <text:p>Bottom-up solution</text:p>
                  </text:list-item>
                  <text:list-item>
                    <text:p>Memoization</text:p>
                  </text:list-item>
                </text:list>
              </text:list-item>
              <text:list-item>
                <text:p>If a computational problem can be expressed and implemented with a recursive solution, but the approach involves combining the solutions of non-overlapping subproblems, the strategy is called <text:span text:style-name="T3">divide-and-conquer</text:span>, rather than dynamic programming. For example, merge sort and quick sort are divide-and-conquer algorithms, not dynamic programming algorithms.</text:p>
              </text:list-item>
            </text:list>
          </draw:text-box>
        </draw:frame>
        <presentation:notes draw:style-name="dp2">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presentation:user-transformed="true">
          <draw:text-box>
            <text:p>Example: Finding the shortest path</text:p>
          </draw:text-box>
        </draw:frame>
        <draw:frame presentation:style-name="pr8" draw:layer="layout" svg:width="25.2cm" svg:height="9.852cm" svg:x="1.4cm" svg:y="4.318cm" presentation:class="outline" presentation:user-transformed="true">
          <draw:text-box>
            <text:list text:style-name="L2">
              <text:list-item>
                <text:p><text:span text:style-name="T12">Finding the shortest (or minimum cost/weight) </text:span>path between two nodes in a graph can easily be seen to have optimal substructure: If the shortest path from <text:span text:style-name="T5">A</text:span> to <text:span text:style-name="T5">C</text:span> passes through <text:span text:style-name="T5">B</text:span>, then the portion of that path that connects <text:span text:style-name="T5">A</text:span> to <text:span text:style-name="T5">B</text:span> must be the shortest path between those 2 nodes; similarly, the portion of the full path that connects <text:span text:style-name="T5">B</text:span> to <text:span text:style-name="T5">C</text:span> must be the shortest path between those 2.</text:p>
              </text:list-item>
              <text:list-item>
                <text:p>It is also the case (though less immediately obvious) that finding the shortest path involves overlapping subproblems, as well.</text:p>
              </text:list-item>
              <text:list-item>
                <text:p>Even the brute-force approach of enumerating all possible paths, and selecting the shortest, has overlapping subproblems: When enumerating all paths from <text:span text:style-name="T5">A</text:span> to <text:span text:style-name="T5">C</text:span> that pass through <text:span text:style-name="T5">B</text:span> we must—repeatedly, for each path from <text:span text:style-name="T5">A</text:span> to <text:span text:style-name="T5">B</text:span><text:span text:style-name="T26">—</text:span>enumerate all paths from <text:span text:style-name="T5">B</text:span> to <text:span text:style-name="T5">C</text:span> (unless, of course, we implement some kind of memoization).</text:p>
              </text:list-item>
            </text:list>
          </draw:text-box>
        </draw:frame>
        <presentation:notes draw:style-name="dp2">
          <draw:page-thumbnail draw:style-name="gr1"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Dijkstra’s Algorithm</text:p>
          </draw:text-box>
        </draw:frame>
        <draw:frame presentation:style-name="pr8" draw:layer="layout" svg:width="25.2cm" svg:height="9.852cm" svg:x="1.4cm" svg:y="4.318cm" presentation:class="outline">
          <draw:text-box>
            <text:list text:style-name="L2">
              <text:list-item>
                <text:p>In the late 1950s, Edsgar W. Dijkstra invented and published an algorithm for finding the shortest (minimum weight) path between nodes in a weighted graph.</text:p>
              </text:list-item>
              <text:list-item>
                <text:p><text:span text:style-name="T12">In Dijsktra’s description, the algorithm didn’t explicitly use </text:span>dynamic programming terminology, but it can be seen as a dynamic programming approach. In fact, Dijkstra includes the following equivalent to Bellman’s <text:span text:style-name="T4">principle of optimality</text:span>:</text:p>
                <text:list>
                  <text:list-header>
                    <text:p>“We use the fact that, if <text:span text:style-name="T27">R</text:span> is a node on the minimal path from <text:span text:style-name="T27">P</text:span> to <text:span text:style-name="T27">Q</text:span>, knowledge of the latter implies the knowledge of the minimal path from <text:span text:style-name="T27">P</text:span> to <text:span text:style-name="T27">R</text:span>.”</text:p>
                  </text:list-header>
                </text:list>
              </text:list-item>
              <text:list-item>
                <text:p>The algorithm proceeds from the starting node, adding 1 new node to a growing tree of nodes at each iteration. The node added is the one which has a direct connection to at least one node already in the tree, and which has the minimum total path length or cost from the starting node. When the node added is the desired destination node, the process is complete.</text:p>
              </text:list-item>
            </text:list>
          </draw:text-box>
        </draw:fram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Dijkstra’s Algorithm: Example</text:p>
          </draw:text-box>
        </draw:frame>
        <draw:custom-shape draw:style-name="gr2" draw:text-style-name="P9" xml:id="id1" draw:id="id1"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xml:id="id2" draw:id="id2" draw:layer="layout" svg:width="1.726cm" svg:height="1.302cm" svg:x="7.506cm" svg:y="5.08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0" xml:id="id5" draw:id="id5" draw:layer="layout" svg:width="1.727cm" svg:height="1.302cm" svg:x="7.506cm" svg:y="12.7cm">
          <text:p text:style-name="P8">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xml:id="id3" draw:id="id3" draw:layer="layout" svg:width="1.726cm" svg:height="1.302cm" svg:x="12.471cm" svg:y="5.0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6" draw:id="id6" draw:layer="layout" svg:width="1.728cm" svg:height="1.302cm" svg:x="12.471cm" svg:y="8.89cm">
          <text:p text:style-name="P8">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7" draw:id="id7" draw:layer="layout" svg:width="1.726cm" svg:height="1.302cm" svg:x="12.471cm" svg:y="12.7cm">
          <text:p text:style-name="P8">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1.727cm" svg:height="1.302cm" svg:x="17.437cm" svg:y="5.08cm">
          <text:p text:style-name="P8">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xml:id="id8" draw:id="id8" draw:layer="layout" svg:width="1.727cm" svg:height="1.302cm" svg:x="17.437cm" svg:y="12.7cm">
          <text:p text:style-name="P8">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xml:id="id9" draw:id="id9" draw:layer="layout" svg:width="1.727cm" svg:height="1.302cm" svg:x="22.403cm" svg:y="8.89cm">
          <text:p text:style-name="P8">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1" draw:layer="layout" draw:type="line" svg:x1="4.014cm" svg:y1="9.08cm" svg:x2="7.758cm" svg:y2="6.192cm" draw:start-shape="id1" draw:start-glue-point="11" draw:end-shape="id2" draw:end-glue-point="7" svg:d="M4014 9080l3744-2888" svg:viewBox="0 0 3745 2889">
          <text:p text:style-name="P8">4</text:p>
        </draw:connector>
        <draw:connector draw:style-name="gr10" draw:text-style-name="P11" draw:layer="layout" draw:type="line" svg:x1="9.232cm" svg:y1="5.731cm" svg:x2="12.471cm" svg:y2="5.731cm" draw:start-shape="id2" draw:start-glue-point="10" draw:end-shape="id3" draw:end-glue-point="6" svg:d="M9232 5731h3239" svg:viewBox="0 0 3240 1">
          <text:p text:style-name="P8">8</text:p>
        </draw:connector>
        <draw:connector draw:style-name="gr10" draw:text-style-name="P11" draw:layer="layout" draw:type="line" svg:x1="14.197cm" svg:y1="5.731cm" svg:x2="17.437cm" svg:y2="5.731cm" draw:start-shape="id3" draw:start-glue-point="10" draw:end-shape="id4" svg:d="M14197 5731h3240" svg:viewBox="0 0 3241 1">
          <text:p text:style-name="P8">7</text:p>
        </draw:connector>
        <draw:connector draw:style-name="gr11" draw:text-style-name="P11" draw:layer="layout" draw:type="line" svg:x1="8.369cm" svg:y1="6.382cm" svg:x2="8.37cm" svg:y2="12.7cm" draw:start-shape="id2" draw:start-glue-point="8" draw:end-shape="id5" draw:end-glue-point="4" svg:d="M8369 6382l1 6318" svg:viewBox="0 0 2 6319">
          <text:p text:style-name="P8">11</text:p>
        </draw:connector>
        <draw:connector draw:style-name="gr10" draw:text-style-name="P11" draw:layer="layout" draw:type="line" svg:x1="8.98cm" svg:y1="12.89cm" svg:x2="12.724cm" svg:y2="10.002cm" draw:start-shape="id5" draw:start-glue-point="11" draw:end-shape="id6" draw:end-glue-point="7" svg:d="M8980 12890l3744-2888" svg:viewBox="0 0 3745 2889">
          <text:p text:style-name="P8">7</text:p>
        </draw:connector>
        <draw:connector draw:style-name="gr10" draw:text-style-name="P11" draw:layer="layout" draw:type="line" svg:x1="9.233cm" svg:y1="13.351cm" svg:x2="12.471cm" svg:y2="13.351cm" draw:start-shape="id5" draw:start-glue-point="10" draw:end-shape="id7" svg:d="M9233 13351h3238" svg:viewBox="0 0 3239 1">
          <text:p text:style-name="P8">1</text:p>
        </draw:connector>
        <draw:connector draw:style-name="gr11" draw:text-style-name="P11" draw:layer="layout" draw:type="line" svg:x1="13.334cm" svg:y1="6.382cm" svg:x2="13.335cm" svg:y2="8.89cm" draw:start-shape="id3" draw:start-glue-point="8" draw:end-shape="id6" svg:d="M13334 6382l1 2508" svg:viewBox="0 0 2 2509">
          <text:p text:style-name="P8">2</text:p>
        </draw:connector>
        <draw:connector draw:style-name="gr10" draw:text-style-name="P11" draw:layer="layout" draw:type="line" svg:x1="14.197cm" svg:y1="13.351cm" svg:x2="17.437cm" svg:y2="13.351cm" draw:start-shape="id7" draw:start-glue-point="10" draw:end-shape="id8" draw:end-glue-point="6" svg:d="M14197 13351h3240" svg:viewBox="0 0 3241 1">
          <text:p text:style-name="P8">2</text:p>
        </draw:connector>
        <draw:connector draw:style-name="gr12" draw:text-style-name="P11" draw:layer="layout" draw:type="line" svg:x1="13.335cm" svg:y1="10.192cm" svg:x2="13.334cm" svg:y2="12.7cm" draw:start-shape="id6" draw:end-shape="id7" draw:end-glue-point="4" svg:d="M13335 10192l-1 2508" svg:viewBox="0 0 2 2509">
          <text:p text:style-name="P8">6</text:p>
        </draw:connector>
        <draw:connector draw:style-name="gr13" draw:text-style-name="P11" draw:layer="layout" draw:type="line" svg:x1="13.945cm" svg:y1="6.192cm" svg:x2="17.69cm" svg:y2="12.89cm" draw:start-shape="id3" draw:start-glue-point="9" draw:end-shape="id8" draw:end-glue-point="5" svg:d="M13945 6192l3745 6698" svg:viewBox="0 0 3746 6699">
          <text:p text:style-name="P8">4</text:p>
        </draw:connector>
        <draw:connector draw:style-name="gr12" draw:text-style-name="P11" draw:layer="layout" draw:type="line" svg:x1="18.301cm" svg:y1="6.382cm" svg:x2="18.301cm" svg:y2="12.7cm" draw:start-shape="id4" draw:start-glue-point="8" draw:end-shape="id8" draw:end-glue-point="4" svg:d="M18301 6382v6318" svg:viewBox="0 0 1 6319">
          <text:p text:style-name="P8">14</text:p>
        </draw:connector>
        <draw:connector draw:style-name="gr14" draw:text-style-name="P11" draw:layer="layout" draw:type="line" svg:x1="18.911cm" svg:y1="6.192cm" svg:x2="22.656cm" svg:y2="9.08cm" draw:start-shape="id4" draw:start-glue-point="9" draw:end-shape="id9" draw:end-glue-point="5" svg:d="M18911 6192l3745 2888" svg:viewBox="0 0 3746 2889">
          <text:p text:style-name="P8">10</text:p>
        </draw:connector>
        <draw:connector draw:style-name="gr15" draw:text-style-name="P11" draw:layer="layout" draw:type="line" svg:x1="18.911cm" svg:y1="12.89cm" svg:x2="22.656cm" svg:y2="10.002cm" draw:start-shape="id8" draw:start-glue-point="11" draw:end-shape="id9" draw:end-glue-point="7" svg:d="M18911 12890l3745-2888" svg:viewBox="0 0 3746 2889">
          <text:p text:style-name="P8">10</text:p>
        </draw:connector>
        <draw:connector draw:style-name="gr13" draw:text-style-name="P11" draw:layer="layout" draw:type="line" svg:x1="4.014cm" svg:y1="10.002cm" svg:x2="7.759cm" svg:y2="12.89cm" draw:start-shape="id1" draw:start-glue-point="9" draw:end-shape="id5" draw:end-glue-point="5" svg:d="M4014 10002l3745 2888" svg:viewBox="0 0 3746 2889">
          <text:p text:style-name="P8">8</text:p>
        </draw:connector>
        <draw:frame draw:style-name="gr16" draw:text-style-name="P13" draw:layer="layout" svg:width="22.86cm" svg:height="1.727cm" svg:x="2.349cm" svg:y="14.178cm">
          <draw:text-box>
            <text:p text:style-name="P12"><text:span text:style-name="T28">Note: As a node is added to the tree, the total weight of the path from the starting node to the given node is shown in parentheses. </text:span></text:p>
          </draw:text-box>
        </draw:frame>
        <presentation:notes draw:style-name="dp2">
          <draw:page-thumbnail draw:style-name="gr1" draw:layer="layout" svg:width="17cm" svg:height="9.56cm" svg:x="2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Dijkstra’s Algorithm: Example</text:p>
          </draw:text-box>
        </draw:frame>
        <draw:custom-shape draw:style-name="gr17" draw:text-style-name="P9" xml:id="id10" draw:id="id10"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11" draw:id="id11" draw:layer="layout" svg:width="1.726cm" svg:height="1.302cm" svg:x="7.506cm" svg:y="5.08cm">
          <text:p text:style-name="P8">1<text:span text:style-name="T29">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0" xml:id="id14" draw:id="id14" draw:layer="layout" svg:width="1.727cm" svg:height="1.302cm" svg:x="7.506cm" svg:y="12.7cm">
          <text:p text:style-name="P8">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12" draw:id="id12" draw:layer="layout" svg:width="1.726cm" svg:height="1.302cm" svg:x="12.471cm" svg:y="5.0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8" xml:id="id15" draw:id="id15" draw:layer="layout" svg:width="1.728cm" svg:height="1.302cm" svg:x="12.471cm" svg:y="8.89cm">
          <text:p text:style-name="P8">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8" xml:id="id16" draw:id="id16" draw:layer="layout" svg:width="1.726cm" svg:height="1.302cm" svg:x="12.471cm" svg:y="12.7cm">
          <text:p text:style-name="P8">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8" xml:id="id13" draw:id="id13" draw:layer="layout" svg:width="1.727cm" svg:height="1.302cm" svg:x="17.437cm" svg:y="5.08cm">
          <text:p text:style-name="P8">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xml:id="id17" draw:id="id17" draw:layer="layout" svg:width="1.727cm" svg:height="1.302cm" svg:x="17.437cm" svg:y="12.7cm">
          <text:p text:style-name="P8">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xml:id="id18" draw:id="id18" draw:layer="layout" svg:width="1.727cm" svg:height="1.302cm" svg:x="22.403cm" svg:y="8.89cm">
          <text:p text:style-name="P8">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1" draw:layer="layout" draw:type="line" svg:x1="4.014cm" svg:y1="9.08cm" svg:x2="7.758cm" svg:y2="6.192cm" draw:start-shape="id10" draw:start-glue-point="11" draw:end-shape="id11" draw:end-glue-point="7" svg:d="M4014 9080l3744-2888" svg:viewBox="0 0 3745 2889">
          <text:p text:style-name="P8">4</text:p>
        </draw:connector>
        <draw:connector draw:style-name="gr25" draw:text-style-name="P11" draw:layer="layout" draw:type="line" svg:x1="9.232cm" svg:y1="5.731cm" svg:x2="12.471cm" svg:y2="5.731cm" draw:start-shape="id11" draw:start-glue-point="10" draw:end-shape="id12" draw:end-glue-point="6" svg:d="M9232 5731h3239" svg:viewBox="0 0 3240 1">
          <text:p text:style-name="P8">8</text:p>
        </draw:connector>
        <draw:connector draw:style-name="gr25" draw:text-style-name="P11" draw:layer="layout" draw:type="line" svg:x1="14.197cm" svg:y1="5.731cm" svg:x2="17.437cm" svg:y2="5.731cm" draw:start-shape="id12" draw:start-glue-point="10" draw:end-shape="id13" svg:d="M14197 5731h3240" svg:viewBox="0 0 3241 1">
          <text:p text:style-name="P8">7</text:p>
        </draw:connector>
        <draw:connector draw:style-name="gr26" draw:text-style-name="P11" draw:layer="layout" draw:type="line" svg:x1="8.369cm" svg:y1="6.382cm" svg:x2="8.37cm" svg:y2="12.7cm" draw:start-shape="id11" draw:start-glue-point="8" draw:end-shape="id14" draw:end-glue-point="4" svg:d="M8369 6382l1 6318" svg:viewBox="0 0 2 6319">
          <text:p text:style-name="P8">11</text:p>
        </draw:connector>
        <draw:connector draw:style-name="gr25" draw:text-style-name="P11" draw:layer="layout" draw:type="line" svg:x1="8.98cm" svg:y1="12.89cm" svg:x2="12.724cm" svg:y2="10.002cm" draw:start-shape="id14" draw:start-glue-point="11" draw:end-shape="id15" draw:end-glue-point="7" svg:d="M8980 12890l3744-2888" svg:viewBox="0 0 3745 2889">
          <text:p text:style-name="P8">7</text:p>
        </draw:connector>
        <draw:connector draw:style-name="gr25" draw:text-style-name="P11" draw:layer="layout" draw:type="line" svg:x1="9.233cm" svg:y1="13.351cm" svg:x2="12.471cm" svg:y2="13.351cm" draw:start-shape="id14" draw:start-glue-point="10" draw:end-shape="id16" svg:d="M9233 13351h3238" svg:viewBox="0 0 3239 1">
          <text:p text:style-name="P8">1</text:p>
        </draw:connector>
        <draw:connector draw:style-name="gr26" draw:text-style-name="P11" draw:layer="layout" draw:type="line" svg:x1="13.334cm" svg:y1="6.382cm" svg:x2="13.335cm" svg:y2="8.89cm" draw:start-shape="id12" draw:start-glue-point="8" draw:end-shape="id15" svg:d="M13334 6382l1 2508" svg:viewBox="0 0 2 2509">
          <text:p text:style-name="P8">2</text:p>
        </draw:connector>
        <draw:connector draw:style-name="gr25" draw:text-style-name="P11" draw:layer="layout" draw:type="line" svg:x1="14.197cm" svg:y1="13.351cm" svg:x2="17.437cm" svg:y2="13.351cm" draw:start-shape="id16" draw:start-glue-point="10" draw:end-shape="id17" draw:end-glue-point="6" svg:d="M14197 13351h3240" svg:viewBox="0 0 3241 1">
          <text:p text:style-name="P8">2</text:p>
        </draw:connector>
        <draw:connector draw:style-name="gr27" draw:text-style-name="P11" draw:layer="layout" draw:type="line" svg:x1="13.335cm" svg:y1="10.192cm" svg:x2="13.334cm" svg:y2="12.7cm" draw:start-shape="id15" draw:end-shape="id16" draw:end-glue-point="4" svg:d="M13335 10192l-1 2508" svg:viewBox="0 0 2 2509">
          <text:p text:style-name="P8">6</text:p>
        </draw:connector>
        <draw:connector draw:style-name="gr28" draw:text-style-name="P11" draw:layer="layout" draw:type="line" svg:x1="13.945cm" svg:y1="6.192cm" svg:x2="17.69cm" svg:y2="12.89cm" draw:start-shape="id12" draw:start-glue-point="9" draw:end-shape="id17" draw:end-glue-point="5" svg:d="M13945 6192l3745 6698" svg:viewBox="0 0 3746 6699">
          <text:p text:style-name="P8">4</text:p>
        </draw:connector>
        <draw:connector draw:style-name="gr27" draw:text-style-name="P11" draw:layer="layout" draw:type="line" svg:x1="18.301cm" svg:y1="6.382cm" svg:x2="18.301cm" svg:y2="12.7cm" draw:start-shape="id13" draw:start-glue-point="8" draw:end-shape="id17" draw:end-glue-point="4" svg:d="M18301 6382v6318" svg:viewBox="0 0 1 6319">
          <text:p text:style-name="P8">14</text:p>
        </draw:connector>
        <draw:connector draw:style-name="gr29" draw:text-style-name="P11" draw:layer="layout" draw:type="line" svg:x1="18.911cm" svg:y1="6.192cm" svg:x2="22.656cm" svg:y2="9.08cm" draw:start-shape="id13" draw:start-glue-point="9" draw:end-shape="id18" draw:end-glue-point="5" svg:d="M18911 6192l3745 2888" svg:viewBox="0 0 3746 2889">
          <text:p text:style-name="P8">10</text:p>
        </draw:connector>
        <draw:connector draw:style-name="gr30" draw:text-style-name="P11" draw:layer="layout" draw:type="line" svg:x1="18.911cm" svg:y1="12.89cm" svg:x2="22.656cm" svg:y2="10.002cm" draw:start-shape="id17" draw:start-glue-point="11" draw:end-shape="id18" draw:end-glue-point="7" svg:d="M18911 12890l3745-2888" svg:viewBox="0 0 3746 2889">
          <text:p text:style-name="P8">10</text:p>
        </draw:connector>
        <draw:connector draw:style-name="gr28" draw:text-style-name="P11" draw:layer="layout" draw:type="line" svg:x1="4.014cm" svg:y1="10.002cm" svg:x2="7.759cm" svg:y2="12.89cm" draw:start-shape="id10" draw:start-glue-point="9" draw:end-shape="id14" draw:end-glue-point="5" svg:d="M4014 10002l3745 2888" svg:viewBox="0 0 3746 2889">
          <text:p text:style-name="P8">8</text:p>
        </draw:connector>
        <presentation:notes draw:style-name="dp2">
          <draw:page-thumbnail draw:style-name="gr1" draw:layer="layout" svg:width="17cm" svg:height="9.56cm" svg:x="2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Dijkstra’s Algorithm: Example</text:p>
          </draw:text-box>
        </draw:frame>
        <draw:custom-shape draw:style-name="gr17" draw:text-style-name="P9" xml:id="id19" draw:id="id19"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20" draw:id="id20" draw:layer="layout" svg:width="1.726cm" svg:height="1.302cm" svg:x="7.506cm" svg:y="5.08cm">
          <text:p text:style-name="P8">1<text:span text:style-name="T29">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23" draw:id="id23"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21" draw:id="id21" draw:layer="layout" svg:width="1.726cm" svg:height="1.302cm" svg:x="12.471cm" svg:y="5.0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0" xml:id="id24" draw:id="id24" draw:layer="layout" svg:width="1.728cm" svg:height="1.302cm" svg:x="12.471cm" svg:y="8.89cm">
          <text:p text:style-name="P8">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0" xml:id="id25" draw:id="id25" draw:layer="layout" svg:width="1.726cm" svg:height="1.302cm" svg:x="12.471cm" svg:y="12.7cm">
          <text:p text:style-name="P8">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8" xml:id="id22" draw:id="id22" draw:layer="layout" svg:width="1.727cm" svg:height="1.302cm" svg:x="17.437cm" svg:y="5.08cm">
          <text:p text:style-name="P8">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xml:id="id26" draw:id="id26" draw:layer="layout" svg:width="1.727cm" svg:height="1.302cm" svg:x="17.437cm" svg:y="12.7cm">
          <text:p text:style-name="P8">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xml:id="id27" draw:id="id27" draw:layer="layout" svg:width="1.727cm" svg:height="1.302cm" svg:x="22.403cm" svg:y="8.89cm">
          <text:p text:style-name="P8">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1" draw:layer="layout" draw:type="line" svg:x1="4.014cm" svg:y1="9.08cm" svg:x2="7.758cm" svg:y2="6.192cm" draw:start-shape="id19" draw:start-glue-point="11" draw:end-shape="id20" draw:end-glue-point="7" svg:d="M4014 9080l3744-2888" svg:viewBox="0 0 3745 2889">
          <text:p text:style-name="P8">4</text:p>
        </draw:connector>
        <draw:connector draw:style-name="gr25" draw:text-style-name="P11" draw:layer="layout" draw:type="line" svg:x1="9.232cm" svg:y1="5.731cm" svg:x2="12.471cm" svg:y2="5.731cm" draw:start-shape="id20" draw:start-glue-point="10" draw:end-shape="id21" draw:end-glue-point="6" svg:d="M9232 5731h3239" svg:viewBox="0 0 3240 1">
          <text:p text:style-name="P8">8</text:p>
        </draw:connector>
        <draw:connector draw:style-name="gr25" draw:text-style-name="P11" draw:layer="layout" draw:type="line" svg:x1="14.197cm" svg:y1="5.731cm" svg:x2="17.437cm" svg:y2="5.731cm" draw:start-shape="id21" draw:start-glue-point="10" draw:end-shape="id22" svg:d="M14197 5731h3240" svg:viewBox="0 0 3241 1">
          <text:p text:style-name="P8">7</text:p>
        </draw:connector>
        <draw:connector draw:style-name="gr26" draw:text-style-name="P11" draw:layer="layout" draw:type="line" svg:x1="8.369cm" svg:y1="6.382cm" svg:x2="8.37cm" svg:y2="12.7cm" draw:start-shape="id20" draw:start-glue-point="8" draw:end-shape="id23" draw:end-glue-point="4" svg:d="M8369 6382l1 6318" svg:viewBox="0 0 2 6319">
          <text:p text:style-name="P8">11</text:p>
        </draw:connector>
        <draw:connector draw:style-name="gr25" draw:text-style-name="P11" draw:layer="layout" draw:type="line" svg:x1="8.98cm" svg:y1="12.89cm" svg:x2="12.724cm" svg:y2="10.002cm" draw:start-shape="id23" draw:start-glue-point="11" draw:end-shape="id24" draw:end-glue-point="7" svg:d="M8980 12890l3744-2888" svg:viewBox="0 0 3745 2889">
          <text:p text:style-name="P8">7</text:p>
        </draw:connector>
        <draw:connector draw:style-name="gr25" draw:text-style-name="P11" draw:layer="layout" draw:type="line" svg:x1="9.233cm" svg:y1="13.351cm" svg:x2="12.471cm" svg:y2="13.351cm" draw:start-shape="id23" draw:start-glue-point="10" draw:end-shape="id25" svg:d="M9233 13351h3238" svg:viewBox="0 0 3239 1">
          <text:p text:style-name="P8">1</text:p>
        </draw:connector>
        <draw:connector draw:style-name="gr26" draw:text-style-name="P11" draw:layer="layout" draw:type="line" svg:x1="13.334cm" svg:y1="6.382cm" svg:x2="13.335cm" svg:y2="8.89cm" draw:start-shape="id21" draw:start-glue-point="8" draw:end-shape="id24" svg:d="M13334 6382l1 2508" svg:viewBox="0 0 2 2509">
          <text:p text:style-name="P8">2</text:p>
        </draw:connector>
        <draw:connector draw:style-name="gr25" draw:text-style-name="P11" draw:layer="layout" draw:type="line" svg:x1="14.197cm" svg:y1="13.351cm" svg:x2="17.437cm" svg:y2="13.351cm" draw:start-shape="id25" draw:start-glue-point="10" draw:end-shape="id26" draw:end-glue-point="6" svg:d="M14197 13351h3240" svg:viewBox="0 0 3241 1">
          <text:p text:style-name="P8">2</text:p>
        </draw:connector>
        <draw:connector draw:style-name="gr27" draw:text-style-name="P11" draw:layer="layout" draw:type="line" svg:x1="13.335cm" svg:y1="10.192cm" svg:x2="13.334cm" svg:y2="12.7cm" draw:start-shape="id24" draw:end-shape="id25" draw:end-glue-point="4" svg:d="M13335 10192l-1 2508" svg:viewBox="0 0 2 2509">
          <text:p text:style-name="P8">6</text:p>
        </draw:connector>
        <draw:connector draw:style-name="gr28" draw:text-style-name="P11" draw:layer="layout" draw:type="line" svg:x1="13.945cm" svg:y1="6.192cm" svg:x2="17.69cm" svg:y2="12.89cm" draw:start-shape="id21" draw:start-glue-point="9" draw:end-shape="id26" draw:end-glue-point="5" svg:d="M13945 6192l3745 6698" svg:viewBox="0 0 3746 6699">
          <text:p text:style-name="P8">4</text:p>
        </draw:connector>
        <draw:connector draw:style-name="gr27" draw:text-style-name="P11" draw:layer="layout" draw:type="line" svg:x1="18.301cm" svg:y1="6.382cm" svg:x2="18.301cm" svg:y2="12.7cm" draw:start-shape="id22" draw:start-glue-point="8" draw:end-shape="id26" draw:end-glue-point="4" svg:d="M18301 6382v6318" svg:viewBox="0 0 1 6319">
          <text:p text:style-name="P8">14</text:p>
        </draw:connector>
        <draw:connector draw:style-name="gr29" draw:text-style-name="P11" draw:layer="layout" draw:type="line" svg:x1="18.911cm" svg:y1="6.192cm" svg:x2="22.656cm" svg:y2="9.08cm" draw:start-shape="id22" draw:start-glue-point="9" draw:end-shape="id27" draw:end-glue-point="5" svg:d="M18911 6192l3745 2888" svg:viewBox="0 0 3746 2889">
          <text:p text:style-name="P8">10</text:p>
        </draw:connector>
        <draw:connector draw:style-name="gr30" draw:text-style-name="P11" draw:layer="layout" draw:type="line" svg:x1="18.911cm" svg:y1="12.89cm" svg:x2="22.656cm" svg:y2="10.002cm" draw:start-shape="id26" draw:start-glue-point="11" draw:end-shape="id27" draw:end-glue-point="7" svg:d="M18911 12890l3745-2888" svg:viewBox="0 0 3746 2889">
          <text:p text:style-name="P8">10</text:p>
        </draw:connector>
        <draw:connector draw:style-name="gr33" draw:text-style-name="P11" draw:layer="layout" draw:type="line" svg:x1="4.014cm" svg:y1="10.002cm" svg:x2="7.759cm" svg:y2="12.89cm" draw:start-shape="id19" draw:start-glue-point="9" draw:end-shape="id23" draw:end-glue-point="5" svg:d="M4014 10002l3745 2888" svg:viewBox="0 0 3746 2889">
          <text:p text:style-name="P8">8</text:p>
        </draw:connector>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Dijkstra’s Algorithm: Example</text:p>
          </draw:text-box>
        </draw:frame>
        <draw:custom-shape draw:style-name="gr17" draw:text-style-name="P9" xml:id="id28" draw:id="id28"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29" draw:id="id29" draw:layer="layout" svg:width="1.726cm" svg:height="1.302cm" svg:x="7.506cm" svg:y="5.08cm">
          <text:p text:style-name="P8">1<text:span text:style-name="T29">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32" draw:id="id32"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30" draw:id="id30" draw:layer="layout" svg:width="1.726cm" svg:height="1.302cm" svg:x="12.471cm" svg:y="5.0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0" xml:id="id33" draw:id="id33" draw:layer="layout" svg:width="1.728cm" svg:height="1.302cm" svg:x="12.471cm" svg:y="8.89cm">
          <text:p text:style-name="P8">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9" xml:id="id34" draw:id="id34" draw:layer="layout" svg:width="1.726cm" svg:height="1.302cm" svg:x="12.471cm" svg:y="12.7cm">
          <text:p text:style-name="P8">6<text:span text:style-name="T28"> (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8" xml:id="id31" draw:id="id31" draw:layer="layout" svg:width="1.727cm" svg:height="1.302cm" svg:x="17.437cm" svg:y="5.08cm">
          <text:p text:style-name="P8">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0" xml:id="id35" draw:id="id35" draw:layer="layout" svg:width="1.727cm" svg:height="1.302cm" svg:x="17.437cm" svg:y="12.7cm">
          <text:p text:style-name="P8">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8" xml:id="id36" draw:id="id36" draw:layer="layout" svg:width="1.727cm" svg:height="1.302cm" svg:x="22.403cm" svg:y="8.89cm">
          <text:p text:style-name="P8">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1" draw:layer="layout" draw:type="line" svg:x1="4.014cm" svg:y1="9.08cm" svg:x2="7.758cm" svg:y2="6.192cm" draw:start-shape="id28" draw:start-glue-point="11" draw:end-shape="id29" draw:end-glue-point="7" svg:d="M4014 9080l3744-2888" svg:viewBox="0 0 3745 2889">
          <text:p text:style-name="P8">4</text:p>
        </draw:connector>
        <draw:connector draw:style-name="gr25" draw:text-style-name="P11" draw:layer="layout" draw:type="line" svg:x1="9.232cm" svg:y1="5.731cm" svg:x2="12.471cm" svg:y2="5.731cm" draw:start-shape="id29" draw:start-glue-point="10" draw:end-shape="id30" draw:end-glue-point="6" svg:d="M9232 5731h3239" svg:viewBox="0 0 3240 1">
          <text:p text:style-name="P8">8</text:p>
        </draw:connector>
        <draw:connector draw:style-name="gr25" draw:text-style-name="P11" draw:layer="layout" draw:type="line" svg:x1="14.197cm" svg:y1="5.731cm" svg:x2="17.437cm" svg:y2="5.731cm" draw:start-shape="id30" draw:start-glue-point="10" draw:end-shape="id31" svg:d="M14197 5731h3240" svg:viewBox="0 0 3241 1">
          <text:p text:style-name="P8">7</text:p>
        </draw:connector>
        <draw:connector draw:style-name="gr26" draw:text-style-name="P11" draw:layer="layout" draw:type="line" svg:x1="8.369cm" svg:y1="6.382cm" svg:x2="8.37cm" svg:y2="12.7cm" draw:start-shape="id29" draw:start-glue-point="8" draw:end-shape="id32" draw:end-glue-point="4" svg:d="M8369 6382l1 6318" svg:viewBox="0 0 2 6319">
          <text:p text:style-name="P8">11</text:p>
        </draw:connector>
        <draw:connector draw:style-name="gr25" draw:text-style-name="P11" draw:layer="layout" draw:type="line" svg:x1="8.98cm" svg:y1="12.89cm" svg:x2="12.724cm" svg:y2="10.002cm" draw:start-shape="id32" draw:start-glue-point="11" draw:end-shape="id33" draw:end-glue-point="7" svg:d="M8980 12890l3744-2888" svg:viewBox="0 0 3745 2889">
          <text:p text:style-name="P8">7</text:p>
        </draw:connector>
        <draw:connector draw:style-name="gr35" draw:text-style-name="P11" draw:layer="layout" draw:type="line" svg:x1="9.233cm" svg:y1="13.351cm" svg:x2="12.471cm" svg:y2="13.351cm" draw:start-shape="id32" draw:start-glue-point="10" draw:end-shape="id34" svg:d="M9233 13351h3238" svg:viewBox="0 0 3239 1">
          <text:p text:style-name="P8">1</text:p>
        </draw:connector>
        <draw:connector draw:style-name="gr26" draw:text-style-name="P11" draw:layer="layout" draw:type="line" svg:x1="13.334cm" svg:y1="6.382cm" svg:x2="13.335cm" svg:y2="8.89cm" draw:start-shape="id30" draw:start-glue-point="8" draw:end-shape="id33" svg:d="M13334 6382l1 2508" svg:viewBox="0 0 2 2509">
          <text:p text:style-name="P8">2</text:p>
        </draw:connector>
        <draw:connector draw:style-name="gr25" draw:text-style-name="P11" draw:layer="layout" draw:type="line" svg:x1="14.197cm" svg:y1="13.351cm" svg:x2="17.437cm" svg:y2="13.351cm" draw:start-shape="id34" draw:start-glue-point="10" draw:end-shape="id35" draw:end-glue-point="6" svg:d="M14197 13351h3240" svg:viewBox="0 0 3241 1">
          <text:p text:style-name="P8">2</text:p>
        </draw:connector>
        <draw:connector draw:style-name="gr27" draw:text-style-name="P11" draw:layer="layout" draw:type="line" svg:x1="13.335cm" svg:y1="10.192cm" svg:x2="13.334cm" svg:y2="12.7cm" draw:start-shape="id33" draw:end-shape="id34" draw:end-glue-point="4" svg:d="M13335 10192l-1 2508" svg:viewBox="0 0 2 2509">
          <text:p text:style-name="P8">6</text:p>
        </draw:connector>
        <draw:connector draw:style-name="gr28" draw:text-style-name="P11" draw:layer="layout" draw:type="line" svg:x1="13.945cm" svg:y1="6.192cm" svg:x2="17.69cm" svg:y2="12.89cm" draw:start-shape="id30" draw:start-glue-point="9" draw:end-shape="id35" draw:end-glue-point="5" svg:d="M13945 6192l3745 6698" svg:viewBox="0 0 3746 6699">
          <text:p text:style-name="P8">4</text:p>
        </draw:connector>
        <draw:connector draw:style-name="gr27" draw:text-style-name="P11" draw:layer="layout" draw:type="line" svg:x1="18.301cm" svg:y1="6.382cm" svg:x2="18.301cm" svg:y2="12.7cm" draw:start-shape="id31" draw:start-glue-point="8" draw:end-shape="id35" draw:end-glue-point="4" svg:d="M18301 6382v6318" svg:viewBox="0 0 1 6319">
          <text:p text:style-name="P8">14</text:p>
        </draw:connector>
        <draw:connector draw:style-name="gr29" draw:text-style-name="P11" draw:layer="layout" draw:type="line" svg:x1="18.911cm" svg:y1="6.192cm" svg:x2="22.656cm" svg:y2="9.08cm" draw:start-shape="id31" draw:start-glue-point="9" draw:end-shape="id36" draw:end-glue-point="5" svg:d="M18911 6192l3745 2888" svg:viewBox="0 0 3746 2889">
          <text:p text:style-name="P8">10</text:p>
        </draw:connector>
        <draw:connector draw:style-name="gr30" draw:text-style-name="P11" draw:layer="layout" draw:type="line" svg:x1="18.911cm" svg:y1="12.89cm" svg:x2="22.656cm" svg:y2="10.002cm" draw:start-shape="id35" draw:start-glue-point="11" draw:end-shape="id36" draw:end-glue-point="7" svg:d="M18911 12890l3745-2888" svg:viewBox="0 0 3746 2889">
          <text:p text:style-name="P8">10</text:p>
        </draw:connector>
        <draw:connector draw:style-name="gr33" draw:text-style-name="P11" draw:layer="layout" draw:type="line" svg:x1="4.014cm" svg:y1="10.002cm" svg:x2="7.759cm" svg:y2="12.89cm" draw:start-shape="id28" draw:start-glue-point="9" draw:end-shape="id32" draw:end-glue-point="5" svg:d="M4014 10002l3745 2888" svg:viewBox="0 0 3746 2889">
          <text:p text:style-name="P8">8</text:p>
        </draw:connector>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Dijkstra’s Algorithm: Example</text:p>
          </draw:text-box>
        </draw:frame>
        <draw:custom-shape draw:style-name="gr17" draw:text-style-name="P9" xml:id="id37" draw:id="id37"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38" draw:id="id38" draw:layer="layout" svg:width="1.726cm" svg:height="1.302cm" svg:x="7.506cm" svg:y="5.08cm">
          <text:p text:style-name="P8">1<text:span text:style-name="T29">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41" draw:id="id41"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39" draw:id="id39" draw:layer="layout" svg:width="1.726cm" svg:height="1.302cm" svg:x="12.471cm" svg:y="5.0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0" xml:id="id42" draw:id="id42" draw:layer="layout" svg:width="1.728cm" svg:height="1.302cm" svg:x="12.471cm" svg:y="8.89cm">
          <text:p text:style-name="P8">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9" xml:id="id43" draw:id="id43" draw:layer="layout" svg:width="1.726cm" svg:height="1.302cm" svg:x="12.471cm" svg:y="12.7cm">
          <text:p text:style-name="P8">6<text:span text:style-name="T28"> (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0" xml:id="id40" draw:id="id40" draw:layer="layout" svg:width="1.727cm" svg:height="1.302cm" svg:x="17.437cm" svg:y="5.08cm">
          <text:p text:style-name="P8">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44" draw:id="id44" draw:layer="layout" svg:width="1.727cm" svg:height="1.302cm" svg:x="17.437cm" svg:y="12.7cm">
          <text:p text:style-name="P8">5<text:span text:style-name="T28"> (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0" xml:id="id45" draw:id="id45" draw:layer="layout" svg:width="1.727cm" svg:height="1.302cm" svg:x="22.403cm" svg:y="8.89cm">
          <text:p text:style-name="P8">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1" draw:layer="layout" draw:type="line" svg:x1="4.014cm" svg:y1="9.08cm" svg:x2="7.758cm" svg:y2="6.192cm" draw:start-shape="id37" draw:start-glue-point="11" draw:end-shape="id38" draw:end-glue-point="7" svg:d="M4014 9080l3744-2888" svg:viewBox="0 0 3745 2889">
          <text:p text:style-name="P8">4</text:p>
        </draw:connector>
        <draw:connector draw:style-name="gr25" draw:text-style-name="P11" draw:layer="layout" draw:type="line" svg:x1="9.232cm" svg:y1="5.731cm" svg:x2="12.471cm" svg:y2="5.731cm" draw:start-shape="id38" draw:start-glue-point="10" draw:end-shape="id39" draw:end-glue-point="6" svg:d="M9232 5731h3239" svg:viewBox="0 0 3240 1">
          <text:p text:style-name="P8">8</text:p>
        </draw:connector>
        <draw:connector draw:style-name="gr25" draw:text-style-name="P11" draw:layer="layout" draw:type="line" svg:x1="14.197cm" svg:y1="5.731cm" svg:x2="17.437cm" svg:y2="5.731cm" draw:start-shape="id39" draw:start-glue-point="10" draw:end-shape="id40" svg:d="M14197 5731h3240" svg:viewBox="0 0 3241 1">
          <text:p text:style-name="P8">7</text:p>
        </draw:connector>
        <draw:connector draw:style-name="gr26" draw:text-style-name="P11" draw:layer="layout" draw:type="line" svg:x1="8.369cm" svg:y1="6.382cm" svg:x2="8.37cm" svg:y2="12.7cm" draw:start-shape="id38" draw:start-glue-point="8" draw:end-shape="id41" draw:end-glue-point="4" svg:d="M8369 6382l1 6318" svg:viewBox="0 0 2 6319">
          <text:p text:style-name="P8">11</text:p>
        </draw:connector>
        <draw:connector draw:style-name="gr25" draw:text-style-name="P11" draw:layer="layout" draw:type="line" svg:x1="8.98cm" svg:y1="12.89cm" svg:x2="12.724cm" svg:y2="10.002cm" draw:start-shape="id41" draw:start-glue-point="11" draw:end-shape="id42" draw:end-glue-point="7" svg:d="M8980 12890l3744-2888" svg:viewBox="0 0 3745 2889">
          <text:p text:style-name="P8">7</text:p>
        </draw:connector>
        <draw:connector draw:style-name="gr35" draw:text-style-name="P11" draw:layer="layout" draw:type="line" svg:x1="9.233cm" svg:y1="13.351cm" svg:x2="12.471cm" svg:y2="13.351cm" draw:start-shape="id41" draw:start-glue-point="10" draw:end-shape="id43" svg:d="M9233 13351h3238" svg:viewBox="0 0 3239 1">
          <text:p text:style-name="P8">1</text:p>
        </draw:connector>
        <draw:connector draw:style-name="gr26" draw:text-style-name="P11" draw:layer="layout" draw:type="line" svg:x1="13.334cm" svg:y1="6.382cm" svg:x2="13.335cm" svg:y2="8.89cm" draw:start-shape="id39" draw:start-glue-point="8" draw:end-shape="id42" svg:d="M13334 6382l1 2508" svg:viewBox="0 0 2 2509">
          <text:p text:style-name="P8">2</text:p>
        </draw:connector>
        <draw:connector draw:style-name="gr35" draw:text-style-name="P11" draw:layer="layout" draw:type="line" svg:x1="14.197cm" svg:y1="13.351cm" svg:x2="17.437cm" svg:y2="13.351cm" draw:start-shape="id43" draw:start-glue-point="10" draw:end-shape="id44" draw:end-glue-point="6" svg:d="M14197 13351h3240" svg:viewBox="0 0 3241 1">
          <text:p text:style-name="P8">2</text:p>
        </draw:connector>
        <draw:connector draw:style-name="gr27" draw:text-style-name="P11" draw:layer="layout" draw:type="line" svg:x1="13.335cm" svg:y1="10.192cm" svg:x2="13.334cm" svg:y2="12.7cm" draw:start-shape="id42" draw:end-shape="id43" draw:end-glue-point="4" svg:d="M13335 10192l-1 2508" svg:viewBox="0 0 2 2509">
          <text:p text:style-name="P8">6</text:p>
        </draw:connector>
        <draw:connector draw:style-name="gr28" draw:text-style-name="P11" draw:layer="layout" draw:type="line" svg:x1="13.945cm" svg:y1="6.192cm" svg:x2="17.69cm" svg:y2="12.89cm" draw:start-shape="id39" draw:start-glue-point="9" draw:end-shape="id44" draw:end-glue-point="5" svg:d="M13945 6192l3745 6698" svg:viewBox="0 0 3746 6699">
          <text:p text:style-name="P8">4</text:p>
        </draw:connector>
        <draw:connector draw:style-name="gr27" draw:text-style-name="P11" draw:layer="layout" draw:type="line" svg:x1="18.301cm" svg:y1="6.382cm" svg:x2="18.301cm" svg:y2="12.7cm" draw:start-shape="id40" draw:start-glue-point="8" draw:end-shape="id44" draw:end-glue-point="4" svg:d="M18301 6382v6318" svg:viewBox="0 0 1 6319">
          <text:p text:style-name="P8">14</text:p>
        </draw:connector>
        <draw:connector draw:style-name="gr29" draw:text-style-name="P11" draw:layer="layout" draw:type="line" svg:x1="18.911cm" svg:y1="6.192cm" svg:x2="22.656cm" svg:y2="9.08cm" draw:start-shape="id40" draw:start-glue-point="9" draw:end-shape="id45" draw:end-glue-point="5" svg:d="M18911 6192l3745 2888" svg:viewBox="0 0 3746 2889">
          <text:p text:style-name="P8">10</text:p>
        </draw:connector>
        <draw:connector draw:style-name="gr30" draw:text-style-name="P11" draw:layer="layout" draw:type="line" svg:x1="18.911cm" svg:y1="12.89cm" svg:x2="22.656cm" svg:y2="10.002cm" draw:start-shape="id44" draw:start-glue-point="11" draw:end-shape="id45" draw:end-glue-point="7" svg:d="M18911 12890l3745-2888" svg:viewBox="0 0 3746 2889">
          <text:p text:style-name="P8">10</text:p>
        </draw:connector>
        <draw:connector draw:style-name="gr33" draw:text-style-name="P11" draw:layer="layout" draw:type="line" svg:x1="4.014cm" svg:y1="10.002cm" svg:x2="7.759cm" svg:y2="12.89cm" draw:start-shape="id37" draw:start-glue-point="9" draw:end-shape="id41" draw:end-glue-point="5" svg:d="M4014 10002l3745 2888" svg:viewBox="0 0 3746 2889">
          <text:p text:style-name="P8">8</text:p>
        </draw:connector>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Dijkstra’s Algorithm: Example</text:p>
          </draw:text-box>
        </draw:frame>
        <draw:custom-shape draw:style-name="gr17" draw:text-style-name="P9" xml:id="id46" draw:id="id46"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47" draw:id="id47" draw:layer="layout" svg:width="1.726cm" svg:height="1.302cm" svg:x="7.506cm" svg:y="5.08cm">
          <text:p text:style-name="P8">1<text:span text:style-name="T29">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50" draw:id="id50"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48" draw:id="id48" draw:layer="layout" svg:width="1.726cm" svg:height="1.302cm" svg:x="12.471cm" svg:y="5.08cm">
          <text:p text:style-name="P8">2<text:span text:style-name="T28"> (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0" xml:id="id51" draw:id="id51" draw:layer="layout" svg:width="1.728cm" svg:height="1.302cm" svg:x="12.471cm" svg:y="8.89cm">
          <text:p text:style-name="P8">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9" xml:id="id52" draw:id="id52" draw:layer="layout" svg:width="1.726cm" svg:height="1.302cm" svg:x="12.471cm" svg:y="12.7cm">
          <text:p text:style-name="P8">6<text:span text:style-name="T28"> (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0" xml:id="id49" draw:id="id49" draw:layer="layout" svg:width="1.727cm" svg:height="1.302cm" svg:x="17.437cm" svg:y="5.08cm">
          <text:p text:style-name="P8">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53" draw:id="id53" draw:layer="layout" svg:width="1.727cm" svg:height="1.302cm" svg:x="17.437cm" svg:y="12.7cm">
          <text:p text:style-name="P8">5<text:span text:style-name="T28"> (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0" xml:id="id54" draw:id="id54" draw:layer="layout" svg:width="1.727cm" svg:height="1.302cm" svg:x="22.403cm" svg:y="8.89cm">
          <text:p text:style-name="P8">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1" draw:layer="layout" draw:type="line" svg:x1="4.014cm" svg:y1="9.08cm" svg:x2="7.758cm" svg:y2="6.192cm" draw:start-shape="id46" draw:start-glue-point="11" draw:end-shape="id47" draw:end-glue-point="7" svg:d="M4014 9080l3744-2888" svg:viewBox="0 0 3745 2889">
          <text:p text:style-name="P8">4</text:p>
        </draw:connector>
        <draw:connector draw:style-name="gr35" draw:text-style-name="P11" draw:layer="layout" draw:type="line" svg:x1="9.232cm" svg:y1="5.731cm" svg:x2="12.471cm" svg:y2="5.731cm" draw:start-shape="id47" draw:start-glue-point="10" draw:end-shape="id48" draw:end-glue-point="6" svg:d="M9232 5731h3239" svg:viewBox="0 0 3240 1">
          <text:p text:style-name="P8">8</text:p>
        </draw:connector>
        <draw:connector draw:style-name="gr25" draw:text-style-name="P11" draw:layer="layout" draw:type="line" svg:x1="14.197cm" svg:y1="5.731cm" svg:x2="17.437cm" svg:y2="5.731cm" draw:start-shape="id48" draw:start-glue-point="10" draw:end-shape="id49" svg:d="M14197 5731h3240" svg:viewBox="0 0 3241 1">
          <text:p text:style-name="P8">7</text:p>
        </draw:connector>
        <draw:connector draw:style-name="gr26" draw:text-style-name="P11" draw:layer="layout" draw:type="line" svg:x1="8.369cm" svg:y1="6.382cm" svg:x2="8.37cm" svg:y2="12.7cm" draw:start-shape="id47" draw:start-glue-point="8" draw:end-shape="id50" draw:end-glue-point="4" svg:d="M8369 6382l1 6318" svg:viewBox="0 0 2 6319">
          <text:p text:style-name="P8">11</text:p>
        </draw:connector>
        <draw:connector draw:style-name="gr25" draw:text-style-name="P11" draw:layer="layout" draw:type="line" svg:x1="8.98cm" svg:y1="12.89cm" svg:x2="12.724cm" svg:y2="10.002cm" draw:start-shape="id50" draw:start-glue-point="11" draw:end-shape="id51" draw:end-glue-point="7" svg:d="M8980 12890l3744-2888" svg:viewBox="0 0 3745 2889">
          <text:p text:style-name="P8">7</text:p>
        </draw:connector>
        <draw:connector draw:style-name="gr35" draw:text-style-name="P11" draw:layer="layout" draw:type="line" svg:x1="9.233cm" svg:y1="13.351cm" svg:x2="12.471cm" svg:y2="13.351cm" draw:start-shape="id50" draw:start-glue-point="10" draw:end-shape="id52" svg:d="M9233 13351h3238" svg:viewBox="0 0 3239 1">
          <text:p text:style-name="P8">1</text:p>
        </draw:connector>
        <draw:connector draw:style-name="gr26" draw:text-style-name="P11" draw:layer="layout" draw:type="line" svg:x1="13.334cm" svg:y1="6.382cm" svg:x2="13.335cm" svg:y2="8.89cm" draw:start-shape="id48" draw:start-glue-point="8" draw:end-shape="id51" svg:d="M13334 6382l1 2508" svg:viewBox="0 0 2 2509">
          <text:p text:style-name="P8">2</text:p>
        </draw:connector>
        <draw:connector draw:style-name="gr35" draw:text-style-name="P11" draw:layer="layout" draw:type="line" svg:x1="14.197cm" svg:y1="13.351cm" svg:x2="17.437cm" svg:y2="13.351cm" draw:start-shape="id52" draw:start-glue-point="10" draw:end-shape="id53" draw:end-glue-point="6" svg:d="M14197 13351h3240" svg:viewBox="0 0 3241 1">
          <text:p text:style-name="P8">2</text:p>
        </draw:connector>
        <draw:connector draw:style-name="gr27" draw:text-style-name="P11" draw:layer="layout" draw:type="line" svg:x1="13.335cm" svg:y1="10.192cm" svg:x2="13.334cm" svg:y2="12.7cm" draw:start-shape="id51" draw:end-shape="id52" draw:end-glue-point="4" svg:d="M13335 10192l-1 2508" svg:viewBox="0 0 2 2509">
          <text:p text:style-name="P8">6</text:p>
        </draw:connector>
        <draw:connector draw:style-name="gr28" draw:text-style-name="P11" draw:layer="layout" draw:type="line" svg:x1="13.945cm" svg:y1="6.192cm" svg:x2="17.69cm" svg:y2="12.89cm" draw:start-shape="id48" draw:start-glue-point="9" draw:end-shape="id53" draw:end-glue-point="5" svg:d="M13945 6192l3745 6698" svg:viewBox="0 0 3746 6699">
          <text:p text:style-name="P8">4</text:p>
        </draw:connector>
        <draw:connector draw:style-name="gr27" draw:text-style-name="P11" draw:layer="layout" draw:type="line" svg:x1="18.301cm" svg:y1="6.382cm" svg:x2="18.301cm" svg:y2="12.7cm" draw:start-shape="id49" draw:start-glue-point="8" draw:end-shape="id53" draw:end-glue-point="4" svg:d="M18301 6382v6318" svg:viewBox="0 0 1 6319">
          <text:p text:style-name="P8">14</text:p>
        </draw:connector>
        <draw:connector draw:style-name="gr29" draw:text-style-name="P11" draw:layer="layout" draw:type="line" svg:x1="18.911cm" svg:y1="6.192cm" svg:x2="22.656cm" svg:y2="9.08cm" draw:start-shape="id49" draw:start-glue-point="9" draw:end-shape="id54" draw:end-glue-point="5" svg:d="M18911 6192l3745 2888" svg:viewBox="0 0 3746 2889">
          <text:p text:style-name="P8">10</text:p>
        </draw:connector>
        <draw:connector draw:style-name="gr30" draw:text-style-name="P11" draw:layer="layout" draw:type="line" svg:x1="18.911cm" svg:y1="12.89cm" svg:x2="22.656cm" svg:y2="10.002cm" draw:start-shape="id53" draw:start-glue-point="11" draw:end-shape="id54" draw:end-glue-point="7" svg:d="M18911 12890l3745-2888" svg:viewBox="0 0 3746 2889">
          <text:p text:style-name="P8">10</text:p>
        </draw:connector>
        <draw:connector draw:style-name="gr33" draw:text-style-name="P11" draw:layer="layout" draw:type="line" svg:x1="4.014cm" svg:y1="10.002cm" svg:x2="7.759cm" svg:y2="12.89cm" draw:start-shape="id46" draw:start-glue-point="9" draw:end-shape="id50" draw:end-glue-point="5" svg:d="M4014 10002l3745 2888" svg:viewBox="0 0 3746 2889">
          <text:p text:style-name="P8">8</text:p>
        </draw:connector>
        <presentation:notes draw:style-name="dp2">
          <draw:page-thumbnail draw:style-name="gr1" draw:layer="layout" svg:width="17cm" svg:height="9.56cm" svg:x="2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Dijkstra’s Algorithm: Example</text:p>
          </draw:text-box>
        </draw:frame>
        <draw:custom-shape draw:style-name="gr17" draw:text-style-name="P9" xml:id="id55" draw:id="id55"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56" draw:id="id56" draw:layer="layout" svg:width="1.726cm" svg:height="1.302cm" svg:x="7.506cm" svg:y="5.08cm">
          <text:p text:style-name="P8">1<text:span text:style-name="T29">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59" draw:id="id59"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57" draw:id="id57" draw:layer="layout" svg:width="1.726cm" svg:height="1.302cm" svg:x="12.471cm" svg:y="5.08cm">
          <text:p text:style-name="P8">2<text:span text:style-name="T28"> (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9" xml:id="id60" draw:id="id60" draw:layer="layout" svg:width="1.728cm" svg:height="1.302cm" svg:x="12.471cm" svg:y="8.89cm">
          <text:p text:style-name="P8">8<text:span text:style-name="T28"> (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9" xml:id="id61" draw:id="id61" draw:layer="layout" svg:width="1.726cm" svg:height="1.302cm" svg:x="12.471cm" svg:y="12.7cm">
          <text:p text:style-name="P8">6<text:span text:style-name="T28"> (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0" xml:id="id58" draw:id="id58" draw:layer="layout" svg:width="1.727cm" svg:height="1.302cm" svg:x="17.437cm" svg:y="5.08cm">
          <text:p text:style-name="P8">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62" draw:id="id62" draw:layer="layout" svg:width="1.727cm" svg:height="1.302cm" svg:x="17.437cm" svg:y="12.7cm">
          <text:p text:style-name="P8">5<text:span text:style-name="T28"> (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0" xml:id="id63" draw:id="id63" draw:layer="layout" svg:width="1.727cm" svg:height="1.302cm" svg:x="22.403cm" svg:y="8.89cm">
          <text:p text:style-name="P8">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1" draw:layer="layout" draw:type="line" svg:x1="4.014cm" svg:y1="9.08cm" svg:x2="7.758cm" svg:y2="6.192cm" draw:start-shape="id55" draw:start-glue-point="11" draw:end-shape="id56" draw:end-glue-point="7" svg:d="M4014 9080l3744-2888" svg:viewBox="0 0 3745 2889">
          <text:p text:style-name="P8">4</text:p>
        </draw:connector>
        <draw:connector draw:style-name="gr35" draw:text-style-name="P11" draw:layer="layout" draw:type="line" svg:x1="9.232cm" svg:y1="5.731cm" svg:x2="12.471cm" svg:y2="5.731cm" draw:start-shape="id56" draw:start-glue-point="10" draw:end-shape="id57" draw:end-glue-point="6" svg:d="M9232 5731h3239" svg:viewBox="0 0 3240 1">
          <text:p text:style-name="P8">8</text:p>
        </draw:connector>
        <draw:connector draw:style-name="gr25" draw:text-style-name="P11" draw:layer="layout" draw:type="line" svg:x1="14.197cm" svg:y1="5.731cm" svg:x2="17.437cm" svg:y2="5.731cm" draw:start-shape="id57" draw:start-glue-point="10" draw:end-shape="id58" svg:d="M14197 5731h3240" svg:viewBox="0 0 3241 1">
          <text:p text:style-name="P8">7</text:p>
        </draw:connector>
        <draw:connector draw:style-name="gr26" draw:text-style-name="P11" draw:layer="layout" draw:type="line" svg:x1="8.369cm" svg:y1="6.382cm" svg:x2="8.37cm" svg:y2="12.7cm" draw:start-shape="id56" draw:start-glue-point="8" draw:end-shape="id59" draw:end-glue-point="4" svg:d="M8369 6382l1 6318" svg:viewBox="0 0 2 6319">
          <text:p text:style-name="P8">11</text:p>
        </draw:connector>
        <draw:connector draw:style-name="gr25" draw:text-style-name="P11" draw:layer="layout" draw:type="line" svg:x1="8.98cm" svg:y1="12.89cm" svg:x2="12.724cm" svg:y2="10.002cm" draw:start-shape="id59" draw:start-glue-point="11" draw:end-shape="id60" draw:end-glue-point="7" svg:d="M8980 12890l3744-2888" svg:viewBox="0 0 3745 2889">
          <text:p text:style-name="P8">7</text:p>
        </draw:connector>
        <draw:connector draw:style-name="gr35" draw:text-style-name="P11" draw:layer="layout" draw:type="line" svg:x1="9.233cm" svg:y1="13.351cm" svg:x2="12.471cm" svg:y2="13.351cm" draw:start-shape="id59" draw:start-glue-point="10" draw:end-shape="id61" svg:d="M9233 13351h3238" svg:viewBox="0 0 3239 1">
          <text:p text:style-name="P8">1</text:p>
        </draw:connector>
        <draw:connector draw:style-name="gr37" draw:text-style-name="P11" draw:layer="layout" draw:type="line" svg:x1="13.334cm" svg:y1="6.382cm" svg:x2="13.335cm" svg:y2="8.89cm" draw:start-shape="id57" draw:start-glue-point="8" draw:end-shape="id60" svg:d="M13334 6382l1 2508" svg:viewBox="0 0 2 2509">
          <text:p text:style-name="P8">2</text:p>
        </draw:connector>
        <draw:connector draw:style-name="gr35" draw:text-style-name="P11" draw:layer="layout" draw:type="line" svg:x1="14.197cm" svg:y1="13.351cm" svg:x2="17.437cm" svg:y2="13.351cm" draw:start-shape="id61" draw:start-glue-point="10" draw:end-shape="id62" draw:end-glue-point="6" svg:d="M14197 13351h3240" svg:viewBox="0 0 3241 1">
          <text:p text:style-name="P8">2</text:p>
        </draw:connector>
        <draw:connector draw:style-name="gr27" draw:text-style-name="P11" draw:layer="layout" draw:type="line" svg:x1="13.335cm" svg:y1="10.192cm" svg:x2="13.334cm" svg:y2="12.7cm" draw:start-shape="id60" draw:end-shape="id61" draw:end-glue-point="4" svg:d="M13335 10192l-1 2508" svg:viewBox="0 0 2 2509">
          <text:p text:style-name="P8">6</text:p>
        </draw:connector>
        <draw:connector draw:style-name="gr28" draw:text-style-name="P11" draw:layer="layout" draw:type="line" svg:x1="13.945cm" svg:y1="6.192cm" svg:x2="17.69cm" svg:y2="12.89cm" draw:start-shape="id57" draw:start-glue-point="9" draw:end-shape="id62" draw:end-glue-point="5" svg:d="M13945 6192l3745 6698" svg:viewBox="0 0 3746 6699">
          <text:p text:style-name="P8">4</text:p>
        </draw:connector>
        <draw:connector draw:style-name="gr27" draw:text-style-name="P11" draw:layer="layout" draw:type="line" svg:x1="18.301cm" svg:y1="6.382cm" svg:x2="18.301cm" svg:y2="12.7cm" draw:start-shape="id58" draw:start-glue-point="8" draw:end-shape="id62" draw:end-glue-point="4" svg:d="M18301 6382v6318" svg:viewBox="0 0 1 6319">
          <text:p text:style-name="P8">14</text:p>
        </draw:connector>
        <draw:connector draw:style-name="gr29" draw:text-style-name="P11" draw:layer="layout" draw:type="line" svg:x1="18.911cm" svg:y1="6.192cm" svg:x2="22.656cm" svg:y2="9.08cm" draw:start-shape="id58" draw:start-glue-point="9" draw:end-shape="id63" draw:end-glue-point="5" svg:d="M18911 6192l3745 2888" svg:viewBox="0 0 3746 2889">
          <text:p text:style-name="P8">10</text:p>
        </draw:connector>
        <draw:connector draw:style-name="gr30" draw:text-style-name="P11" draw:layer="layout" draw:type="line" svg:x1="18.911cm" svg:y1="12.89cm" svg:x2="22.656cm" svg:y2="10.002cm" draw:start-shape="id62" draw:start-glue-point="11" draw:end-shape="id63" draw:end-glue-point="7" svg:d="M18911 12890l3745-2888" svg:viewBox="0 0 3746 2889">
          <text:p text:style-name="P8">10</text:p>
        </draw:connector>
        <draw:connector draw:style-name="gr33" draw:text-style-name="P11" draw:layer="layout" draw:type="line" svg:x1="4.014cm" svg:y1="10.002cm" svg:x2="7.759cm" svg:y2="12.89cm" draw:start-shape="id55" draw:start-glue-point="9" draw:end-shape="id59" draw:end-glue-point="5" svg:d="M4014 10002l3745 2888" svg:viewBox="0 0 3746 2889">
          <text:p text:style-name="P8">8</text:p>
        </draw:connector>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Dijkstra’s Algorithm: Example</text:p>
          </draw:text-box>
        </draw:frame>
        <draw:custom-shape draw:style-name="gr17" draw:text-style-name="P9" xml:id="id64" draw:id="id64"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65" draw:id="id65" draw:layer="layout" svg:width="1.726cm" svg:height="1.302cm" svg:x="7.506cm" svg:y="5.08cm">
          <text:p text:style-name="P8">1<text:span text:style-name="T29">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68" draw:id="id68"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66" draw:id="id66" draw:layer="layout" svg:width="1.726cm" svg:height="1.302cm" svg:x="12.471cm" svg:y="5.08cm">
          <text:p text:style-name="P8">2<text:span text:style-name="T28"> (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9" xml:id="id69" draw:id="id69" draw:layer="layout" svg:width="1.728cm" svg:height="1.302cm" svg:x="12.471cm" svg:y="8.89cm">
          <text:p text:style-name="P8">8<text:span text:style-name="T28"> (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9" xml:id="id70" draw:id="id70" draw:layer="layout" svg:width="1.726cm" svg:height="1.302cm" svg:x="12.471cm" svg:y="12.7cm">
          <text:p text:style-name="P8">6<text:span text:style-name="T28"> (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9" xml:id="id67" draw:id="id67" draw:layer="layout" svg:width="1.727cm" svg:height="1.302cm" svg:x="17.437cm" svg:y="5.08cm">
          <text:p text:style-name="P8">3<text:span text:style-name="T28"> (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71" draw:id="id71" draw:layer="layout" svg:width="1.727cm" svg:height="1.302cm" svg:x="17.437cm" svg:y="12.7cm">
          <text:p text:style-name="P8">5<text:span text:style-name="T28"> (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0" xml:id="id72" draw:id="id72" draw:layer="layout" svg:width="1.727cm" svg:height="1.302cm" svg:x="22.403cm" svg:y="8.89cm">
          <text:p text:style-name="P8">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1" draw:layer="layout" draw:type="line" svg:x1="4.014cm" svg:y1="9.08cm" svg:x2="7.758cm" svg:y2="6.192cm" draw:start-shape="id64" draw:start-glue-point="11" draw:end-shape="id65" draw:end-glue-point="7" svg:d="M4014 9080l3744-2888" svg:viewBox="0 0 3745 2889">
          <text:p text:style-name="P8">4</text:p>
        </draw:connector>
        <draw:connector draw:style-name="gr35" draw:text-style-name="P11" draw:layer="layout" draw:type="line" svg:x1="9.232cm" svg:y1="5.731cm" svg:x2="12.471cm" svg:y2="5.731cm" draw:start-shape="id65" draw:start-glue-point="10" draw:end-shape="id66" draw:end-glue-point="6" svg:d="M9232 5731h3239" svg:viewBox="0 0 3240 1">
          <text:p text:style-name="P8">8</text:p>
        </draw:connector>
        <draw:connector draw:style-name="gr35" draw:text-style-name="P11" draw:layer="layout" draw:type="line" svg:x1="14.197cm" svg:y1="5.731cm" svg:x2="17.437cm" svg:y2="5.731cm" draw:start-shape="id66" draw:start-glue-point="10" draw:end-shape="id67" svg:d="M14197 5731h3240" svg:viewBox="0 0 3241 1">
          <text:p text:style-name="P8">7</text:p>
        </draw:connector>
        <draw:connector draw:style-name="gr26" draw:text-style-name="P11" draw:layer="layout" draw:type="line" svg:x1="8.369cm" svg:y1="6.382cm" svg:x2="8.37cm" svg:y2="12.7cm" draw:start-shape="id65" draw:start-glue-point="8" draw:end-shape="id68" draw:end-glue-point="4" svg:d="M8369 6382l1 6318" svg:viewBox="0 0 2 6319">
          <text:p text:style-name="P8">11</text:p>
        </draw:connector>
        <draw:connector draw:style-name="gr25" draw:text-style-name="P11" draw:layer="layout" draw:type="line" svg:x1="8.98cm" svg:y1="12.89cm" svg:x2="12.724cm" svg:y2="10.002cm" draw:start-shape="id68" draw:start-glue-point="11" draw:end-shape="id69" draw:end-glue-point="7" svg:d="M8980 12890l3744-2888" svg:viewBox="0 0 3745 2889">
          <text:p text:style-name="P8">7</text:p>
        </draw:connector>
        <draw:connector draw:style-name="gr35" draw:text-style-name="P11" draw:layer="layout" draw:type="line" svg:x1="9.233cm" svg:y1="13.351cm" svg:x2="12.471cm" svg:y2="13.351cm" draw:start-shape="id68" draw:start-glue-point="10" draw:end-shape="id70" svg:d="M9233 13351h3238" svg:viewBox="0 0 3239 1">
          <text:p text:style-name="P8">1</text:p>
        </draw:connector>
        <draw:connector draw:style-name="gr37" draw:text-style-name="P11" draw:layer="layout" draw:type="line" svg:x1="13.334cm" svg:y1="6.382cm" svg:x2="13.335cm" svg:y2="8.89cm" draw:start-shape="id66" draw:start-glue-point="8" draw:end-shape="id69" svg:d="M13334 6382l1 2508" svg:viewBox="0 0 2 2509">
          <text:p text:style-name="P8">2</text:p>
        </draw:connector>
        <draw:connector draw:style-name="gr35" draw:text-style-name="P11" draw:layer="layout" draw:type="line" svg:x1="14.197cm" svg:y1="13.351cm" svg:x2="17.437cm" svg:y2="13.351cm" draw:start-shape="id70" draw:start-glue-point="10" draw:end-shape="id71" draw:end-glue-point="6" svg:d="M14197 13351h3240" svg:viewBox="0 0 3241 1">
          <text:p text:style-name="P8">2</text:p>
        </draw:connector>
        <draw:connector draw:style-name="gr27" draw:text-style-name="P11" draw:layer="layout" draw:type="line" svg:x1="13.335cm" svg:y1="10.192cm" svg:x2="13.334cm" svg:y2="12.7cm" draw:start-shape="id69" draw:end-shape="id70" draw:end-glue-point="4" svg:d="M13335 10192l-1 2508" svg:viewBox="0 0 2 2509">
          <text:p text:style-name="P8">6</text:p>
        </draw:connector>
        <draw:connector draw:style-name="gr28" draw:text-style-name="P11" draw:layer="layout" draw:type="line" svg:x1="13.945cm" svg:y1="6.192cm" svg:x2="17.69cm" svg:y2="12.89cm" draw:start-shape="id66" draw:start-glue-point="9" draw:end-shape="id71" draw:end-glue-point="5" svg:d="M13945 6192l3745 6698" svg:viewBox="0 0 3746 6699">
          <text:p text:style-name="P8">4</text:p>
        </draw:connector>
        <draw:connector draw:style-name="gr27" draw:text-style-name="P11" draw:layer="layout" draw:type="line" svg:x1="18.301cm" svg:y1="6.382cm" svg:x2="18.301cm" svg:y2="12.7cm" draw:start-shape="id67" draw:start-glue-point="8" draw:end-shape="id71" draw:end-glue-point="4" svg:d="M18301 6382v6318" svg:viewBox="0 0 1 6319">
          <text:p text:style-name="P8">14</text:p>
        </draw:connector>
        <draw:connector draw:style-name="gr29" draw:text-style-name="P11" draw:layer="layout" draw:type="line" svg:x1="18.911cm" svg:y1="6.192cm" svg:x2="22.656cm" svg:y2="9.08cm" draw:start-shape="id67" draw:start-glue-point="9" draw:end-shape="id72" draw:end-glue-point="5" svg:d="M18911 6192l3745 2888" svg:viewBox="0 0 3746 2889">
          <text:p text:style-name="P8">10</text:p>
        </draw:connector>
        <draw:connector draw:style-name="gr30" draw:text-style-name="P11" draw:layer="layout" draw:type="line" svg:x1="18.911cm" svg:y1="12.89cm" svg:x2="22.656cm" svg:y2="10.002cm" draw:start-shape="id71" draw:start-glue-point="11" draw:end-shape="id72" draw:end-glue-point="7" svg:d="M18911 12890l3745-2888" svg:viewBox="0 0 3746 2889">
          <text:p text:style-name="P8">10</text:p>
        </draw:connector>
        <draw:connector draw:style-name="gr33" draw:text-style-name="P11" draw:layer="layout" draw:type="line" svg:x1="4.014cm" svg:y1="10.002cm" svg:x2="7.759cm" svg:y2="12.89cm" draw:start-shape="id64" draw:start-glue-point="9" draw:end-shape="id68" draw:end-glue-point="5" svg:d="M4014 10002l3745 2888" svg:viewBox="0 0 3746 2889">
          <text:p text:style-name="P8">8</text:p>
        </draw:connector>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Dijkstra’s Algorithm: Example</text:p>
          </draw:text-box>
        </draw:frame>
        <draw:custom-shape draw:style-name="gr17" draw:text-style-name="P9" xml:id="id73" draw:id="id73"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74" draw:id="id74" draw:layer="layout" svg:width="1.726cm" svg:height="1.302cm" svg:x="7.506cm" svg:y="5.08cm">
          <text:p text:style-name="P8">1<text:span text:style-name="T29">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77" draw:id="id77"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xml:id="id75" draw:id="id75" draw:layer="layout" svg:width="1.726cm" svg:height="1.302cm" svg:x="12.471cm" svg:y="5.08cm">
          <text:p text:style-name="P8">2<text:span text:style-name="T28"> (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9" xml:id="id78" draw:id="id78" draw:layer="layout" svg:width="1.728cm" svg:height="1.302cm" svg:x="12.471cm" svg:y="8.89cm">
          <text:p text:style-name="P8">8<text:span text:style-name="T28"> (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9" xml:id="id79" draw:id="id79" draw:layer="layout" svg:width="1.726cm" svg:height="1.302cm" svg:x="12.471cm" svg:y="12.7cm">
          <text:p text:style-name="P8">6<text:span text:style-name="T28"> (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9" xml:id="id76" draw:id="id76" draw:layer="layout" svg:width="1.727cm" svg:height="1.302cm" svg:x="17.437cm" svg:y="5.08cm">
          <text:p text:style-name="P8">3<text:span text:style-name="T28"> (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80" draw:id="id80" draw:layer="layout" svg:width="1.727cm" svg:height="1.302cm" svg:x="17.437cm" svg:y="12.7cm">
          <text:p text:style-name="P8">5<text:span text:style-name="T28"> (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9" xml:id="id81" draw:id="id81" draw:layer="layout" svg:width="1.727cm" svg:height="1.302cm" svg:x="22.403cm" svg:y="8.89cm">
          <text:p text:style-name="P8">4<text:span text:style-name="T28"> (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1" draw:layer="layout" draw:type="line" svg:x1="4.014cm" svg:y1="9.08cm" svg:x2="7.758cm" svg:y2="6.192cm" draw:start-shape="id73" draw:start-glue-point="11" draw:end-shape="id74" draw:end-glue-point="7" svg:d="M4014 9080l3744-2888" svg:viewBox="0 0 3745 2889">
          <text:p text:style-name="P8">4</text:p>
        </draw:connector>
        <draw:connector draw:style-name="gr35" draw:text-style-name="P11" draw:layer="layout" draw:type="line" svg:x1="9.232cm" svg:y1="5.731cm" svg:x2="12.471cm" svg:y2="5.731cm" draw:start-shape="id74" draw:start-glue-point="10" draw:end-shape="id75" draw:end-glue-point="6" svg:d="M9232 5731h3239" svg:viewBox="0 0 3240 1">
          <text:p text:style-name="P8">8</text:p>
        </draw:connector>
        <draw:connector draw:style-name="gr35" draw:text-style-name="P11" draw:layer="layout" draw:type="line" svg:x1="14.197cm" svg:y1="5.731cm" svg:x2="17.437cm" svg:y2="5.731cm" draw:start-shape="id75" draw:start-glue-point="10" draw:end-shape="id76" svg:d="M14197 5731h3240" svg:viewBox="0 0 3241 1">
          <text:p text:style-name="P8">7</text:p>
        </draw:connector>
        <draw:connector draw:style-name="gr26" draw:text-style-name="P11" draw:layer="layout" draw:type="line" svg:x1="8.369cm" svg:y1="6.382cm" svg:x2="8.37cm" svg:y2="12.7cm" draw:start-shape="id74" draw:start-glue-point="8" draw:end-shape="id77" draw:end-glue-point="4" svg:d="M8369 6382l1 6318" svg:viewBox="0 0 2 6319">
          <text:p text:style-name="P8">11</text:p>
        </draw:connector>
        <draw:connector draw:style-name="gr25" draw:text-style-name="P11" draw:layer="layout" draw:type="line" svg:x1="8.98cm" svg:y1="12.89cm" svg:x2="12.724cm" svg:y2="10.002cm" draw:start-shape="id77" draw:start-glue-point="11" draw:end-shape="id78" draw:end-glue-point="7" svg:d="M8980 12890l3744-2888" svg:viewBox="0 0 3745 2889">
          <text:p text:style-name="P8">7</text:p>
        </draw:connector>
        <draw:connector draw:style-name="gr35" draw:text-style-name="P11" draw:layer="layout" draw:type="line" svg:x1="9.233cm" svg:y1="13.351cm" svg:x2="12.471cm" svg:y2="13.351cm" draw:start-shape="id77" draw:start-glue-point="10" draw:end-shape="id79" svg:d="M9233 13351h3238" svg:viewBox="0 0 3239 1">
          <text:p text:style-name="P8">1</text:p>
        </draw:connector>
        <draw:connector draw:style-name="gr37" draw:text-style-name="P11" draw:layer="layout" draw:type="line" svg:x1="13.334cm" svg:y1="6.382cm" svg:x2="13.335cm" svg:y2="8.89cm" draw:start-shape="id75" draw:start-glue-point="8" draw:end-shape="id78" svg:d="M13334 6382l1 2508" svg:viewBox="0 0 2 2509">
          <text:p text:style-name="P8">2</text:p>
        </draw:connector>
        <draw:connector draw:style-name="gr35" draw:text-style-name="P11" draw:layer="layout" draw:type="line" svg:x1="14.197cm" svg:y1="13.351cm" svg:x2="17.437cm" svg:y2="13.351cm" draw:start-shape="id79" draw:start-glue-point="10" draw:end-shape="id80" draw:end-glue-point="6" svg:d="M14197 13351h3240" svg:viewBox="0 0 3241 1">
          <text:p text:style-name="P8">2</text:p>
        </draw:connector>
        <draw:connector draw:style-name="gr27" draw:text-style-name="P11" draw:layer="layout" draw:type="line" svg:x1="13.335cm" svg:y1="10.192cm" svg:x2="13.334cm" svg:y2="12.7cm" draw:start-shape="id78" draw:end-shape="id79" draw:end-glue-point="4" svg:d="M13335 10192l-1 2508" svg:viewBox="0 0 2 2509">
          <text:p text:style-name="P8">6</text:p>
        </draw:connector>
        <draw:connector draw:style-name="gr28" draw:text-style-name="P11" draw:layer="layout" draw:type="line" svg:x1="13.945cm" svg:y1="6.192cm" svg:x2="17.69cm" svg:y2="12.89cm" draw:start-shape="id75" draw:start-glue-point="9" draw:end-shape="id80" draw:end-glue-point="5" svg:d="M13945 6192l3745 6698" svg:viewBox="0 0 3746 6699">
          <text:p text:style-name="P8">4</text:p>
        </draw:connector>
        <draw:connector draw:style-name="gr27" draw:text-style-name="P11" draw:layer="layout" draw:type="line" svg:x1="18.301cm" svg:y1="6.382cm" svg:x2="18.301cm" svg:y2="12.7cm" draw:start-shape="id76" draw:start-glue-point="8" draw:end-shape="id80" draw:end-glue-point="4" svg:d="M18301 6382v6318" svg:viewBox="0 0 1 6319">
          <text:p text:style-name="P8">14</text:p>
        </draw:connector>
        <draw:connector draw:style-name="gr29" draw:text-style-name="P11" draw:layer="layout" draw:type="line" svg:x1="18.911cm" svg:y1="6.192cm" svg:x2="22.656cm" svg:y2="9.08cm" draw:start-shape="id76" draw:start-glue-point="9" draw:end-shape="id81" draw:end-glue-point="5" svg:d="M18911 6192l3745 2888" svg:viewBox="0 0 3746 2889">
          <text:p text:style-name="P8">10</text:p>
        </draw:connector>
        <draw:connector draw:style-name="gr39" draw:text-style-name="P11" draw:layer="layout" draw:type="line" svg:x1="18.911cm" svg:y1="12.89cm" svg:x2="22.656cm" svg:y2="10.002cm" draw:start-shape="id80" draw:start-glue-point="11" draw:end-shape="id81" draw:end-glue-point="7" svg:d="M18911 12890l3745-2888" svg:viewBox="0 0 3746 2889">
          <text:p text:style-name="P8">10</text:p>
        </draw:connector>
        <draw:connector draw:style-name="gr33" draw:text-style-name="P11" draw:layer="layout" draw:type="line" svg:x1="4.014cm" svg:y1="10.002cm" svg:x2="7.759cm" svg:y2="12.89cm" draw:start-shape="id73" draw:start-glue-point="9" draw:end-shape="id77" draw:end-glue-point="5" svg:d="M4014 10002l3745 2888" svg:viewBox="0 0 3746 2889">
          <text:p text:style-name="P8">8</text:p>
        </draw:connector>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Bellman-Ford Algorithm</text:p>
          </draw:text-box>
        </draw:frame>
        <draw:frame presentation:style-name="pr8" draw:layer="layout" svg:width="25.2cm" svg:height="9.852cm" svg:x="1.4cm" svg:y="4.318cm" presentation:class="outline" presentation:user-transformed="true">
          <draw:text-box>
            <text:list text:style-name="L2">
              <text:list-item>
                <text:p>Dijkstra’s algorithm has a subtle but significant weakness: If assumes that adding a node to the tree will never result in a lower cost of the path from the start to that node, vs. the path from the start to the node’s predecessor. In other words, it fails if any edge costs are negative. </text:p>
              </text:list-item>
              <text:list-item>
                <text:p>In the 1950s, an algorithm that handled negative edge costs was proposed or published independently by 4 researchers: Alfonso Shimbel, Lester Ford Jr., Edward F. Moore, and Richard Bellman. This algorithm has the capability not only to handle negative-cost edges, but also to detect negative-cost cycles.</text:p>
              </text:list-item>
              <text:list-item>
                <text:p>The Bellman-Ford algorithm (as it is most commonly known) is less efficient than Dijkstra’s algorithm*, but more flexible—and more amenable to parallel or distributed computation.</text:p>
              </text:list-item>
            </text:list>
            <text:p text:style-name="P14"><text:span text:style-name="T30">*</text:span><text:span text:style-name="T30"><text:tab/></text:span><text:span text:style-name="T30">Depending on the data structures used, Dijkstra’s algorithm is </text:span><text:span text:style-name="T31">O</text:span><text:span text:style-name="T32">(</text:span><text:span text:style-name="T31">E</text:span><text:span text:style-name="T32"> log </text:span><text:span text:style-name="T31">V</text:span><text:span text:style-name="T32">)</text:span><text:span text:style-name="T30"> or </text:span><text:span text:style-name="T31">O</text:span><text:span text:style-name="T32">(</text:span><text:span text:style-name="T31">V</text:span><text:span text:style-name="T32"> log </text:span><text:span text:style-name="T31">V</text:span><text:span text:style-name="T32">)</text:span><text:span text:style-name="T30">; Bellman-Ford is </text:span><text:span text:style-name="T31">O</text:span><text:span text:style-name="T32">(</text:span><text:span text:style-name="T31">EV</text:span><text:span text:style-name="T32">)</text:span><text:span text:style-name="T30">, or for a very dense graph, </text:span><text:span text:style-name="T31">O</text:span><text:span text:style-name="T32">(</text:span><text:span text:style-name="T31">V</text:span><text:span text:style-name="T33">3</text:span><text:span text:style-name="T32">)</text:span><text:span text:style-name="T30">. </text:span></text:p>
          </draw:text-box>
        </draw:frame>
        <presentation:notes draw:style-name="dp2">
          <draw:page-thumbnail draw:style-name="gr1" draw:layer="layout" svg:width="17cm" svg:height="9.56cm" svg:x="2cm" svg:y="2.5cm" draw:page-number="20" presentation:class="page"/>
          <draw:frame presentation:style-name="pr6" draw:text-style-name="P15" draw:layer="layout" svg:width="17cm" svg:height="14cm" svg:x="2cm" svg:y="13cm" presentation:class="notes" presentation:placeholder="true">
            <draw:text-box/>
          </draw:frame>
        </presentation:notes>
      </draw:page>
      <draw:page draw:name="page21"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A* Search Algorithm</text:p>
          </draw:text-box>
        </draw:frame>
        <draw:frame presentation:style-name="pr8" draw:layer="layout" svg:width="25.2cm" svg:height="9.852cm" svg:x="1.4cm" svg:y="4.318cm" presentation:class="outline">
          <draw:text-box>
            <text:list text:style-name="L2">
              <text:list-item>
                <text:p><text:span text:style-name="T12">A* is an algorithm for solving the shortest path problem (and other related graph traversal problems), first published in 1968 by Peter Hart, Hans Nilsson, and Bertram Raphael, of SRI International. </text:span></text:p>
              </text:list-item>
              <text:list-item>
                <text:p>A* extends Dijkstra’s algorithm by incorporating additional information into the process by which new nodes are added to the tree. In practice, this <text:span text:style-name="T3">can</text:span> exclude from consideration significant sections of the overall graph, and more quickly identify nodes along the shortest path. </text:p>
              </text:list-item>
              <text:list-item>
                <text:p>Instead of adding to the tree the node that has the minimum total path length from the starting node, the node that has the minimum sum of the total path length and an <text:span text:style-name="T3">estimated</text:span> distance to the destination node is chosen for addition to the tree.</text:p>
              </text:list-item>
              <text:list-item>
                <text:p><text:span text:style-name="T19">Where might we obtain these estimated distances, in practice?</text:span></text:p>
              </text:list-item>
            </text:list>
          </draw:text-box>
        </draw:frame>
        <presentation:notes draw:style-name="dp2">
          <draw:page-thumbnail draw:style-name="gr1" draw:layer="layout" svg:width="17cm" svg:height="9.56cm" svg:x="2cm" svg:y="2.5cm" draw:page-number="21" presentation:class="page"/>
          <draw:frame presentation:style-name="pr6" draw:text-style-name="P15" draw:layer="layout" svg:width="17cm" svg:height="14cm" svg:x="2cm" svg:y="13cm" presentation:class="notes" presentation:placeholder="true">
            <draw:text-box/>
          </draw:frame>
        </presentation:notes>
      </draw:page>
      <draw:page draw:name="page22"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A* Search: Example</text:p>
          </draw:text-box>
        </draw:frame>
        <draw:custom-shape draw:style-name="gr40" draw:text-style-name="P9" xml:id="id82" draw:id="id82"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0" xml:id="id83" draw:id="id83" draw:layer="layout" svg:width="1.726cm" svg:height="1.302cm" svg:x="7.506cm" svg:y="5.08cm">
          <text:p text:style-name="P8">1<text:span text:style-name="T28"> </text:span><text:span text:style-name="T34">[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0" xml:id="id86" draw:id="id86" draw:layer="layout" svg:width="1.727cm" svg:height="1.302cm" svg:x="7.506cm" svg:y="12.7cm">
          <text:p text:style-name="P8">7<text:span text:style-name="T28"> </text:span><text:span text:style-name="T34">[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8" xml:id="id84" draw:id="id84" draw:layer="layout" svg:width="1.726cm" svg:height="1.302cm" svg:x="12.471cm" svg:y="5.08cm">
          <text:p text:style-name="P8">2<text:span text:style-name="T28"> </text:span><text:span text:style-name="T34">[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8" xml:id="id87" draw:id="id87" draw:layer="layout" svg:width="1.728cm" svg:height="1.302cm" svg:x="12.471cm" svg:y="8.89cm">
          <text:p text:style-name="P8">8<text:span text:style-name="T28"> </text:span><text:span text:style-name="T34">[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8" xml:id="id88" draw:id="id88" draw:layer="layout" svg:width="1.726cm" svg:height="1.302cm" svg:x="12.471cm" svg:y="12.7cm">
          <text:p text:style-name="P8">6<text:span text:style-name="T28"> </text:span><text:span text:style-name="T34">[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8" xml:id="id85" draw:id="id85" draw:layer="layout" svg:width="1.727cm" svg:height="1.302cm" svg:x="17.437cm" svg:y="5.08cm">
          <text:p text:style-name="P8">3<text:span text:style-name="T28"> </text:span><text:span text:style-name="T3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xml:id="id89" draw:id="id89" draw:layer="layout" svg:width="1.727cm" svg:height="1.302cm" svg:x="17.437cm" svg:y="12.7cm">
          <text:p text:style-name="P8">5<text:span text:style-name="T28"> </text:span><text:span text:style-name="T34">[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xml:id="id90" draw:id="id90" draw:layer="layout" svg:width="1.727cm" svg:height="1.302cm" svg:x="22.403cm" svg:y="8.89cm">
          <text:p text:style-name="P8"><text:span text:style-name="T35">4</text:span><text:span text:style-name="T34">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 draw:text-style-name="P11" draw:layer="layout" draw:type="line" svg:x1="4.014cm" svg:y1="9.08cm" svg:x2="7.758cm" svg:y2="6.192cm" draw:start-shape="id82" draw:start-glue-point="11" draw:end-shape="id83" draw:end-glue-point="7" svg:d="M4014 9080l3744-2888" svg:viewBox="0 0 3745 2889">
          <text:p text:style-name="P8">4</text:p>
        </draw:connector>
        <draw:connector draw:style-name="gr48" draw:text-style-name="P11" draw:layer="layout" draw:type="line" svg:x1="9.232cm" svg:y1="5.731cm" svg:x2="12.471cm" svg:y2="5.731cm" draw:start-shape="id83" draw:start-glue-point="10" draw:end-shape="id84" draw:end-glue-point="6" svg:d="M9232 5731h3239" svg:viewBox="0 0 3240 1">
          <text:p text:style-name="P8">8</text:p>
        </draw:connector>
        <draw:connector draw:style-name="gr48" draw:text-style-name="P11" draw:layer="layout" draw:type="line" svg:x1="14.197cm" svg:y1="5.731cm" svg:x2="17.437cm" svg:y2="5.731cm" draw:start-shape="id84" draw:start-glue-point="10" draw:end-shape="id85" svg:d="M14197 5731h3240" svg:viewBox="0 0 3241 1">
          <text:p text:style-name="P8">7</text:p>
        </draw:connector>
        <draw:connector draw:style-name="gr49" draw:text-style-name="P11" draw:layer="layout" draw:type="line" svg:x1="8.369cm" svg:y1="6.382cm" svg:x2="8.37cm" svg:y2="12.7cm" draw:start-shape="id83" draw:start-glue-point="8" draw:end-shape="id86" draw:end-glue-point="4" svg:d="M8369 6382l1 6318" svg:viewBox="0 0 2 6319">
          <text:p text:style-name="P8">11</text:p>
        </draw:connector>
        <draw:connector draw:style-name="gr48" draw:text-style-name="P11" draw:layer="layout" draw:type="line" svg:x1="8.98cm" svg:y1="12.89cm" svg:x2="12.724cm" svg:y2="10.002cm" draw:start-shape="id86" draw:start-glue-point="11" draw:end-shape="id87" draw:end-glue-point="7" svg:d="M8980 12890l3744-2888" svg:viewBox="0 0 3745 2889">
          <text:p text:style-name="P8">7</text:p>
        </draw:connector>
        <draw:connector draw:style-name="gr48" draw:text-style-name="P11" draw:layer="layout" draw:type="line" svg:x1="9.233cm" svg:y1="13.351cm" svg:x2="12.471cm" svg:y2="13.351cm" draw:start-shape="id86" draw:start-glue-point="10" draw:end-shape="id88" svg:d="M9233 13351h3238" svg:viewBox="0 0 3239 1">
          <text:p text:style-name="P8">1</text:p>
        </draw:connector>
        <draw:connector draw:style-name="gr49" draw:text-style-name="P11" draw:layer="layout" draw:type="line" svg:x1="13.334cm" svg:y1="6.382cm" svg:x2="13.335cm" svg:y2="8.89cm" draw:start-shape="id84" draw:start-glue-point="8" draw:end-shape="id87" svg:d="M13334 6382l1 2508" svg:viewBox="0 0 2 2509">
          <text:p text:style-name="P8">2</text:p>
        </draw:connector>
        <draw:connector draw:style-name="gr48" draw:text-style-name="P11" draw:layer="layout" draw:type="line" svg:x1="14.197cm" svg:y1="13.351cm" svg:x2="17.437cm" svg:y2="13.351cm" draw:start-shape="id88" draw:start-glue-point="10" draw:end-shape="id89" draw:end-glue-point="6" svg:d="M14197 13351h3240" svg:viewBox="0 0 3241 1">
          <text:p text:style-name="P8">2</text:p>
        </draw:connector>
        <draw:connector draw:style-name="gr50" draw:text-style-name="P11" draw:layer="layout" draw:type="line" svg:x1="13.335cm" svg:y1="10.192cm" svg:x2="13.334cm" svg:y2="12.7cm" draw:start-shape="id87" draw:end-shape="id88" draw:end-glue-point="4" svg:d="M13335 10192l-1 2508" svg:viewBox="0 0 2 2509">
          <text:p text:style-name="P8">6</text:p>
        </draw:connector>
        <draw:connector draw:style-name="gr51" draw:text-style-name="P11" draw:layer="layout" draw:type="line" svg:x1="13.945cm" svg:y1="6.192cm" svg:x2="17.69cm" svg:y2="12.89cm" draw:start-shape="id84" draw:start-glue-point="9" draw:end-shape="id89" draw:end-glue-point="5" svg:d="M13945 6192l3745 6698" svg:viewBox="0 0 3746 6699">
          <text:p text:style-name="P8">4</text:p>
        </draw:connector>
        <draw:connector draw:style-name="gr50" draw:text-style-name="P11" draw:layer="layout" draw:type="line" svg:x1="18.301cm" svg:y1="6.382cm" svg:x2="18.301cm" svg:y2="12.7cm" draw:start-shape="id85" draw:start-glue-point="8" draw:end-shape="id89" draw:end-glue-point="4" svg:d="M18301 6382v6318" svg:viewBox="0 0 1 6319">
          <text:p text:style-name="P8">14</text:p>
        </draw:connector>
        <draw:connector draw:style-name="gr52" draw:text-style-name="P11" draw:layer="layout" draw:type="line" svg:x1="18.911cm" svg:y1="6.192cm" svg:x2="22.656cm" svg:y2="9.08cm" draw:start-shape="id85" draw:start-glue-point="9" draw:end-shape="id90" draw:end-glue-point="5" svg:d="M18911 6192l3745 2888" svg:viewBox="0 0 3746 2889">
          <text:p text:style-name="P8">10</text:p>
        </draw:connector>
        <draw:connector draw:style-name="gr53" draw:text-style-name="P11" draw:layer="layout" draw:type="line" svg:x1="18.911cm" svg:y1="12.89cm" svg:x2="22.656cm" svg:y2="10.002cm" draw:start-shape="id89" draw:start-glue-point="11" draw:end-shape="id90" draw:end-glue-point="7" svg:d="M18911 12890l3745-2888" svg:viewBox="0 0 3746 2889">
          <text:p text:style-name="P8">10</text:p>
        </draw:connector>
        <draw:connector draw:style-name="gr51" draw:text-style-name="P11" draw:layer="layout" draw:type="line" svg:x1="4.014cm" svg:y1="10.002cm" svg:x2="7.759cm" svg:y2="12.89cm" draw:start-shape="id82" draw:start-glue-point="9" draw:end-shape="id86" draw:end-glue-point="5" svg:d="M4014 10002l3745 2888" svg:viewBox="0 0 3746 2889">
          <text:p text:style-name="P8">8</text:p>
        </draw:connector>
        <draw:frame draw:style-name="gr16" draw:text-style-name="P13" draw:layer="layout" svg:width="22.86cm" svg:height="1.727cm" svg:x="2.349cm" svg:y="14.179cm">
          <draw:text-box>
            <text:p text:style-name="P12"><text:span text:style-name="T28">Note: Before a node is added to the tree, the estimated distance from that node to the ending node is show italicized, in brackets. After it is added, the actual distance from the starting node is shown.</text:span></text:p>
          </draw:text-box>
        </draw:frame>
        <presentation:notes draw:style-name="dp2">
          <draw:page-thumbnail draw:style-name="gr1"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draw:page draw:name="page23"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A* Search: Example</text:p>
          </draw:text-box>
        </draw:frame>
        <draw:custom-shape draw:style-name="gr40" draw:text-style-name="P9" xml:id="id91" draw:id="id91"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xml:id="id92" draw:id="id92" draw:layer="layout" svg:width="1.726cm" svg:height="1.302cm" svg:x="7.506cm" svg:y="5.08cm">
          <text:p text:style-name="P8">1<text:span text:style-name="T28">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0" xml:id="id95" draw:id="id95" draw:layer="layout" svg:width="1.727cm" svg:height="1.302cm" svg:x="7.506cm" svg:y="12.7cm">
          <text:p text:style-name="P8">7<text:span text:style-name="T28"> </text:span><text:span text:style-name="T34">[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0" xml:id="id93" draw:id="id93" draw:layer="layout" svg:width="1.726cm" svg:height="1.302cm" svg:x="12.471cm" svg:y="5.08cm">
          <text:p text:style-name="P8">2<text:span text:style-name="T28"> </text:span><text:span text:style-name="T34">[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8" xml:id="id96" draw:id="id96" draw:layer="layout" svg:width="1.728cm" svg:height="1.302cm" svg:x="12.471cm" svg:y="8.89cm">
          <text:p text:style-name="P8">8<text:span text:style-name="T28"> </text:span><text:span text:style-name="T34">[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8" xml:id="id97" draw:id="id97" draw:layer="layout" svg:width="1.726cm" svg:height="1.302cm" svg:x="12.471cm" svg:y="12.7cm">
          <text:p text:style-name="P8">6<text:span text:style-name="T28"> </text:span><text:span text:style-name="T34">[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8" xml:id="id94" draw:id="id94" draw:layer="layout" svg:width="1.727cm" svg:height="1.302cm" svg:x="17.437cm" svg:y="5.08cm">
          <text:p text:style-name="P8">3<text:span text:style-name="T28"> </text:span><text:span text:style-name="T3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xml:id="id98" draw:id="id98" draw:layer="layout" svg:width="1.727cm" svg:height="1.302cm" svg:x="17.437cm" svg:y="12.7cm">
          <text:p text:style-name="P8">5<text:span text:style-name="T28"> </text:span><text:span text:style-name="T34">[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xml:id="id99" draw:id="id99" draw:layer="layout" svg:width="1.727cm" svg:height="1.302cm" svg:x="22.403cm" svg:y="8.89cm">
          <text:p text:style-name="P8"><text:span text:style-name="T35">4</text:span><text:span text:style-name="T34">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1" draw:layer="layout" draw:type="line" svg:x1="4.014cm" svg:y1="9.08cm" svg:x2="7.758cm" svg:y2="6.192cm" draw:start-shape="id91" draw:start-glue-point="11" draw:end-shape="id92" draw:end-glue-point="7" svg:d="M4014 9080l3744-2888" svg:viewBox="0 0 3745 2889">
          <text:p text:style-name="P8">4</text:p>
        </draw:connector>
        <draw:connector draw:style-name="gr48" draw:text-style-name="P11" draw:layer="layout" draw:type="line" svg:x1="9.232cm" svg:y1="5.731cm" svg:x2="12.471cm" svg:y2="5.731cm" draw:start-shape="id92" draw:start-glue-point="10" draw:end-shape="id93" draw:end-glue-point="6" svg:d="M9232 5731h3239" svg:viewBox="0 0 3240 1">
          <text:p text:style-name="P8">8</text:p>
        </draw:connector>
        <draw:connector draw:style-name="gr48" draw:text-style-name="P11" draw:layer="layout" draw:type="line" svg:x1="14.197cm" svg:y1="5.731cm" svg:x2="17.437cm" svg:y2="5.731cm" draw:start-shape="id93" draw:start-glue-point="10" draw:end-shape="id94" svg:d="M14197 5731h3240" svg:viewBox="0 0 3241 1">
          <text:p text:style-name="P8">7</text:p>
        </draw:connector>
        <draw:connector draw:style-name="gr49" draw:text-style-name="P11" draw:layer="layout" draw:type="line" svg:x1="8.369cm" svg:y1="6.382cm" svg:x2="8.37cm" svg:y2="12.7cm" draw:start-shape="id92" draw:start-glue-point="8" draw:end-shape="id95" draw:end-glue-point="4" svg:d="M8369 6382l1 6318" svg:viewBox="0 0 2 6319">
          <text:p text:style-name="P8">11</text:p>
        </draw:connector>
        <draw:connector draw:style-name="gr48" draw:text-style-name="P11" draw:layer="layout" draw:type="line" svg:x1="8.98cm" svg:y1="12.89cm" svg:x2="12.724cm" svg:y2="10.002cm" draw:start-shape="id95" draw:start-glue-point="11" draw:end-shape="id96" draw:end-glue-point="7" svg:d="M8980 12890l3744-2888" svg:viewBox="0 0 3745 2889">
          <text:p text:style-name="P8">7</text:p>
        </draw:connector>
        <draw:connector draw:style-name="gr48" draw:text-style-name="P11" draw:layer="layout" draw:type="line" svg:x1="9.233cm" svg:y1="13.351cm" svg:x2="12.471cm" svg:y2="13.351cm" draw:start-shape="id95" draw:start-glue-point="10" draw:end-shape="id97" svg:d="M9233 13351h3238" svg:viewBox="0 0 3239 1">
          <text:p text:style-name="P8">1</text:p>
        </draw:connector>
        <draw:connector draw:style-name="gr49" draw:text-style-name="P11" draw:layer="layout" draw:type="line" svg:x1="13.334cm" svg:y1="6.382cm" svg:x2="13.335cm" svg:y2="8.89cm" draw:start-shape="id93" draw:start-glue-point="8" draw:end-shape="id96" svg:d="M13334 6382l1 2508" svg:viewBox="0 0 2 2509">
          <text:p text:style-name="P8">2</text:p>
        </draw:connector>
        <draw:connector draw:style-name="gr48" draw:text-style-name="P11" draw:layer="layout" draw:type="line" svg:x1="14.197cm" svg:y1="13.351cm" svg:x2="17.437cm" svg:y2="13.351cm" draw:start-shape="id97" draw:start-glue-point="10" draw:end-shape="id98" draw:end-glue-point="6" svg:d="M14197 13351h3240" svg:viewBox="0 0 3241 1">
          <text:p text:style-name="P8">2</text:p>
        </draw:connector>
        <draw:connector draw:style-name="gr50" draw:text-style-name="P11" draw:layer="layout" draw:type="line" svg:x1="13.335cm" svg:y1="10.192cm" svg:x2="13.334cm" svg:y2="12.7cm" draw:start-shape="id96" draw:end-shape="id97" draw:end-glue-point="4" svg:d="M13335 10192l-1 2508" svg:viewBox="0 0 2 2509">
          <text:p text:style-name="P8">6</text:p>
        </draw:connector>
        <draw:connector draw:style-name="gr51" draw:text-style-name="P11" draw:layer="layout" draw:type="line" svg:x1="13.945cm" svg:y1="6.192cm" svg:x2="17.69cm" svg:y2="12.89cm" draw:start-shape="id93" draw:start-glue-point="9" draw:end-shape="id98" draw:end-glue-point="5" svg:d="M13945 6192l3745 6698" svg:viewBox="0 0 3746 6699">
          <text:p text:style-name="P8">4</text:p>
        </draw:connector>
        <draw:connector draw:style-name="gr50" draw:text-style-name="P11" draw:layer="layout" draw:type="line" svg:x1="18.301cm" svg:y1="6.382cm" svg:x2="18.301cm" svg:y2="12.7cm" draw:start-shape="id94" draw:start-glue-point="8" draw:end-shape="id98" draw:end-glue-point="4" svg:d="M18301 6382v6318" svg:viewBox="0 0 1 6319">
          <text:p text:style-name="P8">14</text:p>
        </draw:connector>
        <draw:connector draw:style-name="gr52" draw:text-style-name="P11" draw:layer="layout" draw:type="line" svg:x1="18.911cm" svg:y1="6.192cm" svg:x2="22.656cm" svg:y2="9.08cm" draw:start-shape="id94" draw:start-glue-point="9" draw:end-shape="id99" draw:end-glue-point="5" svg:d="M18911 6192l3745 2888" svg:viewBox="0 0 3746 2889">
          <text:p text:style-name="P8">10</text:p>
        </draw:connector>
        <draw:connector draw:style-name="gr53" draw:text-style-name="P11" draw:layer="layout" draw:type="line" svg:x1="18.911cm" svg:y1="12.89cm" svg:x2="22.656cm" svg:y2="10.002cm" draw:start-shape="id98" draw:start-glue-point="11" draw:end-shape="id99" draw:end-glue-point="7" svg:d="M18911 12890l3745-2888" svg:viewBox="0 0 3746 2889">
          <text:p text:style-name="P8">10</text:p>
        </draw:connector>
        <draw:connector draw:style-name="gr51" draw:text-style-name="P11" draw:layer="layout" draw:type="line" svg:x1="4.014cm" svg:y1="10.002cm" svg:x2="7.759cm" svg:y2="12.89cm" draw:start-shape="id91" draw:start-glue-point="9" draw:end-shape="id95" draw:end-glue-point="5" svg:d="M4014 10002l3745 2888" svg:viewBox="0 0 3746 2889">
          <text:p text:style-name="P8">8</text:p>
        </draw:connector>
        <presentation:notes draw:style-name="dp2">
          <draw:page-thumbnail draw:style-name="gr1" draw:layer="layout" svg:width="17cm" svg:height="9.56cm" svg:x="2cm" svg:y="2.5cm" draw:page-number="23" presentation:class="page"/>
          <draw:frame presentation:style-name="pr6" draw:text-style-name="P1" draw:layer="layout" svg:width="17cm" svg:height="14cm" svg:x="2cm" svg:y="13cm" presentation:class="notes" presentation:placeholder="true">
            <draw:text-box/>
          </draw:frame>
        </presentation:notes>
      </draw:page>
      <draw:page draw:name="page24"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A* Search: Example</text:p>
          </draw:text-box>
        </draw:frame>
        <draw:custom-shape draw:style-name="gr40" draw:text-style-name="P9" xml:id="id100" draw:id="id100"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xml:id="id101" draw:id="id101" draw:layer="layout" svg:width="1.726cm" svg:height="1.302cm" svg:x="7.506cm" svg:y="5.08cm">
          <text:p text:style-name="P8">1<text:span text:style-name="T28">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9" xml:id="id104" draw:id="id104"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0" xml:id="id102" draw:id="id102" draw:layer="layout" svg:width="1.726cm" svg:height="1.302cm" svg:x="12.471cm" svg:y="5.08cm">
          <text:p text:style-name="P8">2<text:span text:style-name="T28"> </text:span><text:span text:style-name="T34">[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0" xml:id="id105" draw:id="id105" draw:layer="layout" svg:width="1.728cm" svg:height="1.302cm" svg:x="12.471cm" svg:y="8.89cm">
          <text:p text:style-name="P8">8<text:span text:style-name="T28"> </text:span><text:span text:style-name="T34">[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0" xml:id="id106" draw:id="id106" draw:layer="layout" svg:width="1.726cm" svg:height="1.302cm" svg:x="12.471cm" svg:y="12.7cm">
          <text:p text:style-name="P8">6<text:span text:style-name="T28"> </text:span><text:span text:style-name="T34">[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8" xml:id="id103" draw:id="id103" draw:layer="layout" svg:width="1.727cm" svg:height="1.302cm" svg:x="17.437cm" svg:y="5.08cm">
          <text:p text:style-name="P8">3<text:span text:style-name="T28"> </text:span><text:span text:style-name="T3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xml:id="id107" draw:id="id107" draw:layer="layout" svg:width="1.727cm" svg:height="1.302cm" svg:x="17.437cm" svg:y="12.7cm">
          <text:p text:style-name="P8">5<text:span text:style-name="T28"> </text:span><text:span text:style-name="T34">[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xml:id="id108" draw:id="id108" draw:layer="layout" svg:width="1.727cm" svg:height="1.302cm" svg:x="22.403cm" svg:y="8.89cm">
          <text:p text:style-name="P8"><text:span text:style-name="T35">4</text:span><text:span text:style-name="T34">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1" draw:layer="layout" draw:type="line" svg:x1="4.014cm" svg:y1="9.08cm" svg:x2="7.758cm" svg:y2="6.192cm" draw:start-shape="id100" draw:start-glue-point="11" draw:end-shape="id101" draw:end-glue-point="7" svg:d="M4014 9080l3744-2888" svg:viewBox="0 0 3745 2889">
          <text:p text:style-name="P8">4</text:p>
        </draw:connector>
        <draw:connector draw:style-name="gr48" draw:text-style-name="P11" draw:layer="layout" draw:type="line" svg:x1="9.232cm" svg:y1="5.731cm" svg:x2="12.471cm" svg:y2="5.731cm" draw:start-shape="id101" draw:start-glue-point="10" draw:end-shape="id102" draw:end-glue-point="6" svg:d="M9232 5731h3239" svg:viewBox="0 0 3240 1">
          <text:p text:style-name="P8">8</text:p>
        </draw:connector>
        <draw:connector draw:style-name="gr48" draw:text-style-name="P11" draw:layer="layout" draw:type="line" svg:x1="14.197cm" svg:y1="5.731cm" svg:x2="17.437cm" svg:y2="5.731cm" draw:start-shape="id102" draw:start-glue-point="10" draw:end-shape="id103" svg:d="M14197 5731h3240" svg:viewBox="0 0 3241 1">
          <text:p text:style-name="P8">7</text:p>
        </draw:connector>
        <draw:connector draw:style-name="gr49" draw:text-style-name="P11" draw:layer="layout" draw:type="line" svg:x1="8.369cm" svg:y1="6.382cm" svg:x2="8.37cm" svg:y2="12.7cm" draw:start-shape="id101" draw:start-glue-point="8" draw:end-shape="id104" draw:end-glue-point="4" svg:d="M8369 6382l1 6318" svg:viewBox="0 0 2 6319">
          <text:p text:style-name="P8">11</text:p>
        </draw:connector>
        <draw:connector draw:style-name="gr48" draw:text-style-name="P11" draw:layer="layout" draw:type="line" svg:x1="8.98cm" svg:y1="12.89cm" svg:x2="12.724cm" svg:y2="10.002cm" draw:start-shape="id104" draw:start-glue-point="11" draw:end-shape="id105" draw:end-glue-point="7" svg:d="M8980 12890l3744-2888" svg:viewBox="0 0 3745 2889">
          <text:p text:style-name="P8">7</text:p>
        </draw:connector>
        <draw:connector draw:style-name="gr48" draw:text-style-name="P11" draw:layer="layout" draw:type="line" svg:x1="9.233cm" svg:y1="13.351cm" svg:x2="12.471cm" svg:y2="13.351cm" draw:start-shape="id104" draw:start-glue-point="10" draw:end-shape="id106" svg:d="M9233 13351h3238" svg:viewBox="0 0 3239 1">
          <text:p text:style-name="P8">1</text:p>
        </draw:connector>
        <draw:connector draw:style-name="gr49" draw:text-style-name="P11" draw:layer="layout" draw:type="line" svg:x1="13.334cm" svg:y1="6.382cm" svg:x2="13.335cm" svg:y2="8.89cm" draw:start-shape="id102" draw:start-glue-point="8" draw:end-shape="id105" svg:d="M13334 6382l1 2508" svg:viewBox="0 0 2 2509">
          <text:p text:style-name="P8">2</text:p>
        </draw:connector>
        <draw:connector draw:style-name="gr48" draw:text-style-name="P11" draw:layer="layout" draw:type="line" svg:x1="14.197cm" svg:y1="13.351cm" svg:x2="17.437cm" svg:y2="13.351cm" draw:start-shape="id106" draw:start-glue-point="10" draw:end-shape="id107" draw:end-glue-point="6" svg:d="M14197 13351h3240" svg:viewBox="0 0 3241 1">
          <text:p text:style-name="P8">2</text:p>
        </draw:connector>
        <draw:connector draw:style-name="gr50" draw:text-style-name="P11" draw:layer="layout" draw:type="line" svg:x1="13.335cm" svg:y1="10.192cm" svg:x2="13.334cm" svg:y2="12.7cm" draw:start-shape="id105" draw:end-shape="id106" draw:end-glue-point="4" svg:d="M13335 10192l-1 2508" svg:viewBox="0 0 2 2509">
          <text:p text:style-name="P8">6</text:p>
        </draw:connector>
        <draw:connector draw:style-name="gr51" draw:text-style-name="P11" draw:layer="layout" draw:type="line" svg:x1="13.945cm" svg:y1="6.192cm" svg:x2="17.69cm" svg:y2="12.89cm" draw:start-shape="id102" draw:start-glue-point="9" draw:end-shape="id107" draw:end-glue-point="5" svg:d="M13945 6192l3745 6698" svg:viewBox="0 0 3746 6699">
          <text:p text:style-name="P8">4</text:p>
        </draw:connector>
        <draw:connector draw:style-name="gr50" draw:text-style-name="P11" draw:layer="layout" draw:type="line" svg:x1="18.301cm" svg:y1="6.382cm" svg:x2="18.301cm" svg:y2="12.7cm" draw:start-shape="id103" draw:start-glue-point="8" draw:end-shape="id107" draw:end-glue-point="4" svg:d="M18301 6382v6318" svg:viewBox="0 0 1 6319">
          <text:p text:style-name="P8">14</text:p>
        </draw:connector>
        <draw:connector draw:style-name="gr52" draw:text-style-name="P11" draw:layer="layout" draw:type="line" svg:x1="18.911cm" svg:y1="6.192cm" svg:x2="22.656cm" svg:y2="9.08cm" draw:start-shape="id103" draw:start-glue-point="9" draw:end-shape="id108" draw:end-glue-point="5" svg:d="M18911 6192l3745 2888" svg:viewBox="0 0 3746 2889">
          <text:p text:style-name="P8">10</text:p>
        </draw:connector>
        <draw:connector draw:style-name="gr53" draw:text-style-name="P11" draw:layer="layout" draw:type="line" svg:x1="18.911cm" svg:y1="12.89cm" svg:x2="22.656cm" svg:y2="10.002cm" draw:start-shape="id107" draw:start-glue-point="11" draw:end-shape="id108" draw:end-glue-point="7" svg:d="M18911 12890l3745-2888" svg:viewBox="0 0 3746 2889">
          <text:p text:style-name="P8">10</text:p>
        </draw:connector>
        <draw:connector draw:style-name="gr58" draw:text-style-name="P11" draw:layer="layout" draw:type="line" svg:x1="4.014cm" svg:y1="10.002cm" svg:x2="7.759cm" svg:y2="12.89cm" draw:start-shape="id100" draw:start-glue-point="9" draw:end-shape="id104" draw:end-glue-point="5" svg:d="M4014 10002l3745 2888" svg:viewBox="0 0 3746 2889">
          <text:p text:style-name="P8">8</text:p>
        </draw:connector>
        <presentation:notes draw:style-name="dp2">
          <draw:page-thumbnail draw:style-name="gr1" draw:layer="layout" svg:width="17cm" svg:height="9.56cm" svg:x="2cm" svg:y="2.5cm" draw:page-number="24" presentation:class="page"/>
          <draw:frame presentation:style-name="pr6" draw:text-style-name="P1" draw:layer="layout" svg:width="17cm" svg:height="14cm" svg:x="2cm" svg:y="13cm" presentation:class="notes" presentation:placeholder="true">
            <draw:text-box/>
          </draw:frame>
        </presentation:notes>
      </draw:page>
      <draw:page draw:name="page25"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A* Search: Example</text:p>
          </draw:text-box>
        </draw:frame>
        <draw:custom-shape draw:style-name="gr40" draw:text-style-name="P9" xml:id="id109" draw:id="id109"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xml:id="id110" draw:id="id110" draw:layer="layout" svg:width="1.726cm" svg:height="1.302cm" svg:x="7.506cm" svg:y="5.08cm">
          <text:p text:style-name="P8">1<text:span text:style-name="T28">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9" xml:id="id113" draw:id="id113"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0" xml:id="id111" draw:id="id111" draw:layer="layout" svg:width="1.726cm" svg:height="1.302cm" svg:x="12.471cm" svg:y="5.08cm">
          <text:p text:style-name="P8">2<text:span text:style-name="T28"> </text:span><text:span text:style-name="T34">[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0" xml:id="id114" draw:id="id114" draw:layer="layout" svg:width="1.728cm" svg:height="1.302cm" svg:x="12.471cm" svg:y="8.89cm">
          <text:p text:style-name="P8">8<text:span text:style-name="T28"> </text:span><text:span text:style-name="T34">[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9" xml:id="id115" draw:id="id115" draw:layer="layout" svg:width="1.726cm" svg:height="1.302cm" svg:x="12.471cm" svg:y="12.7cm">
          <text:p text:style-name="P8">6<text:span text:style-name="T28"> (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8" xml:id="id112" draw:id="id112" draw:layer="layout" svg:width="1.727cm" svg:height="1.302cm" svg:x="17.437cm" svg:y="5.08cm">
          <text:p text:style-name="P8">3<text:span text:style-name="T28"> </text:span><text:span text:style-name="T3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0" xml:id="id116" draw:id="id116" draw:layer="layout" svg:width="1.727cm" svg:height="1.302cm" svg:x="17.437cm" svg:y="12.7cm">
          <text:p text:style-name="P8">5<text:span text:style-name="T28"> </text:span><text:span text:style-name="T34">[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xml:id="id117" draw:id="id117" draw:layer="layout" svg:width="1.727cm" svg:height="1.302cm" svg:x="22.403cm" svg:y="8.89cm">
          <text:p text:style-name="P8"><text:span text:style-name="T35">4</text:span><text:span text:style-name="T34">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1" draw:layer="layout" draw:type="line" svg:x1="4.014cm" svg:y1="9.08cm" svg:x2="7.758cm" svg:y2="6.192cm" draw:start-shape="id109" draw:start-glue-point="11" draw:end-shape="id110" draw:end-glue-point="7" svg:d="M4014 9080l3744-2888" svg:viewBox="0 0 3745 2889">
          <text:p text:style-name="P8">4</text:p>
        </draw:connector>
        <draw:connector draw:style-name="gr48" draw:text-style-name="P11" draw:layer="layout" draw:type="line" svg:x1="9.232cm" svg:y1="5.731cm" svg:x2="12.471cm" svg:y2="5.731cm" draw:start-shape="id110" draw:start-glue-point="10" draw:end-shape="id111" draw:end-glue-point="6" svg:d="M9232 5731h3239" svg:viewBox="0 0 3240 1">
          <text:p text:style-name="P8">8</text:p>
        </draw:connector>
        <draw:connector draw:style-name="gr48" draw:text-style-name="P11" draw:layer="layout" draw:type="line" svg:x1="14.197cm" svg:y1="5.731cm" svg:x2="17.437cm" svg:y2="5.731cm" draw:start-shape="id111" draw:start-glue-point="10" draw:end-shape="id112" svg:d="M14197 5731h3240" svg:viewBox="0 0 3241 1">
          <text:p text:style-name="P8">7</text:p>
        </draw:connector>
        <draw:connector draw:style-name="gr49" draw:text-style-name="P11" draw:layer="layout" draw:type="line" svg:x1="8.369cm" svg:y1="6.382cm" svg:x2="8.37cm" svg:y2="12.7cm" draw:start-shape="id110" draw:start-glue-point="8" draw:end-shape="id113" draw:end-glue-point="4" svg:d="M8369 6382l1 6318" svg:viewBox="0 0 2 6319">
          <text:p text:style-name="P8">11</text:p>
        </draw:connector>
        <draw:connector draw:style-name="gr48" draw:text-style-name="P11" draw:layer="layout" draw:type="line" svg:x1="8.98cm" svg:y1="12.89cm" svg:x2="12.724cm" svg:y2="10.002cm" draw:start-shape="id113" draw:start-glue-point="11" draw:end-shape="id114" draw:end-glue-point="7" svg:d="M8980 12890l3744-2888" svg:viewBox="0 0 3745 2889">
          <text:p text:style-name="P8">7</text:p>
        </draw:connector>
        <draw:connector draw:style-name="gr60" draw:text-style-name="P11" draw:layer="layout" draw:type="line" svg:x1="9.233cm" svg:y1="13.351cm" svg:x2="12.471cm" svg:y2="13.351cm" draw:start-shape="id113" draw:start-glue-point="10" draw:end-shape="id115" svg:d="M9233 13351h3238" svg:viewBox="0 0 3239 1">
          <text:p text:style-name="P8">1</text:p>
        </draw:connector>
        <draw:connector draw:style-name="gr49" draw:text-style-name="P11" draw:layer="layout" draw:type="line" svg:x1="13.334cm" svg:y1="6.382cm" svg:x2="13.335cm" svg:y2="8.89cm" draw:start-shape="id111" draw:start-glue-point="8" draw:end-shape="id114" svg:d="M13334 6382l1 2508" svg:viewBox="0 0 2 2509">
          <text:p text:style-name="P8">2</text:p>
        </draw:connector>
        <draw:connector draw:style-name="gr48" draw:text-style-name="P11" draw:layer="layout" draw:type="line" svg:x1="14.197cm" svg:y1="13.351cm" svg:x2="17.437cm" svg:y2="13.351cm" draw:start-shape="id115" draw:start-glue-point="10" draw:end-shape="id116" draw:end-glue-point="6" svg:d="M14197 13351h3240" svg:viewBox="0 0 3241 1">
          <text:p text:style-name="P8">2</text:p>
        </draw:connector>
        <draw:connector draw:style-name="gr50" draw:text-style-name="P11" draw:layer="layout" draw:type="line" svg:x1="13.335cm" svg:y1="10.192cm" svg:x2="13.334cm" svg:y2="12.7cm" draw:start-shape="id114" draw:end-shape="id115" draw:end-glue-point="4" svg:d="M13335 10192l-1 2508" svg:viewBox="0 0 2 2509">
          <text:p text:style-name="P8">6</text:p>
        </draw:connector>
        <draw:connector draw:style-name="gr51" draw:text-style-name="P11" draw:layer="layout" draw:type="line" svg:x1="13.945cm" svg:y1="6.192cm" svg:x2="17.69cm" svg:y2="12.89cm" draw:start-shape="id111" draw:start-glue-point="9" draw:end-shape="id116" draw:end-glue-point="5" svg:d="M13945 6192l3745 6698" svg:viewBox="0 0 3746 6699">
          <text:p text:style-name="P8">4</text:p>
        </draw:connector>
        <draw:connector draw:style-name="gr50" draw:text-style-name="P11" draw:layer="layout" draw:type="line" svg:x1="18.301cm" svg:y1="6.382cm" svg:x2="18.301cm" svg:y2="12.7cm" draw:start-shape="id112" draw:start-glue-point="8" draw:end-shape="id116" draw:end-glue-point="4" svg:d="M18301 6382v6318" svg:viewBox="0 0 1 6319">
          <text:p text:style-name="P8">14</text:p>
        </draw:connector>
        <draw:connector draw:style-name="gr52" draw:text-style-name="P11" draw:layer="layout" draw:type="line" svg:x1="18.911cm" svg:y1="6.192cm" svg:x2="22.656cm" svg:y2="9.08cm" draw:start-shape="id112" draw:start-glue-point="9" draw:end-shape="id117" draw:end-glue-point="5" svg:d="M18911 6192l3745 2888" svg:viewBox="0 0 3746 2889">
          <text:p text:style-name="P8">10</text:p>
        </draw:connector>
        <draw:connector draw:style-name="gr53" draw:text-style-name="P11" draw:layer="layout" draw:type="line" svg:x1="18.911cm" svg:y1="12.89cm" svg:x2="22.656cm" svg:y2="10.002cm" draw:start-shape="id116" draw:start-glue-point="11" draw:end-shape="id117" draw:end-glue-point="7" svg:d="M18911 12890l3745-2888" svg:viewBox="0 0 3746 2889">
          <text:p text:style-name="P8">10</text:p>
        </draw:connector>
        <draw:connector draw:style-name="gr58" draw:text-style-name="P11" draw:layer="layout" draw:type="line" svg:x1="4.014cm" svg:y1="10.002cm" svg:x2="7.759cm" svg:y2="12.89cm" draw:start-shape="id109" draw:start-glue-point="9" draw:end-shape="id113" draw:end-glue-point="5" svg:d="M4014 10002l3745 2888" svg:viewBox="0 0 3746 2889">
          <text:p text:style-name="P8">8</text:p>
        </draw:connector>
        <presentation:notes draw:style-name="dp2">
          <draw:page-thumbnail draw:style-name="gr1" draw:layer="layout" svg:width="17cm" svg:height="9.56cm" svg:x="2cm" svg:y="2.5cm" draw:page-number="25" presentation:class="page"/>
          <draw:frame presentation:style-name="pr6" draw:text-style-name="P1" draw:layer="layout" svg:width="17cm" svg:height="14cm" svg:x="2cm" svg:y="13cm" presentation:class="notes" presentation:placeholder="true">
            <draw:text-box/>
          </draw:frame>
        </presentation:notes>
      </draw:page>
      <draw:page draw:name="page26"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A* Search: Example</text:p>
          </draw:text-box>
        </draw:frame>
        <draw:custom-shape draw:style-name="gr40" draw:text-style-name="P9" xml:id="id118" draw:id="id118"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xml:id="id119" draw:id="id119" draw:layer="layout" svg:width="1.726cm" svg:height="1.302cm" svg:x="7.506cm" svg:y="5.08cm">
          <text:p text:style-name="P8">1<text:span text:style-name="T28">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9" xml:id="id122" draw:id="id122"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0" xml:id="id120" draw:id="id120" draw:layer="layout" svg:width="1.726cm" svg:height="1.302cm" svg:x="12.471cm" svg:y="5.08cm">
          <text:p text:style-name="P8">2<text:span text:style-name="T28"> </text:span><text:span text:style-name="T34">[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0" xml:id="id123" draw:id="id123" draw:layer="layout" svg:width="1.728cm" svg:height="1.302cm" svg:x="12.471cm" svg:y="8.89cm">
          <text:p text:style-name="P8">8<text:span text:style-name="T28"> </text:span><text:span text:style-name="T34">[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9" xml:id="id124" draw:id="id124" draw:layer="layout" svg:width="1.726cm" svg:height="1.302cm" svg:x="12.471cm" svg:y="12.7cm">
          <text:p text:style-name="P8">6<text:span text:style-name="T28"> (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0" xml:id="id121" draw:id="id121" draw:layer="layout" svg:width="1.727cm" svg:height="1.302cm" svg:x="17.437cm" svg:y="5.08cm">
          <text:p text:style-name="P8">3<text:span text:style-name="T28"> </text:span><text:span text:style-name="T3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9" xml:id="id125" draw:id="id125" draw:layer="layout" svg:width="1.727cm" svg:height="1.302cm" svg:x="17.437cm" svg:y="12.7cm">
          <text:p text:style-name="P8">5<text:span text:style-name="T36"> (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0" xml:id="id126" draw:id="id126" draw:layer="layout" svg:width="1.727cm" svg:height="1.302cm" svg:x="22.403cm" svg:y="8.89cm">
          <text:p text:style-name="P8"><text:span text:style-name="T35">4</text:span><text:span text:style-name="T34">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1" draw:layer="layout" draw:type="line" svg:x1="4.014cm" svg:y1="9.08cm" svg:x2="7.758cm" svg:y2="6.192cm" draw:start-shape="id118" draw:start-glue-point="11" draw:end-shape="id119" draw:end-glue-point="7" svg:d="M4014 9080l3744-2888" svg:viewBox="0 0 3745 2889">
          <text:p text:style-name="P8">4</text:p>
        </draw:connector>
        <draw:connector draw:style-name="gr48" draw:text-style-name="P11" draw:layer="layout" draw:type="line" svg:x1="9.232cm" svg:y1="5.731cm" svg:x2="12.471cm" svg:y2="5.731cm" draw:start-shape="id119" draw:start-glue-point="10" draw:end-shape="id120" draw:end-glue-point="6" svg:d="M9232 5731h3239" svg:viewBox="0 0 3240 1">
          <text:p text:style-name="P8">8</text:p>
        </draw:connector>
        <draw:connector draw:style-name="gr48" draw:text-style-name="P11" draw:layer="layout" draw:type="line" svg:x1="14.197cm" svg:y1="5.731cm" svg:x2="17.437cm" svg:y2="5.731cm" draw:start-shape="id120" draw:start-glue-point="10" draw:end-shape="id121" svg:d="M14197 5731h3240" svg:viewBox="0 0 3241 1">
          <text:p text:style-name="P8">7</text:p>
        </draw:connector>
        <draw:connector draw:style-name="gr49" draw:text-style-name="P11" draw:layer="layout" draw:type="line" svg:x1="8.369cm" svg:y1="6.382cm" svg:x2="8.37cm" svg:y2="12.7cm" draw:start-shape="id119" draw:start-glue-point="8" draw:end-shape="id122" draw:end-glue-point="4" svg:d="M8369 6382l1 6318" svg:viewBox="0 0 2 6319">
          <text:p text:style-name="P8">11</text:p>
        </draw:connector>
        <draw:connector draw:style-name="gr48" draw:text-style-name="P11" draw:layer="layout" draw:type="line" svg:x1="8.98cm" svg:y1="12.89cm" svg:x2="12.724cm" svg:y2="10.002cm" draw:start-shape="id122" draw:start-glue-point="11" draw:end-shape="id123" draw:end-glue-point="7" svg:d="M8980 12890l3744-2888" svg:viewBox="0 0 3745 2889">
          <text:p text:style-name="P8">7</text:p>
        </draw:connector>
        <draw:connector draw:style-name="gr60" draw:text-style-name="P11" draw:layer="layout" draw:type="line" svg:x1="9.233cm" svg:y1="13.351cm" svg:x2="12.471cm" svg:y2="13.351cm" draw:start-shape="id122" draw:start-glue-point="10" draw:end-shape="id124" svg:d="M9233 13351h3238" svg:viewBox="0 0 3239 1">
          <text:p text:style-name="P8">1</text:p>
        </draw:connector>
        <draw:connector draw:style-name="gr49" draw:text-style-name="P11" draw:layer="layout" draw:type="line" svg:x1="13.334cm" svg:y1="6.382cm" svg:x2="13.335cm" svg:y2="8.89cm" draw:start-shape="id120" draw:start-glue-point="8" draw:end-shape="id123" svg:d="M13334 6382l1 2508" svg:viewBox="0 0 2 2509">
          <text:p text:style-name="P8">2</text:p>
        </draw:connector>
        <draw:connector draw:style-name="gr60" draw:text-style-name="P11" draw:layer="layout" draw:type="line" svg:x1="14.197cm" svg:y1="13.351cm" svg:x2="17.437cm" svg:y2="13.351cm" draw:start-shape="id124" draw:start-glue-point="10" draw:end-shape="id125" draw:end-glue-point="6" svg:d="M14197 13351h3240" svg:viewBox="0 0 3241 1">
          <text:p text:style-name="P8">2</text:p>
        </draw:connector>
        <draw:connector draw:style-name="gr50" draw:text-style-name="P11" draw:layer="layout" draw:type="line" svg:x1="13.335cm" svg:y1="10.192cm" svg:x2="13.334cm" svg:y2="12.7cm" draw:start-shape="id123" draw:end-shape="id124" draw:end-glue-point="4" svg:d="M13335 10192l-1 2508" svg:viewBox="0 0 2 2509">
          <text:p text:style-name="P8">6</text:p>
        </draw:connector>
        <draw:connector draw:style-name="gr51" draw:text-style-name="P11" draw:layer="layout" draw:type="line" svg:x1="13.945cm" svg:y1="6.192cm" svg:x2="17.69cm" svg:y2="12.89cm" draw:start-shape="id120" draw:start-glue-point="9" draw:end-shape="id125" draw:end-glue-point="5" svg:d="M13945 6192l3745 6698" svg:viewBox="0 0 3746 6699">
          <text:p text:style-name="P8">4</text:p>
        </draw:connector>
        <draw:connector draw:style-name="gr50" draw:text-style-name="P11" draw:layer="layout" draw:type="line" svg:x1="18.301cm" svg:y1="6.382cm" svg:x2="18.301cm" svg:y2="12.7cm" draw:start-shape="id121" draw:start-glue-point="8" draw:end-shape="id125" draw:end-glue-point="4" svg:d="M18301 6382v6318" svg:viewBox="0 0 1 6319">
          <text:p text:style-name="P8">14</text:p>
        </draw:connector>
        <draw:connector draw:style-name="gr52" draw:text-style-name="P11" draw:layer="layout" draw:type="line" svg:x1="18.911cm" svg:y1="6.192cm" svg:x2="22.656cm" svg:y2="9.08cm" draw:start-shape="id121" draw:start-glue-point="9" draw:end-shape="id126" draw:end-glue-point="5" svg:d="M18911 6192l3745 2888" svg:viewBox="0 0 3746 2889">
          <text:p text:style-name="P8">10</text:p>
        </draw:connector>
        <draw:connector draw:style-name="gr53" draw:text-style-name="P11" draw:layer="layout" draw:type="line" svg:x1="18.911cm" svg:y1="12.89cm" svg:x2="22.656cm" svg:y2="10.002cm" draw:start-shape="id125" draw:start-glue-point="11" draw:end-shape="id126" draw:end-glue-point="7" svg:d="M18911 12890l3745-2888" svg:viewBox="0 0 3746 2889">
          <text:p text:style-name="P8">10</text:p>
        </draw:connector>
        <draw:connector draw:style-name="gr58" draw:text-style-name="P11" draw:layer="layout" draw:type="line" svg:x1="4.014cm" svg:y1="10.002cm" svg:x2="7.759cm" svg:y2="12.89cm" draw:start-shape="id118" draw:start-glue-point="9" draw:end-shape="id122" draw:end-glue-point="5" svg:d="M4014 10002l3745 2888" svg:viewBox="0 0 3746 2889">
          <text:p text:style-name="P8">8</text:p>
        </draw:connector>
        <presentation:notes draw:style-name="dp2">
          <draw:page-thumbnail draw:style-name="gr1" draw:layer="layout" svg:width="17cm" svg:height="9.56cm" svg:x="2cm" svg:y="2.5cm" draw:page-number="26" presentation:class="page"/>
          <draw:frame presentation:style-name="pr6" draw:text-style-name="P1" draw:layer="layout" svg:width="17cm" svg:height="14cm" svg:x="2cm" svg:y="13cm" presentation:class="notes" presentation:placeholder="true">
            <draw:text-box/>
          </draw:frame>
        </presentation:notes>
      </draw:page>
      <draw:page draw:name="page27"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A* Search: Example</text:p>
          </draw:text-box>
        </draw:frame>
        <draw:custom-shape draw:style-name="gr40" draw:text-style-name="P9" xml:id="id127" draw:id="id127"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xml:id="id128" draw:id="id128" draw:layer="layout" svg:width="1.726cm" svg:height="1.302cm" svg:x="7.506cm" svg:y="5.08cm">
          <text:p text:style-name="P8">1<text:span text:style-name="T28">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9" xml:id="id131" draw:id="id131"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xml:id="id129" draw:id="id129" draw:layer="layout" svg:width="1.726cm" svg:height="1.302cm" svg:x="12.471cm" svg:y="5.08cm">
          <text:p text:style-name="P8">2<text:span text:style-name="T36"> (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0" xml:id="id132" draw:id="id132" draw:layer="layout" svg:width="1.728cm" svg:height="1.302cm" svg:x="12.471cm" svg:y="8.89cm">
          <text:p text:style-name="P8">8<text:span text:style-name="T28"> </text:span><text:span text:style-name="T34">[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9" xml:id="id133" draw:id="id133" draw:layer="layout" svg:width="1.726cm" svg:height="1.302cm" svg:x="12.471cm" svg:y="12.7cm">
          <text:p text:style-name="P8">6<text:span text:style-name="T28"> (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0" xml:id="id130" draw:id="id130" draw:layer="layout" svg:width="1.727cm" svg:height="1.302cm" svg:x="17.437cm" svg:y="5.08cm">
          <text:p text:style-name="P8">3<text:span text:style-name="T28"> </text:span><text:span text:style-name="T3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9" xml:id="id134" draw:id="id134" draw:layer="layout" svg:width="1.727cm" svg:height="1.302cm" svg:x="17.437cm" svg:y="12.7cm">
          <text:p text:style-name="P8">5<text:span text:style-name="T36"> (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0" xml:id="id135" draw:id="id135" draw:layer="layout" svg:width="1.727cm" svg:height="1.302cm" svg:x="22.403cm" svg:y="8.89cm">
          <text:p text:style-name="P8"><text:span text:style-name="T35">4</text:span><text:span text:style-name="T34">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1" draw:layer="layout" draw:type="line" svg:x1="4.014cm" svg:y1="9.08cm" svg:x2="7.758cm" svg:y2="6.192cm" draw:start-shape="id127" draw:start-glue-point="11" draw:end-shape="id128" draw:end-glue-point="7" svg:d="M4014 9080l3744-2888" svg:viewBox="0 0 3745 2889">
          <text:p text:style-name="P8">4</text:p>
        </draw:connector>
        <draw:connector draw:style-name="gr60" draw:text-style-name="P11" draw:layer="layout" draw:type="line" svg:x1="9.232cm" svg:y1="5.731cm" svg:x2="12.471cm" svg:y2="5.731cm" draw:start-shape="id128" draw:start-glue-point="10" draw:end-shape="id129" draw:end-glue-point="6" svg:d="M9232 5731h3239" svg:viewBox="0 0 3240 1">
          <text:p text:style-name="P8">8</text:p>
        </draw:connector>
        <draw:connector draw:style-name="gr48" draw:text-style-name="P11" draw:layer="layout" draw:type="line" svg:x1="14.197cm" svg:y1="5.731cm" svg:x2="17.437cm" svg:y2="5.731cm" draw:start-shape="id129" draw:start-glue-point="10" draw:end-shape="id130" svg:d="M14197 5731h3240" svg:viewBox="0 0 3241 1">
          <text:p text:style-name="P8">7</text:p>
        </draw:connector>
        <draw:connector draw:style-name="gr49" draw:text-style-name="P11" draw:layer="layout" draw:type="line" svg:x1="8.369cm" svg:y1="6.382cm" svg:x2="8.37cm" svg:y2="12.7cm" draw:start-shape="id128" draw:start-glue-point="8" draw:end-shape="id131" draw:end-glue-point="4" svg:d="M8369 6382l1 6318" svg:viewBox="0 0 2 6319">
          <text:p text:style-name="P8">11</text:p>
        </draw:connector>
        <draw:connector draw:style-name="gr48" draw:text-style-name="P11" draw:layer="layout" draw:type="line" svg:x1="8.98cm" svg:y1="12.89cm" svg:x2="12.724cm" svg:y2="10.002cm" draw:start-shape="id131" draw:start-glue-point="11" draw:end-shape="id132" draw:end-glue-point="7" svg:d="M8980 12890l3744-2888" svg:viewBox="0 0 3745 2889">
          <text:p text:style-name="P8">7</text:p>
        </draw:connector>
        <draw:connector draw:style-name="gr60" draw:text-style-name="P11" draw:layer="layout" draw:type="line" svg:x1="9.233cm" svg:y1="13.351cm" svg:x2="12.471cm" svg:y2="13.351cm" draw:start-shape="id131" draw:start-glue-point="10" draw:end-shape="id133" svg:d="M9233 13351h3238" svg:viewBox="0 0 3239 1">
          <text:p text:style-name="P8">1</text:p>
        </draw:connector>
        <draw:connector draw:style-name="gr49" draw:text-style-name="P11" draw:layer="layout" draw:type="line" svg:x1="13.334cm" svg:y1="6.382cm" svg:x2="13.335cm" svg:y2="8.89cm" draw:start-shape="id129" draw:start-glue-point="8" draw:end-shape="id132" svg:d="M13334 6382l1 2508" svg:viewBox="0 0 2 2509">
          <text:p text:style-name="P8">2</text:p>
        </draw:connector>
        <draw:connector draw:style-name="gr60" draw:text-style-name="P11" draw:layer="layout" draw:type="line" svg:x1="14.197cm" svg:y1="13.351cm" svg:x2="17.437cm" svg:y2="13.351cm" draw:start-shape="id133" draw:start-glue-point="10" draw:end-shape="id134" draw:end-glue-point="6" svg:d="M14197 13351h3240" svg:viewBox="0 0 3241 1">
          <text:p text:style-name="P8">2</text:p>
        </draw:connector>
        <draw:connector draw:style-name="gr50" draw:text-style-name="P11" draw:layer="layout" draw:type="line" svg:x1="13.335cm" svg:y1="10.192cm" svg:x2="13.334cm" svg:y2="12.7cm" draw:start-shape="id132" draw:end-shape="id133" draw:end-glue-point="4" svg:d="M13335 10192l-1 2508" svg:viewBox="0 0 2 2509">
          <text:p text:style-name="P8">6</text:p>
        </draw:connector>
        <draw:connector draw:style-name="gr51" draw:text-style-name="P11" draw:layer="layout" draw:type="line" svg:x1="13.945cm" svg:y1="6.192cm" svg:x2="17.69cm" svg:y2="12.89cm" draw:start-shape="id129" draw:start-glue-point="9" draw:end-shape="id134" draw:end-glue-point="5" svg:d="M13945 6192l3745 6698" svg:viewBox="0 0 3746 6699">
          <text:p text:style-name="P8">4</text:p>
        </draw:connector>
        <draw:connector draw:style-name="gr50" draw:text-style-name="P11" draw:layer="layout" draw:type="line" svg:x1="18.301cm" svg:y1="6.382cm" svg:x2="18.301cm" svg:y2="12.7cm" draw:start-shape="id130" draw:start-glue-point="8" draw:end-shape="id134" draw:end-glue-point="4" svg:d="M18301 6382v6318" svg:viewBox="0 0 1 6319">
          <text:p text:style-name="P8">14</text:p>
        </draw:connector>
        <draw:connector draw:style-name="gr52" draw:text-style-name="P11" draw:layer="layout" draw:type="line" svg:x1="18.911cm" svg:y1="6.192cm" svg:x2="22.656cm" svg:y2="9.08cm" draw:start-shape="id130" draw:start-glue-point="9" draw:end-shape="id135" draw:end-glue-point="5" svg:d="M18911 6192l3745 2888" svg:viewBox="0 0 3746 2889">
          <text:p text:style-name="P8">10</text:p>
        </draw:connector>
        <draw:connector draw:style-name="gr53" draw:text-style-name="P11" draw:layer="layout" draw:type="line" svg:x1="18.911cm" svg:y1="12.89cm" svg:x2="22.656cm" svg:y2="10.002cm" draw:start-shape="id134" draw:start-glue-point="11" draw:end-shape="id135" draw:end-glue-point="7" svg:d="M18911 12890l3745-2888" svg:viewBox="0 0 3746 2889">
          <text:p text:style-name="P8">10</text:p>
        </draw:connector>
        <draw:connector draw:style-name="gr58" draw:text-style-name="P11" draw:layer="layout" draw:type="line" svg:x1="4.014cm" svg:y1="10.002cm" svg:x2="7.759cm" svg:y2="12.89cm" draw:start-shape="id127" draw:start-glue-point="9" draw:end-shape="id131" draw:end-glue-point="5" svg:d="M4014 10002l3745 2888" svg:viewBox="0 0 3746 2889">
          <text:p text:style-name="P8">8</text:p>
        </draw:connector>
        <presentation:notes draw:style-name="dp2">
          <draw:page-thumbnail draw:style-name="gr1" draw:layer="layout" svg:width="17cm" svg:height="9.56cm" svg:x="2cm" svg:y="2.5cm" draw:page-number="27" presentation:class="page"/>
          <draw:frame presentation:style-name="pr6" draw:text-style-name="P1" draw:layer="layout" svg:width="17cm" svg:height="14cm" svg:x="2cm" svg:y="13cm" presentation:class="notes" presentation:placeholder="true">
            <draw:text-box/>
          </draw:frame>
        </presentation:notes>
      </draw:page>
      <draw:page draw:name="page28"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A* Search: Example</text:p>
          </draw:text-box>
        </draw:frame>
        <draw:custom-shape draw:style-name="gr40" draw:text-style-name="P9" xml:id="id136" draw:id="id136" draw:layer="layout" svg:width="1.727cm" svg:height="1.302cm" svg:x="2.54cm" svg:y="8.89cm">
          <text:p text:style-name="P8">0<text:span text:style-name="T28">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xml:id="id137" draw:id="id137" draw:layer="layout" svg:width="1.726cm" svg:height="1.302cm" svg:x="7.506cm" svg:y="5.08cm">
          <text:p text:style-name="P8">1<text:span text:style-name="T28">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9" xml:id="id140" draw:id="id140" draw:layer="layout" svg:width="1.727cm" svg:height="1.302cm" svg:x="7.506cm" svg:y="12.7cm">
          <text:p text:style-name="P8">7<text:span text:style-name="T28"> (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xml:id="id138" draw:id="id138" draw:layer="layout" svg:width="1.726cm" svg:height="1.302cm" svg:x="12.471cm" svg:y="5.08cm">
          <text:p text:style-name="P8">2<text:span text:style-name="T36"> (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0" xml:id="id141" draw:id="id141" draw:layer="layout" svg:width="1.728cm" svg:height="1.302cm" svg:x="12.471cm" svg:y="8.89cm">
          <text:p text:style-name="P8">8<text:span text:style-name="T28"> </text:span><text:span text:style-name="T34">[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9" xml:id="id142" draw:id="id142" draw:layer="layout" svg:width="1.726cm" svg:height="1.302cm" svg:x="12.471cm" svg:y="12.7cm">
          <text:p text:style-name="P8">6<text:span text:style-name="T28"> (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0" xml:id="id139" draw:id="id139" draw:layer="layout" svg:width="1.727cm" svg:height="1.302cm" svg:x="17.437cm" svg:y="5.08cm">
          <text:p text:style-name="P8">3<text:span text:style-name="T28"> </text:span><text:span text:style-name="T3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9" xml:id="id143" draw:id="id143" draw:layer="layout" svg:width="1.727cm" svg:height="1.302cm" svg:x="17.437cm" svg:y="12.7cm">
          <text:p text:style-name="P8">5<text:span text:style-name="T36"> (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9" xml:id="id144" draw:id="id144" draw:layer="layout" svg:width="1.727cm" svg:height="1.302cm" svg:x="22.403cm" svg:y="8.89cm">
          <text:p text:style-name="P8"><text:span text:style-name="T35">4</text:span><text:span text:style-name="T36"> (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1" draw:layer="layout" draw:type="line" svg:x1="4.014cm" svg:y1="9.08cm" svg:x2="7.758cm" svg:y2="6.192cm" draw:start-shape="id136" draw:start-glue-point="11" draw:end-shape="id137" draw:end-glue-point="7" svg:d="M4014 9080l3744-2888" svg:viewBox="0 0 3745 2889">
          <text:p text:style-name="P8">4</text:p>
        </draw:connector>
        <draw:connector draw:style-name="gr60" draw:text-style-name="P11" draw:layer="layout" draw:type="line" svg:x1="9.232cm" svg:y1="5.731cm" svg:x2="12.471cm" svg:y2="5.731cm" draw:start-shape="id137" draw:start-glue-point="10" draw:end-shape="id138" draw:end-glue-point="6" svg:d="M9232 5731h3239" svg:viewBox="0 0 3240 1">
          <text:p text:style-name="P8">8</text:p>
        </draw:connector>
        <draw:connector draw:style-name="gr48" draw:text-style-name="P11" draw:layer="layout" draw:type="line" svg:x1="14.197cm" svg:y1="5.731cm" svg:x2="17.437cm" svg:y2="5.731cm" draw:start-shape="id138" draw:start-glue-point="10" draw:end-shape="id139" svg:d="M14197 5731h3240" svg:viewBox="0 0 3241 1">
          <text:p text:style-name="P8">7</text:p>
        </draw:connector>
        <draw:connector draw:style-name="gr49" draw:text-style-name="P11" draw:layer="layout" draw:type="line" svg:x1="8.369cm" svg:y1="6.382cm" svg:x2="8.37cm" svg:y2="12.7cm" draw:start-shape="id137" draw:start-glue-point="8" draw:end-shape="id140" draw:end-glue-point="4" svg:d="M8369 6382l1 6318" svg:viewBox="0 0 2 6319">
          <text:p text:style-name="P8">11</text:p>
        </draw:connector>
        <draw:connector draw:style-name="gr48" draw:text-style-name="P11" draw:layer="layout" draw:type="line" svg:x1="8.98cm" svg:y1="12.89cm" svg:x2="12.724cm" svg:y2="10.002cm" draw:start-shape="id140" draw:start-glue-point="11" draw:end-shape="id141" draw:end-glue-point="7" svg:d="M8980 12890l3744-2888" svg:viewBox="0 0 3745 2889">
          <text:p text:style-name="P8">7</text:p>
        </draw:connector>
        <draw:connector draw:style-name="gr60" draw:text-style-name="P11" draw:layer="layout" draw:type="line" svg:x1="9.233cm" svg:y1="13.351cm" svg:x2="12.471cm" svg:y2="13.351cm" draw:start-shape="id140" draw:start-glue-point="10" draw:end-shape="id142" svg:d="M9233 13351h3238" svg:viewBox="0 0 3239 1">
          <text:p text:style-name="P8">1</text:p>
        </draw:connector>
        <draw:connector draw:style-name="gr49" draw:text-style-name="P11" draw:layer="layout" draw:type="line" svg:x1="13.334cm" svg:y1="6.382cm" svg:x2="13.335cm" svg:y2="8.89cm" draw:start-shape="id138" draw:start-glue-point="8" draw:end-shape="id141" svg:d="M13334 6382l1 2508" svg:viewBox="0 0 2 2509">
          <text:p text:style-name="P8">2</text:p>
        </draw:connector>
        <draw:connector draw:style-name="gr60" draw:text-style-name="P11" draw:layer="layout" draw:type="line" svg:x1="14.197cm" svg:y1="13.351cm" svg:x2="17.437cm" svg:y2="13.351cm" draw:start-shape="id142" draw:start-glue-point="10" draw:end-shape="id143" draw:end-glue-point="6" svg:d="M14197 13351h3240" svg:viewBox="0 0 3241 1">
          <text:p text:style-name="P8">2</text:p>
        </draw:connector>
        <draw:connector draw:style-name="gr50" draw:text-style-name="P11" draw:layer="layout" draw:type="line" svg:x1="13.335cm" svg:y1="10.192cm" svg:x2="13.334cm" svg:y2="12.7cm" draw:start-shape="id141" draw:end-shape="id142" draw:end-glue-point="4" svg:d="M13335 10192l-1 2508" svg:viewBox="0 0 2 2509">
          <text:p text:style-name="P8">6</text:p>
        </draw:connector>
        <draw:connector draw:style-name="gr51" draw:text-style-name="P11" draw:layer="layout" draw:type="line" svg:x1="13.945cm" svg:y1="6.192cm" svg:x2="17.69cm" svg:y2="12.89cm" draw:start-shape="id138" draw:start-glue-point="9" draw:end-shape="id143" draw:end-glue-point="5" svg:d="M13945 6192l3745 6698" svg:viewBox="0 0 3746 6699">
          <text:p text:style-name="P8">4</text:p>
        </draw:connector>
        <draw:connector draw:style-name="gr50" draw:text-style-name="P11" draw:layer="layout" draw:type="line" svg:x1="18.301cm" svg:y1="6.382cm" svg:x2="18.301cm" svg:y2="12.7cm" draw:start-shape="id139" draw:start-glue-point="8" draw:end-shape="id143" draw:end-glue-point="4" svg:d="M18301 6382v6318" svg:viewBox="0 0 1 6319">
          <text:p text:style-name="P8">14</text:p>
        </draw:connector>
        <draw:connector draw:style-name="gr52" draw:text-style-name="P11" draw:layer="layout" draw:type="line" svg:x1="18.911cm" svg:y1="6.192cm" svg:x2="22.656cm" svg:y2="9.08cm" draw:start-shape="id139" draw:start-glue-point="9" draw:end-shape="id144" draw:end-glue-point="5" svg:d="M18911 6192l3745 2888" svg:viewBox="0 0 3746 2889">
          <text:p text:style-name="P8">10</text:p>
        </draw:connector>
        <draw:connector draw:style-name="gr62" draw:text-style-name="P11" draw:layer="layout" draw:type="line" svg:x1="18.911cm" svg:y1="12.89cm" svg:x2="22.656cm" svg:y2="10.002cm" draw:start-shape="id143" draw:start-glue-point="11" draw:end-shape="id144" draw:end-glue-point="7" svg:d="M18911 12890l3745-2888" svg:viewBox="0 0 3746 2889">
          <text:p text:style-name="P8">10</text:p>
        </draw:connector>
        <draw:connector draw:style-name="gr58" draw:text-style-name="P11" draw:layer="layout" draw:type="line" svg:x1="4.014cm" svg:y1="10.002cm" svg:x2="7.759cm" svg:y2="12.89cm" draw:start-shape="id136" draw:start-glue-point="9" draw:end-shape="id140" draw:end-glue-point="5" svg:d="M4014 10002l3745 2888" svg:viewBox="0 0 3746 2889">
          <text:p text:style-name="P8">8</text:p>
        </draw:connector>
        <presentation:notes draw:style-name="dp2">
          <draw:page-thumbnail draw:style-name="gr1" draw:layer="layout" svg:width="17cm" svg:height="9.56cm" svg:x="2cm" svg:y="2.5cm" draw:page-number="28" presentation:class="page"/>
          <draw:frame presentation:style-name="pr6" draw:text-style-name="P1" draw:layer="layout" svg:width="17cm" svg:height="14cm" svg:x="2cm" svg:y="13cm" presentation:class="notes" presentation:placeholder="true">
            <draw:text-box/>
          </draw:frame>
        </presentation:notes>
      </draw:page>
      <draw:page draw:name="page29"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presentation:user-transformed="true">
          <draw:text-box>
            <text:p>A* Performance</text:p>
          </draw:text-box>
        </draw:frame>
        <draw:frame presentation:style-name="pr8" draw:layer="layout" svg:width="25.2cm" svg:height="9.852cm" svg:x="1.4cm" svg:y="4.318cm" presentation:class="outline">
          <draw:text-box>
            <text:list text:style-name="L2">
              <text:list-item>
                <text:p><text:span text:style-name="T12">The performance of A* depends greatly on the heuristic estimates of the distance from each node to the ending node.</text:span></text:p>
              </text:list-item>
              <text:list-item>
                <text:p><text:span text:style-name="T12">If the heuristic overestimates the actual path length or cost from any node to the ending node, A* is not guaranteed to find the shortest path. This is called an </text:span><text:span text:style-name="T37">inadmissible</text:span><text:span text:style-name="T12"> heuristic. (An </text:span><text:span text:style-name="T37">admissible</text:span><text:span text:style-name="T12"> heuristic is one that never overestimates the path length or cost.) </text:span></text:p>
              </text:list-item>
              <text:list-item>
                <text:p><text:span text:style-name="T12">If the heuristic gives an estimate of 0 for the path length from any node to the ending node (this is an admissible heuristic, but not informative), the A* search algorithm reduces to Dijkstra’s algorithm.</text:span></text:p>
              </text:list-item>
              <text:list-item>
                <text:p><text:span text:style-name="T12">If the heuristic gives the actual correct path length, then A* will find the shortest path without adding any unused nodes to the tree.</text:span></text:p>
              </text:list-item>
            </text:list>
          </draw:text-box>
        </draw:frame>
        <presentation:notes draw:style-name="dp2">
          <draw:page-thumbnail draw:style-name="gr1" draw:layer="layout" svg:width="17cm" svg:height="9.56cm" svg:x="2cm" svg:y="2.5cm" draw:page-number="29" presentation:class="page"/>
          <draw:frame presentation:style-name="pr6" draw:text-style-name="P15" draw:layer="layout" svg:width="17cm" svg:height="14cm" svg:x="2cm" svg:y="13cm" presentation:class="notes" presentation:placeholder="true">
            <draw:text-box/>
          </draw:frame>
        </presentation:notes>
      </draw:page>
      <draw:page draw:name="page30"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Applications</text:p>
          </draw:text-box>
        </draw:frame>
        <draw:frame presentation:style-name="pr8" draw:layer="layout" svg:width="25.2cm" svg:height="9.852cm" svg:x="1.4cm" svg:y="4.318cm" presentation:class="outline">
          <draw:text-box>
            <text:list text:style-name="L2">
              <text:list-item>
                <text:p><text:span text:style-name="T12">Route planning &amp; travel time estimation (e.g. Google Maps).</text:span></text:p>
              </text:list-item>
              <text:list-item>
                <text:p><text:span text:style-name="T38">Internet routing via </text:span><text:span text:style-name="T37">Open Shortest Path First</text:span><text:span text:style-name="T38"> (OSPF).</text:span></text:p>
              </text:list-item>
              <text:list-item>
                <text:p><text:span text:style-name="T12">Puzzle solutions, where each state of the puzzle can be represented as a node on a graph, directly reachable via moves from adjacent states (e.g. sliding tiles, Rubik’s cube).</text:span></text:p>
              </text:list-item>
              <text:list-item>
                <text:p><text:span text:style-name="T12">Protein sequencing.</text:span></text:p>
              </text:list-item>
              <text:list-item>
                <text:p><text:span text:style-name="T12">… </text:span></text:p>
              </text:list-item>
            </text:list>
          </draw:text-box>
        </draw:frame>
        <presentation:notes draw:style-name="dp2">
          <draw:page-thumbnail draw:style-name="gr1" draw:layer="layout" svg:width="17cm" svg:height="9.56cm" svg:x="2cm" svg:y="2.5cm" draw:page-number="30" presentation:class="page"/>
          <draw:frame presentation:style-name="pr6" draw:text-style-name="P15" draw:layer="layout" svg:width="17cm" svg:height="14cm" svg:x="2cm" svg:y="13cm" presentation:class="notes" presentation:placeholder="true">
            <draw:text-box/>
          </draw:frame>
        </presentation:notes>
      </draw:page>
      <draw:page draw:name="page31" draw:style-name="dp3" draw:master-page-name="BrightBlue" presentation:presentation-page-layout-name="AL2T1" presentation:use-footer-name="ftr2" presentation:use-date-time-name="dtd1">
        <office:forms form:automatic-focus="false" form:apply-design-mode="false"/>
        <draw:frame presentation:style-name="pr4" draw:layer="layout" svg:width="19.5cm" svg:height="2.6cm" svg:x="1.4cm" svg:y="0.6cm" presentation:class="title">
          <draw:text-box>
            <text:p>Dijkstra’s Algorithm vs. A* (et al)</text:p>
          </draw:text-box>
        </draw:frame>
        <draw:frame presentation:style-name="pr8" draw:layer="layout" svg:width="25.2cm" svg:height="9.852cm" svg:x="1.4cm" svg:y="4.318cm" presentation:class="outline">
          <draw:text-box>
            <text:list text:style-name="L2">
              <text:list-item>
                <text:p><text:span text:style-name="T12">As noted previously, A* can outperform Dijkstra’s algorithm, as long as the heuristic estimate of distance from each intermediate node to the terminal node is both admissible and informative.</text:span></text:p>
              </text:list-item>
              <text:list-item>
                <text:p><text:span text:style-name="T12">A* is not well suited to finding the shortest paths from a given starting node to </text:span><text:span text:style-name="T37">all</text:span><text:span text:style-name="T12"> other nodes; this is easily done with Dijkstra’s algorithm (or Bellman-Ford, for graphs with negative weights).</text:span></text:p>
              </text:list-item>
              <text:list-item>
                <text:p><text:span text:style-name="T12">For an unweighted graph—i.e. one where each “hop” has a uniform cost—Dijkstra’s algorithm becomes, essentially, the simpler breadth-first search (BFS).</text:span></text:p>
              </text:list-item>
            </text:list>
          </draw:text-box>
        </draw:frame>
        <presentation:notes draw:style-name="dp2">
          <draw:page-thumbnail draw:style-name="gr1" draw:layer="layout" svg:width="17cm" svg:height="9.56cm" svg:x="2cm" svg:y="2.5cm" draw:page-number="31"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03cm" fo:margin-bottom="0.406cm" fo:text-indent="0cm"/>
      <style:text-properties style:use-window-font-color="true"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06cm" fo:text-indent="0cm"/>
      <style:text-properties fo:font-size="22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703000001178BC59915540C70C1.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852cm" svg:x="1.4cm" svg:y="4.31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3T10:38:56.094000000</meta:creation-date>
    <meta:editing-duration>PT4H43M28S</meta:editing-duration>
    <meta:editing-cycles>20</meta:editing-cycles>
    <meta:generator>LibreOffice/6.1.3.2$Windows_X86_64 LibreOffice_project/86daf60bf00efa86ad547e59e09d6bb77c699acb</meta:generator>
    <dc:title>Introduction to Dynamic Programming</dc:title>
    <dc:date>2018-11-30T13:18:37.411000000</dc:date>
    <meta:keyword>dijkstra</meta:keyword>
    <meta:keyword>a*</meta:keyword>
    <meta:keyword>bellman</meta:keyword>
    <meta:keyword>ford</meta:keyword>
    <meta:keyword>dynamic</meta:keyword>
    <dc:subject>Dynamic programming</dc:subject>
    <meta:document-statistic meta:object-count="502"/>
  </office:meta>
</office:document-meta>
</file>